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1.1075in"/>
    </style:style>
    <style:style style:name="co10" style:family="table-column">
      <style:table-column-properties fo:break-before="auto" style:column-width="1.4827in"/>
    </style:style>
    <style:style style:name="co11" style:family="table-column">
      <style:table-column-properties fo:break-before="auto" style:column-width="0.5717in"/>
    </style:style>
    <style:style style:name="co12" style:family="table-column">
      <style:table-column-properties fo:break-before="auto" style:column-width="1.3543in"/>
    </style:style>
    <style:style style:name="co13" style:family="table-column">
      <style:table-column-properties fo:break-before="auto" style:column-width="1.6972in"/>
    </style:style>
    <style:style style:name="co14" style:family="table-column">
      <style:table-column-properties fo:break-before="auto" style:column-width="0.1957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5354in"/>
    </style:style>
    <style:style style:name="co17" style:family="table-column">
      <style:table-column-properties fo:break-before="auto" style:column-width="2.540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3862in"/>
    </style:style>
    <style:style style:name="co20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rosbagTimestamp</text:p>
          </table:table-cell>
          <table:table-cell office:value-type="string" calcext:value-type="string">
            <text:p>seq</text:p>
          </table:table-cell>
          <table:table-cell office:value-type="string" calcext:value-type="string">
            <text:p>secs</text:p>
          </table:table-cell>
          <table:table-cell office:value-type="string" calcext:value-type="string">
            <text:p>nsecs</text:p>
          </table:table-cell>
          <table:table-cell office:value-type="string" calcext:value-type="string">
            <text:p>frame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altitude</text:p>
          </table:table-cell>
          <table:table-cell office:value-type="string" calcext:value-type="string">
            <text:p>position_covariance</text:p>
          </table:table-cell>
          <table:table-cell office:value-type="string" calcext:value-type="string">
            <text:p>position_covariance_type</text:p>
          </table:table-cell>
          <table:table-cell table:number-columns-repeated="8"/>
        </table:table-row>
        <table:table-row table:style-name="ro1">
          <table:table-cell office:value-type="float" office:value="1.49273015749448E+018" calcext:value-type="float">
            <text:p>1492730157494480000</text:p>
          </table:table-cell>
          <table:table-cell office:value-type="float" office:value="1" calcext:value-type="float">
            <text:p>1</text:p>
          </table:table-cell>
          <table:table-cell office:value-type="float" office:value="1492730157" calcext:value-type="float">
            <text:p>1492730157</text:p>
          </table:table-cell>
          <table:table-cell office:value-type="float" office:value="493995904" calcext:value-type="float">
            <text:p>493995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" calcext:value-type="float">
            <text:p>41.390703395</text:p>
          </table:table-cell>
          <table:table-cell office:value-type="float" office:value="-73.9532159737" calcext:value-type="float">
            <text:p>-73.9532159737</text:p>
          </table:table-cell>
          <table:table-cell/>
          <table:table-cell office:value-type="float" office:value="5.3395" calcext:value-type="float">
            <text:p>5.3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849554E+018" calcext:value-type="float">
            <text:p>1492730158495540000</text:p>
          </table:table-cell>
          <table:table-cell office:value-type="float" office:value="2" calcext:value-type="float">
            <text:p>2</text:p>
          </table:table-cell>
          <table:table-cell office:value-type="float" office:value="1492730158" calcext:value-type="float">
            <text:p>1492730158</text:p>
          </table:table-cell>
          <table:table-cell office:value-type="float" office:value="495263099" calcext:value-type="float">
            <text:p>4952630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377" calcext:value-type="float">
            <text:p>41.3907032377</text:p>
          </table:table-cell>
          <table:table-cell office:value-type="float" office:value="-73.9532159858" calcext:value-type="float">
            <text:p>-73.9532159858</text:p>
          </table:table-cell>
          <table:table-cell table:formula="of:=SQRT(POWER(([.H2]-[.H3]);2)+POWER(([.I2]-[.I3]);2))" office:value-type="float" office:value="0.000000157764698997782" calcext:value-type="float">
            <text:p>0.000000158</text:p>
          </table:table-cell>
          <table:table-cell office:value-type="float" office:value="5.3546" calcext:value-type="float">
            <text:p>5.35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5949449E+018" calcext:value-type="float">
            <text:p>1492730159494490000</text:p>
          </table:table-cell>
          <table:table-cell office:value-type="float" office:value="3" calcext:value-type="float">
            <text:p>3</text:p>
          </table:table-cell>
          <table:table-cell office:value-type="float" office:value="1492730159" calcext:value-type="float">
            <text:p>1492730159</text:p>
          </table:table-cell>
          <table:table-cell office:value-type="float" office:value="494218111" calcext:value-type="float">
            <text:p>4942181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989" calcext:value-type="float">
            <text:p>41.3907030989</text:p>
          </table:table-cell>
          <table:table-cell office:value-type="float" office:value="-73.9532159812" calcext:value-type="float">
            <text:p>-73.9532159812</text:p>
          </table:table-cell>
          <table:table-cell table:formula="of:=SQRT(POWER(([.H3]-[.H4]);2)+POWER(([.I3]-[.I4]);2))" office:value-type="float" office:value="0.000000138876208136633" calcext:value-type="float">
            <text:p>0.000000139</text:p>
          </table:table-cell>
          <table:table-cell office:value-type="float" office:value="5.3825" calcext:value-type="float">
            <text:p>5.38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049457E+018" calcext:value-type="float">
            <text:p>1492730160494570000</text:p>
          </table:table-cell>
          <table:table-cell office:value-type="float" office:value="4" calcext:value-type="float">
            <text:p>4</text:p>
          </table:table-cell>
          <table:table-cell office:value-type="float" office:value="1492730160" calcext:value-type="float">
            <text:p>1492730160</text:p>
          </table:table-cell>
          <table:table-cell office:value-type="float" office:value="494369029" calcext:value-type="float">
            <text:p>49436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0561" calcext:value-type="float">
            <text:p>41.3907030561</text:p>
          </table:table-cell>
          <table:table-cell office:value-type="float" office:value="-73.9532158508" calcext:value-type="float">
            <text:p>-73.9532158508</text:p>
          </table:table-cell>
          <table:table-cell table:formula="of:=SQRT(POWER(([.H4]-[.H5]);2)+POWER(([.I4]-[.I5]);2))" office:value-type="float" office:value="0.000000137244303352015" calcext:value-type="float">
            <text:p>0.000000137</text:p>
          </table:table-cell>
          <table:table-cell office:value-type="float" office:value="5.3885" calcext:value-type="float">
            <text:p>5.388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149266E+018" calcext:value-type="float">
            <text:p>1492730161492660000</text:p>
          </table:table-cell>
          <table:table-cell office:value-type="float" office:value="5" calcext:value-type="float">
            <text:p>5</text:p>
          </table:table-cell>
          <table:table-cell office:value-type="float" office:value="1492730161" calcext:value-type="float">
            <text:p>1492730161</text:p>
          </table:table-cell>
          <table:table-cell office:value-type="float" office:value="492388010" calcext:value-type="float">
            <text:p>4923880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formula="of:=SQRT(POWER(([.H5]-[.H6]);2)+POWER(([.I5]-[.I6]);2))" office:value-type="float" office:value="0.000000173509221722187" calcext:value-type="float">
            <text:p>0.000000174</text:p>
          </table:table-cell>
          <table:table-cell office:value-type="float" office:value="5.3753" calcext:value-type="float">
            <text:p>5.37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249385E+018" calcext:value-type="float">
            <text:p>1492730162493850000</text:p>
          </table:table-cell>
          <table:table-cell office:value-type="float" office:value="6" calcext:value-type="float">
            <text:p>6</text:p>
          </table:table-cell>
          <table:table-cell office:value-type="float" office:value="1492730162" calcext:value-type="float">
            <text:p>1492730162</text:p>
          </table:table-cell>
          <table:table-cell office:value-type="float" office:value="493438005" calcext:value-type="float">
            <text:p>49343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87" calcext:value-type="float">
            <text:p>41.3907033787</text:p>
          </table:table-cell>
          <table:table-cell office:value-type="float" office:value="-73.9532158637" calcext:value-type="float">
            <text:p>-73.9532158637</text:p>
          </table:table-cell>
          <table:table-cell table:formula="of:=SQRT(POWER(([.H6]-[.H7]);2)+POWER(([.I6]-[.I7]);2))" office:value-type="float" office:value="0.000000158884233443917" calcext:value-type="float">
            <text:p>0.000000159</text:p>
          </table:table-cell>
          <table:table-cell office:value-type="float" office:value="5.3508" calcext:value-type="float">
            <text:p>5.35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349546E+018" calcext:value-type="float">
            <text:p>1492730163495460000</text:p>
          </table:table-cell>
          <table:table-cell office:value-type="float" office:value="7" calcext:value-type="float">
            <text:p>7</text:p>
          </table:table-cell>
          <table:table-cell office:value-type="float" office:value="1492730163" calcext:value-type="float">
            <text:p>1492730163</text:p>
          </table:table-cell>
          <table:table-cell office:value-type="float" office:value="495074987" calcext:value-type="float">
            <text:p>4950749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954" calcext:value-type="float">
            <text:p>41.3907033954</text:p>
          </table:table-cell>
          <table:table-cell office:value-type="float" office:value="-73.953215846" calcext:value-type="float">
            <text:p>-73.953215846</text:p>
          </table:table-cell>
          <table:table-cell table:formula="of:=SQRT(POWER(([.H7]-[.H8]);2)+POWER(([.I7]-[.I8]);2))" office:value-type="float" office:value="0.0000000243347405674062" calcext:value-type="float">
            <text:p>0.000000024</text:p>
          </table:table-cell>
          <table:table-cell office:value-type="float" office:value="5.3323" calcext:value-type="float">
            <text:p>5.33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449579E+018" calcext:value-type="float">
            <text:p>1492730164495790000</text:p>
          </table:table-cell>
          <table:table-cell office:value-type="float" office:value="8" calcext:value-type="float">
            <text:p>8</text:p>
          </table:table-cell>
          <table:table-cell office:value-type="float" office:value="1492730164" calcext:value-type="float">
            <text:p>1492730164</text:p>
          </table:table-cell>
          <table:table-cell office:value-type="float" office:value="495399951" calcext:value-type="float">
            <text:p>495399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3703" calcext:value-type="float">
            <text:p>41.3907033703</text:p>
          </table:table-cell>
          <table:table-cell office:value-type="float" office:value="-73.953215794" calcext:value-type="float">
            <text:p>-73.953215794</text:p>
          </table:table-cell>
          <table:table-cell table:formula="of:=SQRT(POWER(([.H8]-[.H9]);2)+POWER(([.I8]-[.I9]);2))" office:value-type="float" office:value="0.0000000577408907321437" calcext:value-type="float">
            <text:p>0.000000058</text:p>
          </table:table-cell>
          <table:table-cell office:value-type="float" office:value="5.3094" calcext:value-type="float">
            <text:p>5.3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549488E+018" calcext:value-type="float">
            <text:p>1492730165494880000</text:p>
          </table:table-cell>
          <table:table-cell office:value-type="float" office:value="9" calcext:value-type="float">
            <text:p>9</text:p>
          </table:table-cell>
          <table:table-cell office:value-type="float" office:value="1492730165" calcext:value-type="float">
            <text:p>1492730165</text:p>
          </table:table-cell>
          <table:table-cell office:value-type="float" office:value="494605064" calcext:value-type="float">
            <text:p>494605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2096" calcext:value-type="float">
            <text:p>41.3907032096</text:p>
          </table:table-cell>
          <table:table-cell office:value-type="float" office:value="-73.9532157343" calcext:value-type="float">
            <text:p>-73.9532157343</text:p>
          </table:table-cell>
          <table:table-cell table:formula="of:=SQRT(POWER(([.H9]-[.H10]);2)+POWER(([.I9]-[.I10]);2))" office:value-type="float" office:value="0.000000171430981366693" calcext:value-type="float">
            <text:p>0.000000171</text:p>
          </table:table-cell>
          <table:table-cell office:value-type="float" office:value="5.3522" calcext:value-type="float">
            <text:p>5.35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649369E+018" calcext:value-type="float">
            <text:p>1492730166493690000</text:p>
          </table:table-cell>
          <table:table-cell office:value-type="float" office:value="10" calcext:value-type="float">
            <text:p>10</text:p>
          </table:table-cell>
          <table:table-cell office:value-type="float" office:value="1492730166" calcext:value-type="float">
            <text:p>1492730166</text:p>
          </table:table-cell>
          <table:table-cell office:value-type="float" office:value="493455886" calcext:value-type="float">
            <text:p>493455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894" calcext:value-type="float">
            <text:p>41.3907008894</text:p>
          </table:table-cell>
          <table:table-cell office:value-type="float" office:value="-73.9532158682" calcext:value-type="float">
            <text:p>-73.9532158682</text:p>
          </table:table-cell>
          <table:table-cell table:formula="of:=SQRT(POWER(([.H10]-[.H11]);2)+POWER(([.I10]-[.I11]);2))" office:value-type="float" office:value="0.00000232406050581624" calcext:value-type="float">
            <text:p>0.000002324</text:p>
          </table:table-cell>
          <table:table-cell office:value-type="float" office:value="5.5058" calcext:value-type="float">
            <text:p>5.50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749397E+018" calcext:value-type="float">
            <text:p>1492730167493970000</text:p>
          </table:table-cell>
          <table:table-cell office:value-type="float" office:value="11" calcext:value-type="float">
            <text:p>11</text:p>
          </table:table-cell>
          <table:table-cell office:value-type="float" office:value="1492730167" calcext:value-type="float">
            <text:p>1492730167</text:p>
          </table:table-cell>
          <table:table-cell office:value-type="float" office:value="493727922" calcext:value-type="float">
            <text:p>49372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877" calcext:value-type="float">
            <text:p>41.3907007877</text:p>
          </table:table-cell>
          <table:table-cell office:value-type="float" office:value="-73.9532159077" calcext:value-type="float">
            <text:p>-73.9532159077</text:p>
          </table:table-cell>
          <table:table-cell table:formula="of:=SQRT(POWER(([.H11]-[.H12]);2)+POWER(([.I11]-[.I12]);2))" office:value-type="float" office:value="0.00000010910151320741" calcext:value-type="float">
            <text:p>0.000000109</text:p>
          </table:table-cell>
          <table:table-cell office:value-type="float" office:value="5.5083" calcext:value-type="float">
            <text:p>5.508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849396E+018" calcext:value-type="float">
            <text:p>1492730168493960000</text:p>
          </table:table-cell>
          <table:table-cell office:value-type="float" office:value="12" calcext:value-type="float">
            <text:p>12</text:p>
          </table:table-cell>
          <table:table-cell office:value-type="float" office:value="1492730168" calcext:value-type="float">
            <text:p>1492730168</text:p>
          </table:table-cell>
          <table:table-cell office:value-type="float" office:value="493539094" calcext:value-type="float">
            <text:p>493539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5917" calcext:value-type="float">
            <text:p>41.3907005917</text:p>
          </table:table-cell>
          <table:table-cell office:value-type="float" office:value="-73.9532159185" calcext:value-type="float">
            <text:p>-73.9532159185</text:p>
          </table:table-cell>
          <table:table-cell table:formula="of:=SQRT(POWER(([.H12]-[.H13]);2)+POWER(([.I12]-[.I13]);2))" office:value-type="float" office:value="0.00000019629732085259" calcext:value-type="float">
            <text:p>0.000000196</text:p>
          </table:table-cell>
          <table:table-cell office:value-type="float" office:value="5.5173" calcext:value-type="float">
            <text:p>5.5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6949596E+018" calcext:value-type="float">
            <text:p>1492730169495960000</text:p>
          </table:table-cell>
          <table:table-cell office:value-type="float" office:value="13" calcext:value-type="float">
            <text:p>13</text:p>
          </table:table-cell>
          <table:table-cell office:value-type="float" office:value="1492730169" calcext:value-type="float">
            <text:p>1492730169</text:p>
          </table:table-cell>
          <table:table-cell office:value-type="float" office:value="495601892" calcext:value-type="float">
            <text:p>4956018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6186" calcext:value-type="float">
            <text:p>41.3907006186</text:p>
          </table:table-cell>
          <table:table-cell office:value-type="float" office:value="-73.9532159749" calcext:value-type="float">
            <text:p>-73.9532159749</text:p>
          </table:table-cell>
          <table:table-cell table:formula="of:=SQRT(POWER(([.H13]-[.H14]);2)+POWER(([.I13]-[.I14]);2))" office:value-type="float" office:value="0.0000000624865550173392" calcext:value-type="float">
            <text:p>0.000000062</text:p>
          </table:table-cell>
          <table:table-cell office:value-type="float" office:value="5.5112" calcext:value-type="float">
            <text:p>5.51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049433E+018" calcext:value-type="float">
            <text:p>1492730170494330000</text:p>
          </table:table-cell>
          <table:table-cell office:value-type="float" office:value="14" calcext:value-type="float">
            <text:p>14</text:p>
          </table:table-cell>
          <table:table-cell office:value-type="float" office:value="1492730170" calcext:value-type="float">
            <text:p>1492730170</text:p>
          </table:table-cell>
          <table:table-cell office:value-type="float" office:value="493928909" calcext:value-type="float">
            <text:p>49392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42" calcext:value-type="float">
            <text:p>41.390700742</text:p>
          </table:table-cell>
          <table:table-cell office:value-type="float" office:value="-73.953215979" calcext:value-type="float">
            <text:p>-73.953215979</text:p>
          </table:table-cell>
          <table:table-cell table:formula="of:=SQRT(POWER(([.H14]-[.H15]);2)+POWER(([.I14]-[.I15]);2))" office:value-type="float" office:value="0.000000123468092666837" calcext:value-type="float">
            <text:p>0.000000123</text:p>
          </table:table-cell>
          <table:table-cell office:value-type="float" office:value="5.5012" calcext:value-type="float">
            <text:p>5.501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149353E+018" calcext:value-type="float">
            <text:p>1492730171493530000</text:p>
          </table:table-cell>
          <table:table-cell office:value-type="float" office:value="15" calcext:value-type="float">
            <text:p>15</text:p>
          </table:table-cell>
          <table:table-cell office:value-type="float" office:value="1492730171" calcext:value-type="float">
            <text:p>1492730171</text:p>
          </table:table-cell>
          <table:table-cell office:value-type="float" office:value="493212938" calcext:value-type="float">
            <text:p>493212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231" calcext:value-type="float">
            <text:p>41.3907008231</text:p>
          </table:table-cell>
          <table:table-cell office:value-type="float" office:value="-73.9532159962" calcext:value-type="float">
            <text:p>-73.9532159962</text:p>
          </table:table-cell>
          <table:table-cell table:formula="of:=SQRT(POWER(([.H15]-[.H16]);2)+POWER(([.I15]-[.I16]);2))" office:value-type="float" office:value="0.0000000829038566793207" calcext:value-type="float">
            <text:p>0.000000083</text:p>
          </table:table-cell>
          <table:table-cell office:value-type="float" office:value="5.4618" calcext:value-type="float">
            <text:p>5.46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249365E+018" calcext:value-type="float">
            <text:p>1492730172493650000</text:p>
          </table:table-cell>
          <table:table-cell office:value-type="float" office:value="16" calcext:value-type="float">
            <text:p>16</text:p>
          </table:table-cell>
          <table:table-cell office:value-type="float" office:value="1492730172" calcext:value-type="float">
            <text:p>1492730172</text:p>
          </table:table-cell>
          <table:table-cell office:value-type="float" office:value="493318080" calcext:value-type="float">
            <text:p>4933180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733" calcext:value-type="float">
            <text:p>41.3907007733</text:p>
          </table:table-cell>
          <table:table-cell office:value-type="float" office:value="-73.9532160432" calcext:value-type="float">
            <text:p>-73.9532160432</text:p>
          </table:table-cell>
          <table:table-cell table:formula="of:=SQRT(POWER(([.H16]-[.H17]);2)+POWER(([.I16]-[.I17]);2))" office:value-type="float" office:value="0.0000000684765659780078" calcext:value-type="float">
            <text:p>0.000000068</text:p>
          </table:table-cell>
          <table:table-cell office:value-type="float" office:value="5.4543" calcext:value-type="float">
            <text:p>5.45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349435E+018" calcext:value-type="float">
            <text:p>1492730173494350000</text:p>
          </table:table-cell>
          <table:table-cell office:value-type="float" office:value="17" calcext:value-type="float">
            <text:p>17</text:p>
          </table:table-cell>
          <table:table-cell office:value-type="float" office:value="1492730173" calcext:value-type="float">
            <text:p>1492730173</text:p>
          </table:table-cell>
          <table:table-cell office:value-type="float" office:value="493652105" calcext:value-type="float">
            <text:p>4936521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8157" calcext:value-type="float">
            <text:p>41.3907008157</text:p>
          </table:table-cell>
          <table:table-cell office:value-type="float" office:value="-73.9532160086" calcext:value-type="float">
            <text:p>-73.9532160086</text:p>
          </table:table-cell>
          <table:table-cell table:formula="of:=SQRT(POWER(([.H17]-[.H18]);2)+POWER(([.I17]-[.I18]);2))" office:value-type="float" office:value="0.0000000547258690332956" calcext:value-type="float">
            <text:p>0.000000055</text:p>
          </table:table-cell>
          <table:table-cell office:value-type="float" office:value="5.4413" calcext:value-type="float">
            <text:p>5.4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449178E+018" calcext:value-type="float">
            <text:p>1492730174491780000</text:p>
          </table:table-cell>
          <table:table-cell office:value-type="float" office:value="18" calcext:value-type="float">
            <text:p>18</text:p>
          </table:table-cell>
          <table:table-cell office:value-type="float" office:value="1492730174" calcext:value-type="float">
            <text:p>1492730174</text:p>
          </table:table-cell>
          <table:table-cell office:value-type="float" office:value="491509914" calcext:value-type="float">
            <text:p>4915099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07269" calcext:value-type="float">
            <text:p>41.3907007269</text:p>
          </table:table-cell>
          <table:table-cell office:value-type="float" office:value="-73.9532159732" calcext:value-type="float">
            <text:p>-73.9532159732</text:p>
          </table:table-cell>
          <table:table-cell table:formula="of:=SQRT(POWER(([.H18]-[.H19]);2)+POWER(([.I18]-[.I19]);2))" office:value-type="float" office:value="0.0000000955960223845223" calcext:value-type="float">
            <text:p>0.000000096</text:p>
          </table:table-cell>
          <table:table-cell office:value-type="float" office:value="5.4548" calcext:value-type="float">
            <text:p>5.45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549148E+018" calcext:value-type="float">
            <text:p>1492730175491480000</text:p>
          </table:table-cell>
          <table:table-cell office:value-type="float" office:value="19" calcext:value-type="float">
            <text:p>19</text:p>
          </table:table-cell>
          <table:table-cell office:value-type="float" office:value="1492730175" calcext:value-type="float">
            <text:p>1492730175</text:p>
          </table:table-cell>
          <table:table-cell office:value-type="float" office:value="491281032" calcext:value-type="float">
            <text:p>491281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13502" calcext:value-type="float">
            <text:p>41.3907013502</text:p>
          </table:table-cell>
          <table:table-cell office:value-type="float" office:value="-73.9532153178" calcext:value-type="float">
            <text:p>-73.9532153178</text:p>
          </table:table-cell>
          <table:table-cell table:formula="of:=SQRT(POWER(([.H19]-[.H20]);2)+POWER(([.I19]-[.I20]);2))" office:value-type="float" office:value="0.000000904462297098008" calcext:value-type="float">
            <text:p>0.000000904</text:p>
          </table:table-cell>
          <table:table-cell office:value-type="float" office:value="5.4728" calcext:value-type="float">
            <text:p>5.4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64946E+018" calcext:value-type="float">
            <text:p>1492730176494600000</text:p>
          </table:table-cell>
          <table:table-cell office:value-type="float" office:value="20" calcext:value-type="float">
            <text:p>20</text:p>
          </table:table-cell>
          <table:table-cell office:value-type="float" office:value="1492730176" calcext:value-type="float">
            <text:p>1492730176</text:p>
          </table:table-cell>
          <table:table-cell office:value-type="float" office:value="494354963" calcext:value-type="float">
            <text:p>4943549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42776" calcext:value-type="float">
            <text:p>41.3907042776</text:p>
          </table:table-cell>
          <table:table-cell office:value-type="float" office:value="-73.9532130649" calcext:value-type="float">
            <text:p>-73.9532130649</text:p>
          </table:table-cell>
          <table:table-cell table:formula="of:=SQRT(POWER(([.H20]-[.H21]);2)+POWER(([.I20]-[.I21]);2))" office:value-type="float" office:value="0.00000369394493867889" calcext:value-type="float">
            <text:p>0.000003694</text:p>
          </table:table-cell>
          <table:table-cell office:value-type="float" office:value="5.5124" calcext:value-type="float">
            <text:p>5.51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749437E+018" calcext:value-type="float">
            <text:p>1492730177494370000</text:p>
          </table:table-cell>
          <table:table-cell office:value-type="float" office:value="21" calcext:value-type="float">
            <text:p>21</text:p>
          </table:table-cell>
          <table:table-cell office:value-type="float" office:value="1492730177" calcext:value-type="float">
            <text:p>1492730177</text:p>
          </table:table-cell>
          <table:table-cell office:value-type="float" office:value="493917942" calcext:value-type="float">
            <text:p>493917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83329" calcext:value-type="float">
            <text:p>41.3907083329</text:p>
          </table:table-cell>
          <table:table-cell office:value-type="float" office:value="-73.9532109593" calcext:value-type="float">
            <text:p>-73.9532109593</text:p>
          </table:table-cell>
          <table:table-cell table:formula="of:=SQRT(POWER(([.H21]-[.H22]);2)+POWER(([.I21]-[.I22]);2))" office:value-type="float" office:value="0.00000456935547261743" calcext:value-type="float">
            <text:p>0.000004569</text:p>
          </table:table-cell>
          <table:table-cell office:value-type="float" office:value="5.4853" calcext:value-type="float">
            <text:p>5.48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84939E+018" calcext:value-type="float">
            <text:p>1492730178493900000</text:p>
          </table:table-cell>
          <table:table-cell office:value-type="float" office:value="22" calcext:value-type="float">
            <text:p>22</text:p>
          </table:table-cell>
          <table:table-cell office:value-type="float" office:value="1492730178" calcext:value-type="float">
            <text:p>1492730178</text:p>
          </table:table-cell>
          <table:table-cell office:value-type="float" office:value="493593931" calcext:value-type="float">
            <text:p>493593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39061" calcext:value-type="float">
            <text:p>41.3907139061</text:p>
          </table:table-cell>
          <table:table-cell office:value-type="float" office:value="-73.9532079254" calcext:value-type="float">
            <text:p>-73.9532079254</text:p>
          </table:table-cell>
          <table:table-cell table:formula="of:=SQRT(POWER(([.H22]-[.H23]);2)+POWER(([.I22]-[.I23]);2))" office:value-type="float" office:value="0.00000634547929200975" calcext:value-type="float">
            <text:p>0.000006345</text:p>
          </table:table-cell>
          <table:table-cell office:value-type="float" office:value="5.5071" calcext:value-type="float">
            <text:p>5.50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7949404E+018" calcext:value-type="float">
            <text:p>1492730179494040000</text:p>
          </table:table-cell>
          <table:table-cell office:value-type="float" office:value="23" calcext:value-type="float">
            <text:p>23</text:p>
          </table:table-cell>
          <table:table-cell office:value-type="float" office:value="1492730179" calcext:value-type="float">
            <text:p>1492730179</text:p>
          </table:table-cell>
          <table:table-cell office:value-type="float" office:value="493577003" calcext:value-type="float">
            <text:p>493577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04126" calcext:value-type="float">
            <text:p>41.3907204126</text:p>
          </table:table-cell>
          <table:table-cell office:value-type="float" office:value="-73.953204827" calcext:value-type="float">
            <text:p>-73.953204827</text:p>
          </table:table-cell>
          <table:table-cell table:formula="of:=SQRT(POWER(([.H23]-[.H24]);2)+POWER(([.I23]-[.I24]);2))" office:value-type="float" office:value="0.00000720656817181387" calcext:value-type="float">
            <text:p>0.000007207</text:p>
          </table:table-cell>
          <table:table-cell office:value-type="float" office:value="5.4487" calcext:value-type="float">
            <text:p>5.44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049213E+018" calcext:value-type="float">
            <text:p>1492730180492130000</text:p>
          </table:table-cell>
          <table:table-cell office:value-type="float" office:value="24" calcext:value-type="float">
            <text:p>24</text:p>
          </table:table-cell>
          <table:table-cell office:value-type="float" office:value="1492730180" calcext:value-type="float">
            <text:p>1492730180</text:p>
          </table:table-cell>
          <table:table-cell office:value-type="float" office:value="491858005" calcext:value-type="float">
            <text:p>4918580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81353" calcext:value-type="float">
            <text:p>41.3907281353</text:p>
          </table:table-cell>
          <table:table-cell office:value-type="float" office:value="-73.9532004343" calcext:value-type="float">
            <text:p>-73.9532004343</text:p>
          </table:table-cell>
          <table:table-cell table:formula="of:=SQRT(POWER(([.H24]-[.H25]);2)+POWER(([.I24]-[.I25]);2))" office:value-type="float" office:value="0.00000888458826203399" calcext:value-type="float">
            <text:p>0.000008885</text:p>
          </table:table-cell>
          <table:table-cell office:value-type="float" office:value="5.5095" calcext:value-type="float">
            <text:p>5.5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149408E+018" calcext:value-type="float">
            <text:p>1492730181494080000</text:p>
          </table:table-cell>
          <table:table-cell office:value-type="float" office:value="25" calcext:value-type="float">
            <text:p>25</text:p>
          </table:table-cell>
          <table:table-cell office:value-type="float" office:value="1492730181" calcext:value-type="float">
            <text:p>1492730181</text:p>
          </table:table-cell>
          <table:table-cell office:value-type="float" office:value="493839979" calcext:value-type="float">
            <text:p>49383997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75724" calcext:value-type="float">
            <text:p>41.3907375724</text:p>
          </table:table-cell>
          <table:table-cell office:value-type="float" office:value="-73.9531961099" calcext:value-type="float">
            <text:p>-73.9531961099</text:p>
          </table:table-cell>
          <table:table-cell table:formula="of:=SQRT(POWER(([.H25]-[.H26]);2)+POWER(([.I25]-[.I26]);2))" office:value-type="float" office:value="0.0000103807173009584" calcext:value-type="float">
            <text:p>0.000010381</text:p>
          </table:table-cell>
          <table:table-cell office:value-type="float" office:value="5.4926" calcext:value-type="float">
            <text:p>5.49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249561E+018" calcext:value-type="float">
            <text:p>1492730182495610000</text:p>
          </table:table-cell>
          <table:table-cell office:value-type="float" office:value="26" calcext:value-type="float">
            <text:p>26</text:p>
          </table:table-cell>
          <table:table-cell office:value-type="float" office:value="1492730182" calcext:value-type="float">
            <text:p>1492730182</text:p>
          </table:table-cell>
          <table:table-cell office:value-type="float" office:value="495249032" calcext:value-type="float">
            <text:p>495249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84103" calcext:value-type="float">
            <text:p>41.3907484103</text:p>
          </table:table-cell>
          <table:table-cell office:value-type="float" office:value="-73.9531911913" calcext:value-type="float">
            <text:p>-73.9531911913</text:p>
          </table:table-cell>
          <table:table-cell table:formula="of:=SQRT(POWER(([.H26]-[.H27]);2)+POWER(([.I26]-[.I27]);2))" office:value-type="float" office:value="0.0000119017940869007" calcext:value-type="float">
            <text:p>0.000011902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349596E+018" calcext:value-type="float">
            <text:p>1492730183495960000</text:p>
          </table:table-cell>
          <table:table-cell office:value-type="float" office:value="27" calcext:value-type="float">
            <text:p>27</text:p>
          </table:table-cell>
          <table:table-cell office:value-type="float" office:value="1492730183" calcext:value-type="float">
            <text:p>1492730183</text:p>
          </table:table-cell>
          <table:table-cell office:value-type="float" office:value="495642900" calcext:value-type="float">
            <text:p>495642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9485" calcext:value-type="float">
            <text:p>41.390759485</text:p>
          </table:table-cell>
          <table:table-cell office:value-type="float" office:value="-73.9531848378" calcext:value-type="float">
            <text:p>-73.9531848378</text:p>
          </table:table-cell>
          <table:table-cell table:formula="of:=SQRT(POWER(([.H27]-[.H28]);2)+POWER(([.I27]-[.I28]);2))" office:value-type="float" office:value="0.0000127677696670396" calcext:value-type="float">
            <text:p>0.000012768</text:p>
          </table:table-cell>
          <table:table-cell office:value-type="float" office:value="5.4615" calcext:value-type="float">
            <text:p>5.461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44947E+018" calcext:value-type="float">
            <text:p>1492730184494700000</text:p>
          </table:table-cell>
          <table:table-cell office:value-type="float" office:value="28" calcext:value-type="float">
            <text:p>28</text:p>
          </table:table-cell>
          <table:table-cell office:value-type="float" office:value="1492730184" calcext:value-type="float">
            <text:p>1492730184</text:p>
          </table:table-cell>
          <table:table-cell office:value-type="float" office:value="494364023" calcext:value-type="float">
            <text:p>49436402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03092" calcext:value-type="float">
            <text:p>41.3907703092</text:p>
          </table:table-cell>
          <table:table-cell office:value-type="float" office:value="-73.9531789812" calcext:value-type="float">
            <text:p>-73.9531789812</text:p>
          </table:table-cell>
          <table:table-cell table:formula="of:=SQRT(POWER(([.H28]-[.H29]);2)+POWER(([.I28]-[.I29]);2))" office:value-type="float" office:value="0.000012307033324835" calcext:value-type="float">
            <text:p>0.000012307</text:p>
          </table:table-cell>
          <table:table-cell office:value-type="float" office:value="5.4314" calcext:value-type="float">
            <text:p>5.43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54942E+018" calcext:value-type="float">
            <text:p>1492730185494200000</text:p>
          </table:table-cell>
          <table:table-cell office:value-type="float" office:value="29" calcext:value-type="float">
            <text:p>29</text:p>
          </table:table-cell>
          <table:table-cell office:value-type="float" office:value="1492730185" calcext:value-type="float">
            <text:p>1492730185</text:p>
          </table:table-cell>
          <table:table-cell office:value-type="float" office:value="493896007" calcext:value-type="float">
            <text:p>493896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9278" calcext:value-type="float">
            <text:p>41.3907809278</text:p>
          </table:table-cell>
          <table:table-cell office:value-type="float" office:value="-73.9531741428" calcext:value-type="float">
            <text:p>-73.9531741428</text:p>
          </table:table-cell>
          <table:table-cell table:formula="of:=SQRT(POWER(([.H29]-[.H30]);2)+POWER(([.I29]-[.I30]);2))" office:value-type="float" office:value="0.0000116689665594747" calcext:value-type="float">
            <text:p>0.000011669</text:p>
          </table:table-cell>
          <table:table-cell office:value-type="float" office:value="5.3976" calcext:value-type="float">
            <text:p>5.39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649392E+018" calcext:value-type="float">
            <text:p>1492730186493920000</text:p>
          </table:table-cell>
          <table:table-cell office:value-type="float" office:value="30" calcext:value-type="float">
            <text:p>30</text:p>
          </table:table-cell>
          <table:table-cell office:value-type="float" office:value="1492730186" calcext:value-type="float">
            <text:p>1492730186</text:p>
          </table:table-cell>
          <table:table-cell office:value-type="float" office:value="493275880" calcext:value-type="float">
            <text:p>4932758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12108" calcext:value-type="float">
            <text:p>41.3907912108</text:p>
          </table:table-cell>
          <table:table-cell office:value-type="float" office:value="-73.9531682112" calcext:value-type="float">
            <text:p>-73.9531682112</text:p>
          </table:table-cell>
          <table:table-cell table:formula="of:=SQRT(POWER(([.H30]-[.H31]);2)+POWER(([.I30]-[.I31]);2))" office:value-type="float" office:value="0.0000118711401137977" calcext:value-type="float">
            <text:p>0.000011871</text:p>
          </table:table-cell>
          <table:table-cell office:value-type="float" office:value="5.413" calcext:value-type="float">
            <text:p>5.41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749579E+018" calcext:value-type="float">
            <text:p>1492730187495790000</text:p>
          </table:table-cell>
          <table:table-cell office:value-type="float" office:value="31" calcext:value-type="float">
            <text:p>31</text:p>
          </table:table-cell>
          <table:table-cell office:value-type="float" office:value="1492730187" calcext:value-type="float">
            <text:p>1492730187</text:p>
          </table:table-cell>
          <table:table-cell office:value-type="float" office:value="495307922" calcext:value-type="float">
            <text:p>495307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11413" calcext:value-type="float">
            <text:p>41.3908011413</text:p>
          </table:table-cell>
          <table:table-cell office:value-type="float" office:value="-73.9531637459" calcext:value-type="float">
            <text:p>-73.9531637459</text:p>
          </table:table-cell>
          <table:table-cell table:formula="of:=SQRT(POWER(([.H31]-[.H32]);2)+POWER(([.I31]-[.I32]);2))" office:value-type="float" office:value="0.0000108882383458632" calcext:value-type="float">
            <text:p>0.000010888</text:p>
          </table:table-cell>
          <table:table-cell office:value-type="float" office:value="5.4595" calcext:value-type="float">
            <text:p>5.45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849525E+018" calcext:value-type="float">
            <text:p>1492730188495250000</text:p>
          </table:table-cell>
          <table:table-cell office:value-type="float" office:value="32" calcext:value-type="float">
            <text:p>32</text:p>
          </table:table-cell>
          <table:table-cell office:value-type="float" office:value="1492730188" calcext:value-type="float">
            <text:p>1492730188</text:p>
          </table:table-cell>
          <table:table-cell office:value-type="float" office:value="494982957" calcext:value-type="float">
            <text:p>494982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11404" calcext:value-type="float">
            <text:p>41.3908111404</text:p>
          </table:table-cell>
          <table:table-cell office:value-type="float" office:value="-73.9531586152" calcext:value-type="float">
            <text:p>-73.9531586152</text:p>
          </table:table-cell>
          <table:table-cell table:formula="of:=SQRT(POWER(([.H32]-[.H33]);2)+POWER(([.I32]-[.I33]);2))" office:value-type="float" office:value="0.0000112385979205808" calcext:value-type="float">
            <text:p>0.000011239</text:p>
          </table:table-cell>
          <table:table-cell office:value-type="float" office:value="5.4588" calcext:value-type="float">
            <text:p>5.45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8949343E+018" calcext:value-type="float">
            <text:p>1492730189493430000</text:p>
          </table:table-cell>
          <table:table-cell office:value-type="float" office:value="33" calcext:value-type="float">
            <text:p>33</text:p>
          </table:table-cell>
          <table:table-cell office:value-type="float" office:value="1492730189" calcext:value-type="float">
            <text:p>1492730189</text:p>
          </table:table-cell>
          <table:table-cell office:value-type="float" office:value="493158102" calcext:value-type="float">
            <text:p>493158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2742" calcext:value-type="float">
            <text:p>41.390822742</text:p>
          </table:table-cell>
          <table:table-cell office:value-type="float" office:value="-73.9531523482" calcext:value-type="float">
            <text:p>-73.9531523482</text:p>
          </table:table-cell>
          <table:table-cell table:formula="of:=SQRT(POWER(([.H33]-[.H34]);2)+POWER(([.I33]-[.I34]);2))" office:value-type="float" office:value="0.0000131860688395117" calcext:value-type="float">
            <text:p>0.000013186</text:p>
          </table:table-cell>
          <table:table-cell office:value-type="float" office:value="5.4521" calcext:value-type="float">
            <text:p>5.45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049213E+018" calcext:value-type="float">
            <text:p>1492730190492130000</text:p>
          </table:table-cell>
          <table:table-cell office:value-type="float" office:value="34" calcext:value-type="float">
            <text:p>34</text:p>
          </table:table-cell>
          <table:table-cell office:value-type="float" office:value="1492730190" calcext:value-type="float">
            <text:p>1492730190</text:p>
          </table:table-cell>
          <table:table-cell office:value-type="float" office:value="491921901" calcext:value-type="float">
            <text:p>491921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43121" calcext:value-type="float">
            <text:p>41.3908343121</text:p>
          </table:table-cell>
          <table:table-cell office:value-type="float" office:value="-73.9531462344" calcext:value-type="float">
            <text:p>-73.9531462344</text:p>
          </table:table-cell>
          <table:table-cell table:formula="of:=SQRT(POWER(([.H34]-[.H35]);2)+POWER(([.I34]-[.I35]);2))" office:value-type="float" office:value="0.0000130860905007502" calcext:value-type="float">
            <text:p>0.000013086</text:p>
          </table:table-cell>
          <table:table-cell office:value-type="float" office:value="5.4738" calcext:value-type="float">
            <text:p>5.473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149361E+018" calcext:value-type="float">
            <text:p>1492730191493610000</text:p>
          </table:table-cell>
          <table:table-cell office:value-type="float" office:value="35" calcext:value-type="float">
            <text:p>35</text:p>
          </table:table-cell>
          <table:table-cell office:value-type="float" office:value="1492730191" calcext:value-type="float">
            <text:p>1492730191</text:p>
          </table:table-cell>
          <table:table-cell office:value-type="float" office:value="493374109" calcext:value-type="float">
            <text:p>4933741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53702" calcext:value-type="float">
            <text:p>41.3908453702</text:p>
          </table:table-cell>
          <table:table-cell office:value-type="float" office:value="-73.9531401481" calcext:value-type="float">
            <text:p>-73.9531401481</text:p>
          </table:table-cell>
          <table:table-cell table:formula="of:=SQRT(POWER(([.H35]-[.H36]);2)+POWER(([.I35]-[.I36]);2))" office:value-type="float" office:value="0.000012622385796026" calcext:value-type="float">
            <text:p>0.000012622</text:p>
          </table:table-cell>
          <table:table-cell office:value-type="float" office:value="5.5093" calcext:value-type="float">
            <text:p>5.50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249325E+018" calcext:value-type="float">
            <text:p>1492730192493250000</text:p>
          </table:table-cell>
          <table:table-cell office:value-type="float" office:value="36" calcext:value-type="float">
            <text:p>36</text:p>
          </table:table-cell>
          <table:table-cell office:value-type="float" office:value="1492730192" calcext:value-type="float">
            <text:p>1492730192</text:p>
          </table:table-cell>
          <table:table-cell office:value-type="float" office:value="492911100" calcext:value-type="float">
            <text:p>4929111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555447" calcext:value-type="float">
            <text:p>41.3908555447</text:p>
          </table:table-cell>
          <table:table-cell office:value-type="float" office:value="-73.953134395" calcext:value-type="float">
            <text:p>-73.953134395</text:p>
          </table:table-cell>
          <table:table-cell table:formula="of:=SQRT(POWER(([.H36]-[.H37]);2)+POWER(([.I36]-[.I37]);2))" office:value-type="float" office:value="0.0000116883963803573" calcext:value-type="float">
            <text:p>0.000011688</text:p>
          </table:table-cell>
          <table:table-cell office:value-type="float" office:value="5.5833" calcext:value-type="float">
            <text:p>5.583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349348E+018" calcext:value-type="float">
            <text:p>1492730193493480000</text:p>
          </table:table-cell>
          <table:table-cell office:value-type="float" office:value="37" calcext:value-type="float">
            <text:p>37</text:p>
          </table:table-cell>
          <table:table-cell office:value-type="float" office:value="1492730193" calcext:value-type="float">
            <text:p>1492730193</text:p>
          </table:table-cell>
          <table:table-cell office:value-type="float" office:value="493001937" calcext:value-type="float">
            <text:p>49300193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50575" calcext:value-type="float">
            <text:p>41.3908650575</text:p>
          </table:table-cell>
          <table:table-cell office:value-type="float" office:value="-73.9531288318" calcext:value-type="float">
            <text:p>-73.9531288318</text:p>
          </table:table-cell>
          <table:table-cell table:formula="of:=SQRT(POWER(([.H37]-[.H38]);2)+POWER(([.I37]-[.I38]);2))" office:value-type="float" office:value="0.0000110200979174945" calcext:value-type="float">
            <text:p>0.000011020</text:p>
          </table:table-cell>
          <table:table-cell office:value-type="float" office:value="5.5978" calcext:value-type="float">
            <text:p>5.597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449259E+018" calcext:value-type="float">
            <text:p>1492730194492590000</text:p>
          </table:table-cell>
          <table:table-cell office:value-type="float" office:value="38" calcext:value-type="float">
            <text:p>38</text:p>
          </table:table-cell>
          <table:table-cell office:value-type="float" office:value="1492730194" calcext:value-type="float">
            <text:p>1492730194</text:p>
          </table:table-cell>
          <table:table-cell office:value-type="float" office:value="492326974" calcext:value-type="float">
            <text:p>492326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4636" calcext:value-type="float">
            <text:p>41.3908674636</text:p>
          </table:table-cell>
          <table:table-cell office:value-type="float" office:value="-73.953127608" calcext:value-type="float">
            <text:p>-73.953127608</text:p>
          </table:table-cell>
          <table:table-cell table:formula="of:=SQRT(POWER(([.H38]-[.H39]);2)+POWER(([.I38]-[.I39]);2))" office:value-type="float" office:value="0.0000026994450642377" calcext:value-type="float">
            <text:p>0.000002699</text:p>
          </table:table-cell>
          <table:table-cell office:value-type="float" office:value="5.6089" calcext:value-type="float">
            <text:p>5.60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549365E+018" calcext:value-type="float">
            <text:p>1492730195493650000</text:p>
          </table:table-cell>
          <table:table-cell office:value-type="float" office:value="39" calcext:value-type="float">
            <text:p>39</text:p>
          </table:table-cell>
          <table:table-cell office:value-type="float" office:value="1492730195" calcext:value-type="float">
            <text:p>1492730195</text:p>
          </table:table-cell>
          <table:table-cell office:value-type="float" office:value="493257999" calcext:value-type="float">
            <text:p>4932579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874" calcext:value-type="float">
            <text:p>41.3908675874</text:p>
          </table:table-cell>
          <table:table-cell office:value-type="float" office:value="-73.9531273227" calcext:value-type="float">
            <text:p>-73.9531273227</text:p>
          </table:table-cell>
          <table:table-cell table:formula="of:=SQRT(POWER(([.H39]-[.H40]);2)+POWER(([.I39]-[.I40]);2))" office:value-type="float" office:value="0.000000311002463362075" calcext:value-type="float">
            <text:p>0.000000311</text:p>
          </table:table-cell>
          <table:table-cell office:value-type="float" office:value="5.5925" calcext:value-type="float">
            <text:p>5.59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649354E+018" calcext:value-type="float">
            <text:p>1492730196493540000</text:p>
          </table:table-cell>
          <table:table-cell office:value-type="float" office:value="40" calcext:value-type="float">
            <text:p>40</text:p>
          </table:table-cell>
          <table:table-cell office:value-type="float" office:value="1492730196" calcext:value-type="float">
            <text:p>1492730196</text:p>
          </table:table-cell>
          <table:table-cell office:value-type="float" office:value="493261098" calcext:value-type="float">
            <text:p>493261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532" calcext:value-type="float">
            <text:p>41.3908676532</text:p>
          </table:table-cell>
          <table:table-cell office:value-type="float" office:value="-73.9531273543" calcext:value-type="float">
            <text:p>-73.9531273543</text:p>
          </table:table-cell>
          <table:table-cell table:formula="of:=SQRT(POWER(([.H40]-[.H41]);2)+POWER(([.I40]-[.I41]);2))" office:value-type="float" office:value="0.0000000729945136982237" calcext:value-type="float">
            <text:p>0.000000073</text:p>
          </table:table-cell>
          <table:table-cell office:value-type="float" office:value="5.5726" calcext:value-type="float">
            <text:p>5.572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749345E+018" calcext:value-type="float">
            <text:p>1492730197493450000</text:p>
          </table:table-cell>
          <table:table-cell office:value-type="float" office:value="41" calcext:value-type="float">
            <text:p>41</text:p>
          </table:table-cell>
          <table:table-cell office:value-type="float" office:value="1492730197" calcext:value-type="float">
            <text:p>1492730197</text:p>
          </table:table-cell>
          <table:table-cell office:value-type="float" office:value="493088006" calcext:value-type="float">
            <text:p>493088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5291" calcext:value-type="float">
            <text:p>41.3908675291</text:p>
          </table:table-cell>
          <table:table-cell office:value-type="float" office:value="-73.9531273592" calcext:value-type="float">
            <text:p>-73.9531273592</text:p>
          </table:table-cell>
          <table:table-cell table:formula="of:=SQRT(POWER(([.H41]-[.H42]);2)+POWER(([.I41]-[.I42]);2))" office:value-type="float" office:value="0.000000124196696750262" calcext:value-type="float">
            <text:p>0.000000124</text:p>
          </table:table-cell>
          <table:table-cell office:value-type="float" office:value="5.5918" calcext:value-type="float">
            <text:p>5.59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849479E+018" calcext:value-type="float">
            <text:p>1492730198494790000</text:p>
          </table:table-cell>
          <table:table-cell office:value-type="float" office:value="42" calcext:value-type="float">
            <text:p>42</text:p>
          </table:table-cell>
          <table:table-cell office:value-type="float" office:value="1492730198" calcext:value-type="float">
            <text:p>1492730198</text:p>
          </table:table-cell>
          <table:table-cell office:value-type="float" office:value="494488000" calcext:value-type="float">
            <text:p>4944880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671" calcext:value-type="float">
            <text:p>41.3908678671</text:p>
          </table:table-cell>
          <table:table-cell office:value-type="float" office:value="-73.9531274319" calcext:value-type="float">
            <text:p>-73.9531274319</text:p>
          </table:table-cell>
          <table:table-cell table:formula="of:=SQRT(POWER(([.H42]-[.H43]);2)+POWER(([.I42]-[.I43]);2))" office:value-type="float" office:value="0.000000345730083024948" calcext:value-type="float">
            <text:p>0.000000346</text:p>
          </table:table-cell>
          <table:table-cell office:value-type="float" office:value="5.5556" calcext:value-type="float">
            <text:p>5.5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19949348E+018" calcext:value-type="float">
            <text:p>1492730199493480000</text:p>
          </table:table-cell>
          <table:table-cell office:value-type="float" office:value="43" calcext:value-type="float">
            <text:p>43</text:p>
          </table:table-cell>
          <table:table-cell office:value-type="float" office:value="1492730199" calcext:value-type="float">
            <text:p>1492730199</text:p>
          </table:table-cell>
          <table:table-cell office:value-type="float" office:value="493098974" calcext:value-type="float">
            <text:p>493098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6269" calcext:value-type="float">
            <text:p>41.3908676269</text:p>
          </table:table-cell>
          <table:table-cell office:value-type="float" office:value="-73.9531273972" calcext:value-type="float">
            <text:p>-73.9531273972</text:p>
          </table:table-cell>
          <table:table-cell table:formula="of:=SQRT(POWER(([.H43]-[.H44]);2)+POWER(([.I43]-[.I44]);2))" office:value-type="float" office:value="0.0000002426934910475" calcext:value-type="float">
            <text:p>0.000000243</text:p>
          </table:table-cell>
          <table:table-cell office:value-type="float" office:value="5.6061" calcext:value-type="float">
            <text:p>5.60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049497E+018" calcext:value-type="float">
            <text:p>1492730200494970000</text:p>
          </table:table-cell>
          <table:table-cell office:value-type="float" office:value="44" calcext:value-type="float">
            <text:p>44</text:p>
          </table:table-cell>
          <table:table-cell office:value-type="float" office:value="1492730200" calcext:value-type="float">
            <text:p>1492730200</text:p>
          </table:table-cell>
          <table:table-cell office:value-type="float" office:value="494652032" calcext:value-type="float">
            <text:p>4946520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199" calcext:value-type="float">
            <text:p>41.3908679199</text:p>
          </table:table-cell>
          <table:table-cell office:value-type="float" office:value="-73.9531274086" calcext:value-type="float">
            <text:p>-73.9531274086</text:p>
          </table:table-cell>
          <table:table-cell table:formula="of:=SQRT(POWER(([.H44]-[.H45]);2)+POWER(([.I44]-[.I45]);2))" office:value-type="float" office:value="0.000000293221696972454" calcext:value-type="float">
            <text:p>0.000000293</text:p>
          </table:table-cell>
          <table:table-cell office:value-type="float" office:value="5.5769" calcext:value-type="float">
            <text:p>5.57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149505E+018" calcext:value-type="float">
            <text:p>1492730201495050000</text:p>
          </table:table-cell>
          <table:table-cell office:value-type="float" office:value="45" calcext:value-type="float">
            <text:p>45</text:p>
          </table:table-cell>
          <table:table-cell office:value-type="float" office:value="1492730201" calcext:value-type="float">
            <text:p>1492730201</text:p>
          </table:table-cell>
          <table:table-cell office:value-type="float" office:value="494631052" calcext:value-type="float">
            <text:p>4946310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067" calcext:value-type="float">
            <text:p>41.3908678067</text:p>
          </table:table-cell>
          <table:table-cell office:value-type="float" office:value="-73.9531273317" calcext:value-type="float">
            <text:p>-73.9531273317</text:p>
          </table:table-cell>
          <table:table-cell table:formula="of:=SQRT(POWER(([.H45]-[.H46]);2)+POWER(([.I45]-[.I46]);2))" office:value-type="float" office:value="0.000000136849733569357" calcext:value-type="float">
            <text:p>0.000000137</text:p>
          </table:table-cell>
          <table:table-cell office:value-type="float" office:value="5.5977" calcext:value-type="float">
            <text:p>5.59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249229E+018" calcext:value-type="float">
            <text:p>1492730202492290000</text:p>
          </table:table-cell>
          <table:table-cell office:value-type="float" office:value="46" calcext:value-type="float">
            <text:p>46</text:p>
          </table:table-cell>
          <table:table-cell office:value-type="float" office:value="1492730202" calcext:value-type="float">
            <text:p>1492730202</text:p>
          </table:table-cell>
          <table:table-cell office:value-type="float" office:value="492039918" calcext:value-type="float">
            <text:p>4920399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formula="of:=SQRT(POWER(([.H46]-[.H47]);2)+POWER(([.I46]-[.I47]);2))" office:value-type="float" office:value="0.0000000654481429448678" calcext:value-type="float">
            <text:p>0.000000065</text:p>
          </table:table-cell>
          <table:table-cell office:value-type="float" office:value="5.5846" calcext:value-type="float">
            <text:p>5.58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349296E+018" calcext:value-type="float">
            <text:p>1492730203492960000</text:p>
          </table:table-cell>
          <table:table-cell office:value-type="float" office:value="47" calcext:value-type="float">
            <text:p>47</text:p>
          </table:table-cell>
          <table:table-cell office:value-type="float" office:value="1492730203" calcext:value-type="float">
            <text:p>1492730203</text:p>
          </table:table-cell>
          <table:table-cell office:value-type="float" office:value="492737054" calcext:value-type="float">
            <text:p>4927370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333" calcext:value-type="float">
            <text:p>41.3908679333</text:p>
          </table:table-cell>
          <table:table-cell office:value-type="float" office:value="-73.9531273299" calcext:value-type="float">
            <text:p>-73.9531273299</text:p>
          </table:table-cell>
          <table:table-cell table:formula="of:=SQRT(POWER(([.H47]-[.H48]);2)+POWER(([.I47]-[.I48]);2))" office:value-type="float" office:value="0.000000181252143000033" calcext:value-type="float">
            <text:p>0.000000181</text:p>
          </table:table-cell>
          <table:table-cell office:value-type="float" office:value="5.6091" calcext:value-type="float">
            <text:p>5.60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449591E+018" calcext:value-type="float">
            <text:p>1492730204495910000</text:p>
          </table:table-cell>
          <table:table-cell office:value-type="float" office:value="48" calcext:value-type="float">
            <text:p>48</text:p>
          </table:table-cell>
          <table:table-cell office:value-type="float" office:value="1492730204" calcext:value-type="float">
            <text:p>1492730204</text:p>
          </table:table-cell>
          <table:table-cell office:value-type="float" office:value="495457887" calcext:value-type="float">
            <text:p>49545788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0226" calcext:value-type="float">
            <text:p>41.3908680226</text:p>
          </table:table-cell>
          <table:table-cell office:value-type="float" office:value="-73.9531272337" calcext:value-type="float">
            <text:p>-73.9531272337</text:p>
          </table:table-cell>
          <table:table-cell table:formula="of:=SQRT(POWER(([.H48]-[.H49]);2)+POWER(([.I48]-[.I49]);2))" office:value-type="float" office:value="0.000000131259018161259" calcext:value-type="float">
            <text:p>0.000000131</text:p>
          </table:table-cell>
          <table:table-cell office:value-type="float" office:value="5.6391" calcext:value-type="float">
            <text:p>5.63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549395E+018" calcext:value-type="float">
            <text:p>1492730205493950000</text:p>
          </table:table-cell>
          <table:table-cell office:value-type="float" office:value="49" calcext:value-type="float">
            <text:p>49</text:p>
          </table:table-cell>
          <table:table-cell office:value-type="float" office:value="1492730205" calcext:value-type="float">
            <text:p>1492730205</text:p>
          </table:table-cell>
          <table:table-cell office:value-type="float" office:value="493144035" calcext:value-type="float">
            <text:p>493144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47" calcext:value-type="float">
            <text:p>41.390867947</text:p>
          </table:table-cell>
          <table:table-cell office:value-type="float" office:value="-73.9531273677" calcext:value-type="float">
            <text:p>-73.9531273677</text:p>
          </table:table-cell>
          <table:table-cell table:formula="of:=SQRT(POWER(([.H49]-[.H50]);2)+POWER(([.I49]-[.I50]);2))" office:value-type="float" office:value="0.00000015385500321049" calcext:value-type="float">
            <text:p>0.000000154</text:p>
          </table:table-cell>
          <table:table-cell office:value-type="float" office:value="5.6443" calcext:value-type="float">
            <text:p>5.64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649158E+018" calcext:value-type="float">
            <text:p>1492730206491580000</text:p>
          </table:table-cell>
          <table:table-cell office:value-type="float" office:value="50" calcext:value-type="float">
            <text:p>50</text:p>
          </table:table-cell>
          <table:table-cell office:value-type="float" office:value="1492730206" calcext:value-type="float">
            <text:p>1492730206</text:p>
          </table:table-cell>
          <table:table-cell office:value-type="float" office:value="491403102" calcext:value-type="float">
            <text:p>49140310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1018" calcext:value-type="float">
            <text:p>41.3908681018</text:p>
          </table:table-cell>
          <table:table-cell office:value-type="float" office:value="-73.9531273283" calcext:value-type="float">
            <text:p>-73.9531273283</text:p>
          </table:table-cell>
          <table:table-cell table:formula="of:=SQRT(POWER(([.H50]-[.H51]);2)+POWER(([.I50]-[.I51]);2))" office:value-type="float" office:value="0.000000159735413426143" calcext:value-type="float">
            <text:p>0.000000160</text:p>
          </table:table-cell>
          <table:table-cell office:value-type="float" office:value="5.6497" calcext:value-type="float">
            <text:p>5.64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749476E+018" calcext:value-type="float">
            <text:p>1492730207494760000</text:p>
          </table:table-cell>
          <table:table-cell office:value-type="float" office:value="51" calcext:value-type="float">
            <text:p>51</text:p>
          </table:table-cell>
          <table:table-cell office:value-type="float" office:value="1492730207" calcext:value-type="float">
            <text:p>1492730207</text:p>
          </table:table-cell>
          <table:table-cell office:value-type="float" office:value="494462013" calcext:value-type="float">
            <text:p>4944620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9916" calcext:value-type="float">
            <text:p>41.3908679916</text:p>
          </table:table-cell>
          <table:table-cell office:value-type="float" office:value="-73.9531274012" calcext:value-type="float">
            <text:p>-73.9531274012</text:p>
          </table:table-cell>
          <table:table-cell table:formula="of:=SQRT(POWER(([.H51]-[.H52]);2)+POWER(([.I51]-[.I52]);2))" office:value-type="float" office:value="0.000000132130436936431" calcext:value-type="float">
            <text:p>0.000000132</text:p>
          </table:table-cell>
          <table:table-cell office:value-type="float" office:value="5.6768" calcext:value-type="float">
            <text:p>5.67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849344E+018" calcext:value-type="float">
            <text:p>1492730208493440000</text:p>
          </table:table-cell>
          <table:table-cell office:value-type="float" office:value="52" calcext:value-type="float">
            <text:p>52</text:p>
          </table:table-cell>
          <table:table-cell office:value-type="float" office:value="1492730208" calcext:value-type="float">
            <text:p>1492730208</text:p>
          </table:table-cell>
          <table:table-cell office:value-type="float" office:value="493076086" calcext:value-type="float">
            <text:p>493076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95" calcext:value-type="float">
            <text:p>41.390867795</text:p>
          </table:table-cell>
          <table:table-cell office:value-type="float" office:value="-73.9531272242" calcext:value-type="float">
            <text:p>-73.9531272242</text:p>
          </table:table-cell>
          <table:table-cell table:formula="of:=SQRT(POWER(([.H52]-[.H53]);2)+POWER(([.I52]-[.I53]);2))" office:value-type="float" office:value="0.000000264538391963847" calcext:value-type="float">
            <text:p>0.000000265</text:p>
          </table:table-cell>
          <table:table-cell office:value-type="float" office:value="5.6731" calcext:value-type="float">
            <text:p>5.6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0949464E+018" calcext:value-type="float">
            <text:p>1492730209494640000</text:p>
          </table:table-cell>
          <table:table-cell office:value-type="float" office:value="53" calcext:value-type="float">
            <text:p>53</text:p>
          </table:table-cell>
          <table:table-cell office:value-type="float" office:value="1492730209" calcext:value-type="float">
            <text:p>1492730209</text:p>
          </table:table-cell>
          <table:table-cell office:value-type="float" office:value="494401931" calcext:value-type="float">
            <text:p>49440193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88" calcext:value-type="float">
            <text:p>41.3908678488</text:p>
          </table:table-cell>
          <table:table-cell office:value-type="float" office:value="-73.9531272483" calcext:value-type="float">
            <text:p>-73.9531272483</text:p>
          </table:table-cell>
          <table:table-cell table:formula="of:=SQRT(POWER(([.H53]-[.H54]);2)+POWER(([.I53]-[.I54]);2))" office:value-type="float" office:value="0.0000000589512534085186" calcext:value-type="float">
            <text:p>0.000000059</text:p>
          </table:table-cell>
          <table:table-cell office:value-type="float" office:value="5.6646" calcext:value-type="float">
            <text:p>5.66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049512E+018" calcext:value-type="float">
            <text:p>1492730210495120000</text:p>
          </table:table-cell>
          <table:table-cell office:value-type="float" office:value="54" calcext:value-type="float">
            <text:p>54</text:p>
          </table:table-cell>
          <table:table-cell office:value-type="float" office:value="1492730210" calcext:value-type="float">
            <text:p>1492730210</text:p>
          </table:table-cell>
          <table:table-cell office:value-type="float" office:value="494710922" calcext:value-type="float">
            <text:p>4947109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7638" calcext:value-type="float">
            <text:p>41.3908677638</text:p>
          </table:table-cell>
          <table:table-cell office:value-type="float" office:value="-73.9531272395" calcext:value-type="float">
            <text:p>-73.9531272395</text:p>
          </table:table-cell>
          <table:table-cell table:formula="of:=SQRT(POWER(([.H54]-[.H55]);2)+POWER(([.I54]-[.I55]);2))" office:value-type="float" office:value="0.0000000854543117491986" calcext:value-type="float">
            <text:p>0.000000085</text:p>
          </table:table-cell>
          <table:table-cell office:value-type="float" office:value="5.731" calcext:value-type="float">
            <text:p>5.7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149325E+018" calcext:value-type="float">
            <text:p>1492730211493250000</text:p>
          </table:table-cell>
          <table:table-cell office:value-type="float" office:value="55" calcext:value-type="float">
            <text:p>55</text:p>
          </table:table-cell>
          <table:table-cell office:value-type="float" office:value="1492730211" calcext:value-type="float">
            <text:p>1492730211</text:p>
          </table:table-cell>
          <table:table-cell office:value-type="float" office:value="492902994" calcext:value-type="float">
            <text:p>4929029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4809" calcext:value-type="float">
            <text:p>41.3908684809</text:p>
          </table:table-cell>
          <table:table-cell office:value-type="float" office:value="-73.953127504" calcext:value-type="float">
            <text:p>-73.953127504</text:p>
          </table:table-cell>
          <table:table-cell table:formula="of:=SQRT(POWER(([.H55]-[.H56]);2)+POWER(([.I55]-[.I56]);2))" office:value-type="float" office:value="0.000000764324960049969" calcext:value-type="float">
            <text:p>0.000000764</text:p>
          </table:table-cell>
          <table:table-cell office:value-type="float" office:value="5.7227" calcext:value-type="float">
            <text:p>5.7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249326E+018" calcext:value-type="float">
            <text:p>1492730212493260000</text:p>
          </table:table-cell>
          <table:table-cell office:value-type="float" office:value="56" calcext:value-type="float">
            <text:p>56</text:p>
          </table:table-cell>
          <table:table-cell office:value-type="float" office:value="1492730212" calcext:value-type="float">
            <text:p>1492730212</text:p>
          </table:table-cell>
          <table:table-cell office:value-type="float" office:value="492990016" calcext:value-type="float">
            <text:p>4929900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2143" calcext:value-type="float">
            <text:p>41.3908692143</text:p>
          </table:table-cell>
          <table:table-cell office:value-type="float" office:value="-73.9531294457" calcext:value-type="float">
            <text:p>-73.9531294457</text:p>
          </table:table-cell>
          <table:table-cell table:formula="of:=SQRT(POWER(([.H56]-[.H57]);2)+POWER(([.I56]-[.I57]);2))" office:value-type="float" office:value="0.00000207559015081539" calcext:value-type="float">
            <text:p>0.000002076</text:p>
          </table:table-cell>
          <table:table-cell office:value-type="float" office:value="5.7893" calcext:value-type="float">
            <text:p>5.789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349368E+018" calcext:value-type="float">
            <text:p>1492730213493680000</text:p>
          </table:table-cell>
          <table:table-cell office:value-type="float" office:value="57" calcext:value-type="float">
            <text:p>57</text:p>
          </table:table-cell>
          <table:table-cell office:value-type="float" office:value="1492730213" calcext:value-type="float">
            <text:p>1492730213</text:p>
          </table:table-cell>
          <table:table-cell office:value-type="float" office:value="493324041" calcext:value-type="float">
            <text:p>49332404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90347" calcext:value-type="float">
            <text:p>41.3908690347</text:p>
          </table:table-cell>
          <table:table-cell office:value-type="float" office:value="-73.953130329" calcext:value-type="float">
            <text:p>-73.953130329</text:p>
          </table:table-cell>
          <table:table-cell table:formula="of:=SQRT(POWER(([.H57]-[.H58]);2)+POWER(([.I57]-[.I58]);2))" office:value-type="float" office:value="0.000000901373981433787" calcext:value-type="float">
            <text:p>0.000000901</text:p>
          </table:table-cell>
          <table:table-cell office:value-type="float" office:value="5.7804" calcext:value-type="float">
            <text:p>5.7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449397E+018" calcext:value-type="float">
            <text:p>1492730214493970000</text:p>
          </table:table-cell>
          <table:table-cell office:value-type="float" office:value="58" calcext:value-type="float">
            <text:p>58</text:p>
          </table:table-cell>
          <table:table-cell office:value-type="float" office:value="1492730214" calcext:value-type="float">
            <text:p>1492730214</text:p>
          </table:table-cell>
          <table:table-cell office:value-type="float" office:value="493566989" calcext:value-type="float">
            <text:p>493566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2072" calcext:value-type="float">
            <text:p>41.3908682072</text:p>
          </table:table-cell>
          <table:table-cell office:value-type="float" office:value="-73.9531317009" calcext:value-type="float">
            <text:p>-73.9531317009</text:p>
          </table:table-cell>
          <table:table-cell table:formula="of:=SQRT(POWER(([.H58]-[.H59]);2)+POWER(([.I58]-[.I59]);2))" office:value-type="float" office:value="0.00000160214414432152" calcext:value-type="float">
            <text:p>0.000001602</text:p>
          </table:table-cell>
          <table:table-cell office:value-type="float" office:value="6.137" calcext:value-type="float">
            <text:p>6.1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549417E+018" calcext:value-type="float">
            <text:p>1492730215494170000</text:p>
          </table:table-cell>
          <table:table-cell office:value-type="float" office:value="59" calcext:value-type="float">
            <text:p>59</text:p>
          </table:table-cell>
          <table:table-cell office:value-type="float" office:value="1492730215" calcext:value-type="float">
            <text:p>1492730215</text:p>
          </table:table-cell>
          <table:table-cell office:value-type="float" office:value="493848085" calcext:value-type="float">
            <text:p>49384808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78447" calcext:value-type="float">
            <text:p>41.3908678447</text:p>
          </table:table-cell>
          <table:table-cell office:value-type="float" office:value="-73.9531320334" calcext:value-type="float">
            <text:p>-73.9531320334</text:p>
          </table:table-cell>
          <table:table-cell table:formula="of:=SQRT(POWER(([.H59]-[.H60]);2)+POWER(([.I59]-[.I60]);2))" office:value-type="float" office:value="0.000000491896837027831" calcext:value-type="float">
            <text:p>0.000000492</text:p>
          </table:table-cell>
          <table:table-cell office:value-type="float" office:value="6.2028" calcext:value-type="float">
            <text:p>6.20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649323E+018" calcext:value-type="float">
            <text:p>1492730216493230000</text:p>
          </table:table-cell>
          <table:table-cell office:value-type="float" office:value="60" calcext:value-type="float">
            <text:p>60</text:p>
          </table:table-cell>
          <table:table-cell office:value-type="float" office:value="1492730216" calcext:value-type="float">
            <text:p>1492730216</text:p>
          </table:table-cell>
          <table:table-cell office:value-type="float" office:value="492785930" calcext:value-type="float">
            <text:p>49278593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85803" calcext:value-type="float">
            <text:p>41.3908685803</text:p>
          </table:table-cell>
          <table:table-cell office:value-type="float" office:value="-73.953135507" calcext:value-type="float">
            <text:p>-73.953135507</text:p>
          </table:table-cell>
          <table:table-cell table:formula="of:=SQRT(POWER(([.H60]-[.H61]);2)+POWER(([.I60]-[.I61]);2))" office:value-type="float" office:value="0.00000355063435854431" calcext:value-type="float">
            <text:p>0.000003551</text:p>
          </table:table-cell>
          <table:table-cell office:value-type="float" office:value="6.1818" calcext:value-type="float">
            <text:p>6.18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749265E+018" calcext:value-type="float">
            <text:p>1492730217492650000</text:p>
          </table:table-cell>
          <table:table-cell office:value-type="float" office:value="61" calcext:value-type="float">
            <text:p>61</text:p>
          </table:table-cell>
          <table:table-cell office:value-type="float" office:value="1492730217" calcext:value-type="float">
            <text:p>1492730217</text:p>
          </table:table-cell>
          <table:table-cell office:value-type="float" office:value="492363929" calcext:value-type="float">
            <text:p>4923639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23469" calcext:value-type="float">
            <text:p>41.3908723469</text:p>
          </table:table-cell>
          <table:table-cell office:value-type="float" office:value="-73.9531473866" calcext:value-type="float">
            <text:p>-73.9531473866</text:p>
          </table:table-cell>
          <table:table-cell table:formula="of:=SQRT(POWER(([.H61]-[.H62]);2)+POWER(([.I61]-[.I62]);2))" office:value-type="float" office:value="0.0000124624304039526" calcext:value-type="float">
            <text:p>0.000012462</text:p>
          </table:table-cell>
          <table:table-cell office:value-type="float" office:value="6.199" calcext:value-type="float">
            <text:p>6.1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849529E+018" calcext:value-type="float">
            <text:p>1492730218495290000</text:p>
          </table:table-cell>
          <table:table-cell office:value-type="float" office:value="62" calcext:value-type="float">
            <text:p>62</text:p>
          </table:table-cell>
          <table:table-cell office:value-type="float" office:value="1492730218" calcext:value-type="float">
            <text:p>1492730218</text:p>
          </table:table-cell>
          <table:table-cell office:value-type="float" office:value="494856119" calcext:value-type="float">
            <text:p>4948561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66195" calcext:value-type="float">
            <text:p>41.3908766195</text:p>
          </table:table-cell>
          <table:table-cell office:value-type="float" office:value="-73.9531619869" calcext:value-type="float">
            <text:p>-73.9531619869</text:p>
          </table:table-cell>
          <table:table-cell table:formula="of:=SQRT(POWER(([.H62]-[.H63]);2)+POWER(([.I62]-[.I63]);2))" office:value-type="float" office:value="0.0000152126220956229" calcext:value-type="float">
            <text:p>0.000015213</text:p>
          </table:table-cell>
          <table:table-cell office:value-type="float" office:value="6.2266" calcext:value-type="float">
            <text:p>6.22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1949451E+018" calcext:value-type="float">
            <text:p>1492730219494510000</text:p>
          </table:table-cell>
          <table:table-cell office:value-type="float" office:value="63" calcext:value-type="float">
            <text:p>63</text:p>
          </table:table-cell>
          <table:table-cell office:value-type="float" office:value="1492730219" calcext:value-type="float">
            <text:p>1492730219</text:p>
          </table:table-cell>
          <table:table-cell office:value-type="float" office:value="494083881" calcext:value-type="float">
            <text:p>49408388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13952" calcext:value-type="float">
            <text:p>41.3908813952</text:p>
          </table:table-cell>
          <table:table-cell office:value-type="float" office:value="-73.9531802602" calcext:value-type="float">
            <text:p>-73.9531802602</text:p>
          </table:table-cell>
          <table:table-cell table:formula="of:=SQRT(POWER(([.H63]-[.H64]);2)+POWER(([.I63]-[.I64]);2))" office:value-type="float" office:value="0.0000188870538565468" calcext:value-type="float">
            <text:p>0.000018887</text:p>
          </table:table-cell>
          <table:table-cell office:value-type="float" office:value="6.3211" calcext:value-type="float">
            <text:p>6.321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049294E+018" calcext:value-type="float">
            <text:p>1492730220492940000</text:p>
          </table:table-cell>
          <table:table-cell office:value-type="float" office:value="64" calcext:value-type="float">
            <text:p>64</text:p>
          </table:table-cell>
          <table:table-cell office:value-type="float" office:value="1492730220" calcext:value-type="float">
            <text:p>1492730220</text:p>
          </table:table-cell>
          <table:table-cell office:value-type="float" office:value="492564916" calcext:value-type="float">
            <text:p>49256491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5061" calcext:value-type="float">
            <text:p>41.3908855061</text:p>
          </table:table-cell>
          <table:table-cell office:value-type="float" office:value="-73.9531983862" calcext:value-type="float">
            <text:p>-73.9531983862</text:p>
          </table:table-cell>
          <table:table-cell table:formula="of:=SQRT(POWER(([.H64]-[.H65]);2)+POWER(([.I64]-[.I65]);2))" office:value-type="float" office:value="0.0000185863222514673" calcext:value-type="float">
            <text:p>0.000018586</text:p>
          </table:table-cell>
          <table:table-cell office:value-type="float" office:value="6.4217" calcext:value-type="float">
            <text:p>6.4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149459E+018" calcext:value-type="float">
            <text:p>1492730221494590000</text:p>
          </table:table-cell>
          <table:table-cell office:value-type="float" office:value="65" calcext:value-type="float">
            <text:p>65</text:p>
          </table:table-cell>
          <table:table-cell office:value-type="float" office:value="1492730221" calcext:value-type="float">
            <text:p>1492730221</text:p>
          </table:table-cell>
          <table:table-cell office:value-type="float" office:value="494358062" calcext:value-type="float">
            <text:p>494358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00412" calcext:value-type="float">
            <text:p>41.3908900412</text:p>
          </table:table-cell>
          <table:table-cell office:value-type="float" office:value="-73.9532130423" calcext:value-type="float">
            <text:p>-73.9532130423</text:p>
          </table:table-cell>
          <table:table-cell table:formula="of:=SQRT(POWER(([.H65]-[.H66]);2)+POWER(([.I65]-[.I66]);2))" office:value-type="float" office:value="0.0000153417208763146" calcext:value-type="float">
            <text:p>0.000015342</text:p>
          </table:table-cell>
          <table:table-cell office:value-type="float" office:value="6.4339" calcext:value-type="float">
            <text:p>6.43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24936E+018" calcext:value-type="float">
            <text:p>1492730222493600000</text:p>
          </table:table-cell>
          <table:table-cell office:value-type="float" office:value="66" calcext:value-type="float">
            <text:p>66</text:p>
          </table:table-cell>
          <table:table-cell office:value-type="float" office:value="1492730222" calcext:value-type="float">
            <text:p>1492730222</text:p>
          </table:table-cell>
          <table:table-cell office:value-type="float" office:value="493360042" calcext:value-type="float">
            <text:p>4933600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41875" calcext:value-type="float">
            <text:p>41.3908941875</text:p>
          </table:table-cell>
          <table:table-cell office:value-type="float" office:value="-73.9532293657" calcext:value-type="float">
            <text:p>-73.9532293657</text:p>
          </table:table-cell>
          <table:table-cell table:formula="of:=SQRT(POWER(([.H66]-[.H67]);2)+POWER(([.I66]-[.I67]);2))" office:value-type="float" office:value="0.0000168417692337431" calcext:value-type="float">
            <text:p>0.000016842</text:p>
          </table:table-cell>
          <table:table-cell office:value-type="float" office:value="6.481" calcext:value-type="float">
            <text:p>6.48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349373E+018" calcext:value-type="float">
            <text:p>1492730223493730000</text:p>
          </table:table-cell>
          <table:table-cell office:value-type="float" office:value="67" calcext:value-type="float">
            <text:p>67</text:p>
          </table:table-cell>
          <table:table-cell office:value-type="float" office:value="1492730223" calcext:value-type="float">
            <text:p>1492730223</text:p>
          </table:table-cell>
          <table:table-cell office:value-type="float" office:value="493360996" calcext:value-type="float">
            <text:p>49336099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83828" calcext:value-type="float">
            <text:p>41.3908983828</text:p>
          </table:table-cell>
          <table:table-cell office:value-type="float" office:value="-73.953244137" calcext:value-type="float">
            <text:p>-73.953244137</text:p>
          </table:table-cell>
          <table:table-cell table:formula="of:=SQRT(POWER(([.H67]-[.H68]);2)+POWER(([.I67]-[.I68]);2))" office:value-type="float" office:value="0.0000153555151603608" calcext:value-type="float">
            <text:p>0.000015356</text:p>
          </table:table-cell>
          <table:table-cell office:value-type="float" office:value="6.5622" calcext:value-type="float">
            <text:p>6.56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449423E+018" calcext:value-type="float">
            <text:p>1492730224494230000</text:p>
          </table:table-cell>
          <table:table-cell office:value-type="float" office:value="68" calcext:value-type="float">
            <text:p>68</text:p>
          </table:table-cell>
          <table:table-cell office:value-type="float" office:value="1492730224" calcext:value-type="float">
            <text:p>1492730224</text:p>
          </table:table-cell>
          <table:table-cell office:value-type="float" office:value="494003057" calcext:value-type="float">
            <text:p>4940030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23136" calcext:value-type="float">
            <text:p>41.3909023136</text:p>
          </table:table-cell>
          <table:table-cell office:value-type="float" office:value="-73.9532588011" calcext:value-type="float">
            <text:p>-73.9532588011</text:p>
          </table:table-cell>
          <table:table-cell table:formula="of:=SQRT(POWER(([.H68]-[.H69]);2)+POWER(([.I68]-[.I69]);2))" office:value-type="float" office:value="0.0000151817988936589" calcext:value-type="float">
            <text:p>0.000015182</text:p>
          </table:table-cell>
          <table:table-cell office:value-type="float" office:value="6.6325" calcext:value-type="float">
            <text:p>6.632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549345E+018" calcext:value-type="float">
            <text:p>1492730225493450000</text:p>
          </table:table-cell>
          <table:table-cell office:value-type="float" office:value="69" calcext:value-type="float">
            <text:p>69</text:p>
          </table:table-cell>
          <table:table-cell office:value-type="float" office:value="1492730225" calcext:value-type="float">
            <text:p>1492730225</text:p>
          </table:table-cell>
          <table:table-cell office:value-type="float" office:value="493206977" calcext:value-type="float">
            <text:p>4932069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56749" calcext:value-type="float">
            <text:p>41.3909056749</text:p>
          </table:table-cell>
          <table:table-cell office:value-type="float" office:value="-73.953272793" calcext:value-type="float">
            <text:p>-73.953272793</text:p>
          </table:table-cell>
          <table:table-cell table:formula="of:=SQRT(POWER(([.H69]-[.H70]);2)+POWER(([.I69]-[.I70]);2))" office:value-type="float" office:value="0.0000143899827313542" calcext:value-type="float">
            <text:p>0.000014390</text:p>
          </table:table-cell>
          <table:table-cell office:value-type="float" office:value="6.7692" calcext:value-type="float">
            <text:p>6.76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64932E+018" calcext:value-type="float">
            <text:p>1492730226493200000</text:p>
          </table:table-cell>
          <table:table-cell office:value-type="float" office:value="70" calcext:value-type="float">
            <text:p>70</text:p>
          </table:table-cell>
          <table:table-cell office:value-type="float" office:value="1492730226" calcext:value-type="float">
            <text:p>1492730226</text:p>
          </table:table-cell>
          <table:table-cell office:value-type="float" office:value="492883920" calcext:value-type="float">
            <text:p>492883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92938" calcext:value-type="float">
            <text:p>41.3909092938</text:p>
          </table:table-cell>
          <table:table-cell office:value-type="float" office:value="-73.9532877291" calcext:value-type="float">
            <text:p>-73.9532877291</text:p>
          </table:table-cell>
          <table:table-cell table:formula="of:=SQRT(POWER(([.H70]-[.H71]);2)+POWER(([.I70]-[.I71]);2))" office:value-type="float" office:value="0.0000153682634177534" calcext:value-type="float">
            <text:p>0.000015368</text:p>
          </table:table-cell>
          <table:table-cell office:value-type="float" office:value="6.8984" calcext:value-type="float">
            <text:p>6.89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74924E+018" calcext:value-type="float">
            <text:p>1492730227492400000</text:p>
          </table:table-cell>
          <table:table-cell office:value-type="float" office:value="71" calcext:value-type="float">
            <text:p>71</text:p>
          </table:table-cell>
          <table:table-cell office:value-type="float" office:value="1492730227" calcext:value-type="float">
            <text:p>1492730227</text:p>
          </table:table-cell>
          <table:table-cell office:value-type="float" office:value="491827011" calcext:value-type="float">
            <text:p>4918270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14031" calcext:value-type="float">
            <text:p>41.3909114031</text:p>
          </table:table-cell>
          <table:table-cell office:value-type="float" office:value="-73.9532992557" calcext:value-type="float">
            <text:p>-73.9532992557</text:p>
          </table:table-cell>
          <table:table-cell table:formula="of:=SQRT(POWER(([.H71]-[.H72]);2)+POWER(([.I71]-[.I72]);2))" office:value-type="float" office:value="0.0000117180055539702" calcext:value-type="float">
            <text:p>0.000011718</text:p>
          </table:table-cell>
          <table:table-cell office:value-type="float" office:value="7.0634" calcext:value-type="float">
            <text:p>7.06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849585E+018" calcext:value-type="float">
            <text:p>1492730228495850000</text:p>
          </table:table-cell>
          <table:table-cell office:value-type="float" office:value="72" calcext:value-type="float">
            <text:p>72</text:p>
          </table:table-cell>
          <table:table-cell office:value-type="float" office:value="1492730228" calcext:value-type="float">
            <text:p>1492730228</text:p>
          </table:table-cell>
          <table:table-cell office:value-type="float" office:value="495388984" calcext:value-type="float">
            <text:p>495388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49787" calcext:value-type="float">
            <text:p>41.3909149787</text:p>
          </table:table-cell>
          <table:table-cell office:value-type="float" office:value="-73.9533111038" calcext:value-type="float">
            <text:p>-73.9533111038</text:p>
          </table:table-cell>
          <table:table-cell table:formula="of:=SQRT(POWER(([.H72]-[.H73]);2)+POWER(([.I72]-[.I73]);2))" office:value-type="float" office:value="0.0000123758793238674" calcext:value-type="float">
            <text:p>0.000012376</text:p>
          </table:table-cell>
          <table:table-cell office:value-type="float" office:value="7.1153" calcext:value-type="float">
            <text:p>7.115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2949412E+018" calcext:value-type="float">
            <text:p>1492730229494120000</text:p>
          </table:table-cell>
          <table:table-cell office:value-type="float" office:value="73" calcext:value-type="float">
            <text:p>73</text:p>
          </table:table-cell>
          <table:table-cell office:value-type="float" office:value="1492730229" calcext:value-type="float">
            <text:p>1492730229</text:p>
          </table:table-cell>
          <table:table-cell office:value-type="float" office:value="493304967" calcext:value-type="float">
            <text:p>49330496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7876" calcext:value-type="float">
            <text:p>41.390917876</text:p>
          </table:table-cell>
          <table:table-cell office:value-type="float" office:value="-73.9533229731" calcext:value-type="float">
            <text:p>-73.9533229731</text:p>
          </table:table-cell>
          <table:table-cell table:formula="of:=SQRT(POWER(([.H73]-[.H74]);2)+POWER(([.I73]-[.I74]);2))" office:value-type="float" office:value="0.0000122177997073581" calcext:value-type="float">
            <text:p>0.000012218</text:p>
          </table:table-cell>
          <table:table-cell office:value-type="float" office:value="7.2465" calcext:value-type="float">
            <text:p>7.24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049318E+018" calcext:value-type="float">
            <text:p>1492730230493180000</text:p>
          </table:table-cell>
          <table:table-cell office:value-type="float" office:value="74" calcext:value-type="float">
            <text:p>74</text:p>
          </table:table-cell>
          <table:table-cell office:value-type="float" office:value="1492730230" calcext:value-type="float">
            <text:p>1492730230</text:p>
          </table:table-cell>
          <table:table-cell office:value-type="float" office:value="492712974" calcext:value-type="float">
            <text:p>49271297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06904" calcext:value-type="float">
            <text:p>41.3909206904</text:p>
          </table:table-cell>
          <table:table-cell office:value-type="float" office:value="-73.9533353302" calcext:value-type="float">
            <text:p>-73.9533353302</text:p>
          </table:table-cell>
          <table:table-cell table:formula="of:=SQRT(POWER(([.H74]-[.H75]);2)+POWER(([.I74]-[.I75]);2))" office:value-type="float" office:value="0.0000126735459865843" calcext:value-type="float">
            <text:p>0.000012674</text:p>
          </table:table-cell>
          <table:table-cell office:value-type="float" office:value="7.3429" calcext:value-type="float">
            <text:p>7.34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149447E+018" calcext:value-type="float">
            <text:p>1492730231494470000</text:p>
          </table:table-cell>
          <table:table-cell office:value-type="float" office:value="75" calcext:value-type="float">
            <text:p>75</text:p>
          </table:table-cell>
          <table:table-cell office:value-type="float" office:value="1492730231" calcext:value-type="float">
            <text:p>1492730231</text:p>
          </table:table-cell>
          <table:table-cell office:value-type="float" office:value="494174003" calcext:value-type="float">
            <text:p>49417400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4902" calcext:value-type="float">
            <text:p>41.3909234902</text:p>
          </table:table-cell>
          <table:table-cell office:value-type="float" office:value="-73.9533467579" calcext:value-type="float">
            <text:p>-73.9533467579</text:p>
          </table:table-cell>
          <table:table-cell table:formula="of:=SQRT(POWER(([.H75]-[.H76]);2)+POWER(([.I75]-[.I76]);2))" office:value-type="float" office:value="0.0000117656792010303" calcext:value-type="float">
            <text:p>0.000011766</text:p>
          </table:table-cell>
          <table:table-cell office:value-type="float" office:value="7.4188" calcext:value-type="float">
            <text:p>7.41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249395E+018" calcext:value-type="float">
            <text:p>1492730232493950000</text:p>
          </table:table-cell>
          <table:table-cell office:value-type="float" office:value="76" calcext:value-type="float">
            <text:p>76</text:p>
          </table:table-cell>
          <table:table-cell office:value-type="float" office:value="1492730232" calcext:value-type="float">
            <text:p>1492730232</text:p>
          </table:table-cell>
          <table:table-cell office:value-type="float" office:value="493253946" calcext:value-type="float">
            <text:p>49325394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5542" calcext:value-type="float">
            <text:p>41.3909255542</text:p>
          </table:table-cell>
          <table:table-cell office:value-type="float" office:value="-73.9533538546" calcext:value-type="float">
            <text:p>-73.9533538546</text:p>
          </table:table-cell>
          <table:table-cell table:formula="of:=SQRT(POWER(([.H76]-[.H77]);2)+POWER(([.I76]-[.I77]);2))" office:value-type="float" office:value="0.00000739075415165596" calcext:value-type="float">
            <text:p>0.000007391</text:p>
          </table:table-cell>
          <table:table-cell office:value-type="float" office:value="7.2607" calcext:value-type="float">
            <text:p>7.26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349355E+018" calcext:value-type="float">
            <text:p>1492730233493550000</text:p>
          </table:table-cell>
          <table:table-cell office:value-type="float" office:value="77" calcext:value-type="float">
            <text:p>77</text:p>
          </table:table-cell>
          <table:table-cell office:value-type="float" office:value="1492730233" calcext:value-type="float">
            <text:p>1492730233</text:p>
          </table:table-cell>
          <table:table-cell office:value-type="float" office:value="493304014" calcext:value-type="float">
            <text:p>49330401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8327" calcext:value-type="float">
            <text:p>41.3909268327</text:p>
          </table:table-cell>
          <table:table-cell office:value-type="float" office:value="-73.9533570235" calcext:value-type="float">
            <text:p>-73.9533570235</text:p>
          </table:table-cell>
          <table:table-cell table:formula="of:=SQRT(POWER(([.H77]-[.H78]);2)+POWER(([.I77]-[.I78]);2))" office:value-type="float" office:value="0.00000341708787044258" calcext:value-type="float">
            <text:p>0.000003417</text:p>
          </table:table-cell>
          <table:table-cell office:value-type="float" office:value="7.2098" calcext:value-type="float">
            <text:p>7.20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449328E+018" calcext:value-type="float">
            <text:p>1492730234493280000</text:p>
          </table:table-cell>
          <table:table-cell office:value-type="float" office:value="78" calcext:value-type="float">
            <text:p>78</text:p>
          </table:table-cell>
          <table:table-cell office:value-type="float" office:value="1492730234" calcext:value-type="float">
            <text:p>1492730234</text:p>
          </table:table-cell>
          <table:table-cell office:value-type="float" office:value="492913007" calcext:value-type="float">
            <text:p>4929130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993" calcext:value-type="float">
            <text:p>41.3909270993</text:p>
          </table:table-cell>
          <table:table-cell office:value-type="float" office:value="-73.9533567442" calcext:value-type="float">
            <text:p>-73.9533567442</text:p>
          </table:table-cell>
          <table:table-cell table:formula="of:=SQRT(POWER(([.H78]-[.H79]);2)+POWER(([.I78]-[.I79]);2))" office:value-type="float" office:value="0.000000386114043340151" calcext:value-type="float">
            <text:p>0.000000386</text:p>
          </table:table-cell>
          <table:table-cell office:value-type="float" office:value="7.0728" calcext:value-type="float">
            <text:p>7.07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549722E+018" calcext:value-type="float">
            <text:p>1492730235497220000</text:p>
          </table:table-cell>
          <table:table-cell office:value-type="float" office:value="79" calcext:value-type="float">
            <text:p>79</text:p>
          </table:table-cell>
          <table:table-cell office:value-type="float" office:value="1492730235" calcext:value-type="float">
            <text:p>1492730235</text:p>
          </table:table-cell>
          <table:table-cell office:value-type="float" office:value="495799064" calcext:value-type="float">
            <text:p>495799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072" calcext:value-type="float">
            <text:p>41.3909273072</text:p>
          </table:table-cell>
          <table:table-cell office:value-type="float" office:value="-73.9533567778" calcext:value-type="float">
            <text:p>-73.9533567778</text:p>
          </table:table-cell>
          <table:table-cell table:formula="of:=SQRT(POWER(([.H79]-[.H80]);2)+POWER(([.I79]-[.I80]);2))" office:value-type="float" office:value="0.000000210597651202038" calcext:value-type="float">
            <text:p>0.000000211</text:p>
          </table:table-cell>
          <table:table-cell office:value-type="float" office:value="7.0195" calcext:value-type="float">
            <text:p>7.01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649349E+018" calcext:value-type="float">
            <text:p>1492730236493490000</text:p>
          </table:table-cell>
          <table:table-cell office:value-type="float" office:value="80" calcext:value-type="float">
            <text:p>80</text:p>
          </table:table-cell>
          <table:table-cell office:value-type="float" office:value="1492730236" calcext:value-type="float">
            <text:p>1492730236</text:p>
          </table:table-cell>
          <table:table-cell office:value-type="float" office:value="493200063" calcext:value-type="float">
            <text:p>49320006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51" calcext:value-type="float">
            <text:p>41.3909270451</text:p>
          </table:table-cell>
          <table:table-cell office:value-type="float" office:value="-73.95335678" calcext:value-type="float">
            <text:p>-73.95335678</text:p>
          </table:table-cell>
          <table:table-cell table:formula="of:=SQRT(POWER(([.H80]-[.H81]);2)+POWER(([.I80]-[.I81]);2))" office:value-type="float" office:value="0.000000262109235191744" calcext:value-type="float">
            <text:p>0.000000262</text:p>
          </table:table-cell>
          <table:table-cell office:value-type="float" office:value="7.0701" calcext:value-type="float">
            <text:p>7.07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749307E+018" calcext:value-type="float">
            <text:p>1492730237493070000</text:p>
          </table:table-cell>
          <table:table-cell office:value-type="float" office:value="81" calcext:value-type="float">
            <text:p>81</text:p>
          </table:table-cell>
          <table:table-cell office:value-type="float" office:value="1492730237" calcext:value-type="float">
            <text:p>1492730237</text:p>
          </table:table-cell>
          <table:table-cell office:value-type="float" office:value="492800951" calcext:value-type="float">
            <text:p>49280095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594" calcext:value-type="float">
            <text:p>41.3909267594</text:p>
          </table:table-cell>
          <table:table-cell office:value-type="float" office:value="-73.9533567792" calcext:value-type="float">
            <text:p>-73.9533567792</text:p>
          </table:table-cell>
          <table:table-cell table:formula="of:=SQRT(POWER(([.H81]-[.H82]);2)+POWER(([.I81]-[.I82]);2))" office:value-type="float" office:value="0.000000285701117047576" calcext:value-type="float">
            <text:p>0.000000286</text:p>
          </table:table-cell>
          <table:table-cell office:value-type="float" office:value="7.1365" calcext:value-type="float">
            <text:p>7.136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849457E+018" calcext:value-type="float">
            <text:p>1492730238494570000</text:p>
          </table:table-cell>
          <table:table-cell office:value-type="float" office:value="82" calcext:value-type="float">
            <text:p>82</text:p>
          </table:table-cell>
          <table:table-cell office:value-type="float" office:value="1492730238" calcext:value-type="float">
            <text:p>1492730238</text:p>
          </table:table-cell>
          <table:table-cell office:value-type="float" office:value="494286060" calcext:value-type="float">
            <text:p>494286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981" calcext:value-type="float">
            <text:p>41.3909266981</text:p>
          </table:table-cell>
          <table:table-cell office:value-type="float" office:value="-73.9533568088" calcext:value-type="float">
            <text:p>-73.9533568088</text:p>
          </table:table-cell>
          <table:table-cell table:formula="of:=SQRT(POWER(([.H82]-[.H83]);2)+POWER(([.I82]-[.I83]);2))" office:value-type="float" office:value="0.0000000680723825951937" calcext:value-type="float">
            <text:p>0.000000068</text:p>
          </table:table-cell>
          <table:table-cell office:value-type="float" office:value="7.1662" calcext:value-type="float">
            <text:p>7.1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3949476E+018" calcext:value-type="float">
            <text:p>1492730239494760000</text:p>
          </table:table-cell>
          <table:table-cell office:value-type="float" office:value="83" calcext:value-type="float">
            <text:p>83</text:p>
          </table:table-cell>
          <table:table-cell office:value-type="float" office:value="1492730239" calcext:value-type="float">
            <text:p>1492730239</text:p>
          </table:table-cell>
          <table:table-cell office:value-type="float" office:value="494400978" calcext:value-type="float">
            <text:p>494400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2777" calcext:value-type="float">
            <text:p>41.3909262777</text:p>
          </table:table-cell>
          <table:table-cell office:value-type="float" office:value="-73.9533562179" calcext:value-type="float">
            <text:p>-73.9533562179</text:p>
          </table:table-cell>
          <table:table-cell table:formula="of:=SQRT(POWER(([.H83]-[.H84]);2)+POWER(([.I83]-[.I84]);2))" office:value-type="float" office:value="0.000000725188924659029" calcext:value-type="float">
            <text:p>0.000000725</text:p>
          </table:table-cell>
          <table:table-cell office:value-type="float" office:value="7.2399" calcext:value-type="float">
            <text:p>7.23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04938E+018" calcext:value-type="float">
            <text:p>1492730240493800000</text:p>
          </table:table-cell>
          <table:table-cell office:value-type="float" office:value="84" calcext:value-type="float">
            <text:p>84</text:p>
          </table:table-cell>
          <table:table-cell office:value-type="float" office:value="1492730240" calcext:value-type="float">
            <text:p>1492730240</text:p>
          </table:table-cell>
          <table:table-cell office:value-type="float" office:value="493489980" calcext:value-type="float">
            <text:p>493489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378" calcext:value-type="float">
            <text:p>41.390926378</text:p>
          </table:table-cell>
          <table:table-cell office:value-type="float" office:value="-73.9533563041" calcext:value-type="float">
            <text:p>-73.9533563041</text:p>
          </table:table-cell>
          <table:table-cell table:formula="of:=SQRT(POWER(([.H84]-[.H85]);2)+POWER(([.I84]-[.I85]);2))" office:value-type="float" office:value="0.000000132251774753766" calcext:value-type="float">
            <text:p>0.000000132</text:p>
          </table:table-cell>
          <table:table-cell office:value-type="float" office:value="7.2197" calcext:value-type="float">
            <text:p>7.21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149339E+018" calcext:value-type="float">
            <text:p>1492730241493390000</text:p>
          </table:table-cell>
          <table:table-cell office:value-type="float" office:value="85" calcext:value-type="float">
            <text:p>85</text:p>
          </table:table-cell>
          <table:table-cell office:value-type="float" office:value="1492730241" calcext:value-type="float">
            <text:p>1492730241</text:p>
          </table:table-cell>
          <table:table-cell office:value-type="float" office:value="493175983" calcext:value-type="float">
            <text:p>493175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827" calcext:value-type="float">
            <text:p>41.3909267827</text:p>
          </table:table-cell>
          <table:table-cell office:value-type="float" office:value="-73.9533563681" calcext:value-type="float">
            <text:p>-73.9533563681</text:p>
          </table:table-cell>
          <table:table-cell table:formula="of:=SQRT(POWER(([.H85]-[.H86]);2)+POWER(([.I85]-[.I86]);2))" office:value-type="float" office:value="0.00000040972928573284" calcext:value-type="float">
            <text:p>0.000000410</text:p>
          </table:table-cell>
          <table:table-cell office:value-type="float" office:value="7.1359" calcext:value-type="float">
            <text:p>7.13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249285E+018" calcext:value-type="float">
            <text:p>1492730242492850000</text:p>
          </table:table-cell>
          <table:table-cell office:value-type="float" office:value="86" calcext:value-type="float">
            <text:p>86</text:p>
          </table:table-cell>
          <table:table-cell office:value-type="float" office:value="1492730242" calcext:value-type="float">
            <text:p>1492730242</text:p>
          </table:table-cell>
          <table:table-cell office:value-type="float" office:value="492666959" calcext:value-type="float">
            <text:p>492666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formula="of:=SQRT(POWER(([.H86]-[.H87]);2)+POWER(([.I86]-[.I87]);2))" office:value-type="float" office:value="0.000000155487275542634" calcext:value-type="float">
            <text:p>0.000000155</text:p>
          </table:table-cell>
          <table:table-cell office:value-type="float" office:value="7.0929" calcext:value-type="float">
            <text:p>7.092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349557E+018" calcext:value-type="float">
            <text:p>1492730243495570000</text:p>
          </table:table-cell>
          <table:table-cell office:value-type="float" office:value="87" calcext:value-type="float">
            <text:p>87</text:p>
          </table:table-cell>
          <table:table-cell office:value-type="float" office:value="1492730243" calcext:value-type="float">
            <text:p>1492730243</text:p>
          </table:table-cell>
          <table:table-cell office:value-type="float" office:value="495269060" calcext:value-type="float">
            <text:p>495269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9" calcext:value-type="float">
            <text:p>41.3909269</text:p>
          </table:table-cell>
          <table:table-cell office:value-type="float" office:value="-73.9533561321" calcext:value-type="float">
            <text:p>-73.9533561321</text:p>
          </table:table-cell>
          <table:table-cell table:formula="of:=SQRT(POWER(([.H87]-[.H88]);2)+POWER(([.I87]-[.I88]);2))" office:value-type="float" office:value="0.00000013261221265523" calcext:value-type="float">
            <text:p>0.000000133</text:p>
          </table:table-cell>
          <table:table-cell office:value-type="float" office:value="7.1452" calcext:value-type="float">
            <text:p>7.14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449479E+018" calcext:value-type="float">
            <text:p>1492730244494790000</text:p>
          </table:table-cell>
          <table:table-cell office:value-type="float" office:value="88" calcext:value-type="float">
            <text:p>88</text:p>
          </table:table-cell>
          <table:table-cell office:value-type="float" office:value="1492730244" calcext:value-type="float">
            <text:p>1492730244</text:p>
          </table:table-cell>
          <table:table-cell office:value-type="float" office:value="494366884" calcext:value-type="float">
            <text:p>494366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4457" calcext:value-type="float">
            <text:p>41.3909264457</text:p>
          </table:table-cell>
          <table:table-cell office:value-type="float" office:value="-73.9533555743" calcext:value-type="float">
            <text:p>-73.9533555743</text:p>
          </table:table-cell>
          <table:table-cell table:formula="of:=SQRT(POWER(([.H88]-[.H89]);2)+POWER(([.I88]-[.I89]);2))" office:value-type="float" office:value="0.000000719395104125738" calcext:value-type="float">
            <text:p>0.000000719</text:p>
          </table:table-cell>
          <table:table-cell office:value-type="float" office:value="7.2998" calcext:value-type="float">
            <text:p>7.29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549384E+018" calcext:value-type="float">
            <text:p>1492730245493840000</text:p>
          </table:table-cell>
          <table:table-cell office:value-type="float" office:value="89" calcext:value-type="float">
            <text:p>89</text:p>
          </table:table-cell>
          <table:table-cell office:value-type="float" office:value="1492730245" calcext:value-type="float">
            <text:p>1492730245</text:p>
          </table:table-cell>
          <table:table-cell office:value-type="float" office:value="493500947" calcext:value-type="float">
            <text:p>4935009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433" calcext:value-type="float">
            <text:p>41.3909270433</text:p>
          </table:table-cell>
          <table:table-cell office:value-type="float" office:value="-73.953355848" calcext:value-type="float">
            <text:p>-73.953355848</text:p>
          </table:table-cell>
          <table:table-cell table:formula="of:=SQRT(POWER(([.H89]-[.H90]);2)+POWER(([.I89]-[.I90]);2))" office:value-type="float" office:value="0.000000657295555637922" calcext:value-type="float">
            <text:p>0.000000657</text:p>
          </table:table-cell>
          <table:table-cell office:value-type="float" office:value="7.2536" calcext:value-type="float">
            <text:p>7.25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649469E+018" calcext:value-type="float">
            <text:p>1492730246494690000</text:p>
          </table:table-cell>
          <table:table-cell office:value-type="float" office:value="90" calcext:value-type="float">
            <text:p>90</text:p>
          </table:table-cell>
          <table:table-cell office:value-type="float" office:value="1492730246" calcext:value-type="float">
            <text:p>1492730246</text:p>
          </table:table-cell>
          <table:table-cell office:value-type="float" office:value="494312047" calcext:value-type="float">
            <text:p>49431204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66501" calcext:value-type="float">
            <text:p>41.3909266501</text:p>
          </table:table-cell>
          <table:table-cell office:value-type="float" office:value="-73.9533551516" calcext:value-type="float">
            <text:p>-73.9533551516</text:p>
          </table:table-cell>
          <table:table-cell table:formula="of:=SQRT(POWER(([.H90]-[.H91]);2)+POWER(([.I90]-[.I91]);2))" office:value-type="float" office:value="0.000000799736965640662" calcext:value-type="float">
            <text:p>0.000000800</text:p>
          </table:table-cell>
          <table:table-cell office:value-type="float" office:value="7.402" calcext:value-type="float">
            <text:p>7.40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74936E+018" calcext:value-type="float">
            <text:p>1492730247493600000</text:p>
          </table:table-cell>
          <table:table-cell office:value-type="float" office:value="91" calcext:value-type="float">
            <text:p>91</text:p>
          </table:table-cell>
          <table:table-cell office:value-type="float" office:value="1492730247" calcext:value-type="float">
            <text:p>1492730247</text:p>
          </table:table-cell>
          <table:table-cell office:value-type="float" office:value="493199110" calcext:value-type="float">
            <text:p>49319911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0103" calcext:value-type="float">
            <text:p>41.3909270103</text:p>
          </table:table-cell>
          <table:table-cell office:value-type="float" office:value="-73.9533551934" calcext:value-type="float">
            <text:p>-73.9533551934</text:p>
          </table:table-cell>
          <table:table-cell table:formula="of:=SQRT(POWER(([.H91]-[.H92]);2)+POWER(([.I91]-[.I92]);2))" office:value-type="float" office:value="0.000000362617262443347" calcext:value-type="float">
            <text:p>0.000000363</text:p>
          </table:table-cell>
          <table:table-cell office:value-type="float" office:value="7.3198" calcext:value-type="float">
            <text:p>7.319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849311E+018" calcext:value-type="float">
            <text:p>1492730248493110000</text:p>
          </table:table-cell>
          <table:table-cell office:value-type="float" office:value="92" calcext:value-type="float">
            <text:p>92</text:p>
          </table:table-cell>
          <table:table-cell office:value-type="float" office:value="1492730248" calcext:value-type="float">
            <text:p>1492730248</text:p>
          </table:table-cell>
          <table:table-cell office:value-type="float" office:value="492789983" calcext:value-type="float">
            <text:p>492789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1764" calcext:value-type="float">
            <text:p>41.3909271764</text:p>
          </table:table-cell>
          <table:table-cell office:value-type="float" office:value="-73.953355095" calcext:value-type="float">
            <text:p>-73.953355095</text:p>
          </table:table-cell>
          <table:table-cell table:formula="of:=SQRT(POWER(([.H92]-[.H93]);2)+POWER(([.I92]-[.I93]);2))" office:value-type="float" office:value="0.000000193058978657621" calcext:value-type="float">
            <text:p>0.000000193</text:p>
          </table:table-cell>
          <table:table-cell office:value-type="float" office:value="7.3251" calcext:value-type="float">
            <text:p>7.325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4949409E+018" calcext:value-type="float">
            <text:p>1492730249494090000</text:p>
          </table:table-cell>
          <table:table-cell office:value-type="float" office:value="93" calcext:value-type="float">
            <text:p>93</text:p>
          </table:table-cell>
          <table:table-cell office:value-type="float" office:value="1492730249" calcext:value-type="float">
            <text:p>1492730249</text:p>
          </table:table-cell>
          <table:table-cell office:value-type="float" office:value="493583917" calcext:value-type="float">
            <text:p>49358391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22" calcext:value-type="float">
            <text:p>41.390927322</text:p>
          </table:table-cell>
          <table:table-cell office:value-type="float" office:value="-73.9533550254" calcext:value-type="float">
            <text:p>-73.9533550254</text:p>
          </table:table-cell>
          <table:table-cell table:formula="of:=SQRT(POWER(([.H93]-[.H94]);2)+POWER(([.I93]-[.I94]);2))" office:value-type="float" office:value="0.00000016138005527512" calcext:value-type="float">
            <text:p>0.000000161</text:p>
          </table:table-cell>
          <table:table-cell office:value-type="float" office:value="7.3732" calcext:value-type="float">
            <text:p>7.373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049333E+018" calcext:value-type="float">
            <text:p>1492730250493330000</text:p>
          </table:table-cell>
          <table:table-cell office:value-type="float" office:value="94" calcext:value-type="float">
            <text:p>94</text:p>
          </table:table-cell>
          <table:table-cell office:value-type="float" office:value="1492730250" calcext:value-type="float">
            <text:p>1492730250</text:p>
          </table:table-cell>
          <table:table-cell office:value-type="float" office:value="493037939" calcext:value-type="float">
            <text:p>493037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73327" calcext:value-type="float">
            <text:p>41.3909273327</text:p>
          </table:table-cell>
          <table:table-cell office:value-type="float" office:value="-73.9533549231" calcext:value-type="float">
            <text:p>-73.9533549231</text:p>
          </table:table-cell>
          <table:table-cell table:formula="of:=SQRT(POWER(([.H94]-[.H95]);2)+POWER(([.I94]-[.I95]);2))" office:value-type="float" office:value="0.000000102858064094621" calcext:value-type="float">
            <text:p>0.000000103</text:p>
          </table:table-cell>
          <table:table-cell office:value-type="float" office:value="7.3658" calcext:value-type="float">
            <text:p>7.36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149257E+018" calcext:value-type="float">
            <text:p>1492730251492570000</text:p>
          </table:table-cell>
          <table:table-cell office:value-type="float" office:value="95" calcext:value-type="float">
            <text:p>95</text:p>
          </table:table-cell>
          <table:table-cell office:value-type="float" office:value="1492730251" calcext:value-type="float">
            <text:p>1492730251</text:p>
          </table:table-cell>
          <table:table-cell office:value-type="float" office:value="492239952" calcext:value-type="float">
            <text:p>49223995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50286" calcext:value-type="float">
            <text:p>41.3909250286</text:p>
          </table:table-cell>
          <table:table-cell office:value-type="float" office:value="-73.9533552975" calcext:value-type="float">
            <text:p>-73.9533552975</text:p>
          </table:table-cell>
          <table:table-cell table:formula="of:=SQRT(POWER(([.H95]-[.H96]);2)+POWER(([.I95]-[.I96]);2))" office:value-type="float" office:value="0.00000233432049525116" calcext:value-type="float">
            <text:p>0.000002334</text:p>
          </table:table-cell>
          <table:table-cell office:value-type="float" office:value="7.4884" calcext:value-type="float">
            <text:p>7.48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249589E+018" calcext:value-type="float">
            <text:p>1492730252495890000</text:p>
          </table:table-cell>
          <table:table-cell office:value-type="float" office:value="96" calcext:value-type="float">
            <text:p>96</text:p>
          </table:table-cell>
          <table:table-cell office:value-type="float" office:value="1492730252" calcext:value-type="float">
            <text:p>1492730252</text:p>
          </table:table-cell>
          <table:table-cell office:value-type="float" office:value="495508909" calcext:value-type="float">
            <text:p>49550890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301125" calcext:value-type="float">
            <text:p>41.3909301125</text:p>
          </table:table-cell>
          <table:table-cell office:value-type="float" office:value="-73.9533649235" calcext:value-type="float">
            <text:p>-73.9533649235</text:p>
          </table:table-cell>
          <table:table-cell table:formula="of:=SQRT(POWER(([.H96]-[.H97]);2)+POWER(([.I96]-[.I97]);2))" office:value-type="float" office:value="0.0000108860422264356" calcext:value-type="float">
            <text:p>0.000010886</text:p>
          </table:table-cell>
          <table:table-cell office:value-type="float" office:value="5.3146" calcext:value-type="float">
            <text:p>5.314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349314E+018" calcext:value-type="float">
            <text:p>1492730253493140000</text:p>
          </table:table-cell>
          <table:table-cell office:value-type="float" office:value="97" calcext:value-type="float">
            <text:p>97</text:p>
          </table:table-cell>
          <table:table-cell office:value-type="float" office:value="1492730253" calcext:value-type="float">
            <text:p>1492730253</text:p>
          </table:table-cell>
          <table:table-cell office:value-type="float" office:value="492851018" calcext:value-type="float">
            <text:p>492851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231836" calcext:value-type="float">
            <text:p>41.3909231836</text:p>
          </table:table-cell>
          <table:table-cell office:value-type="float" office:value="-73.9533705473" calcext:value-type="float">
            <text:p>-73.9533705473</text:p>
          </table:table-cell>
          <table:table-cell table:formula="of:=SQRT(POWER(([.H97]-[.H98]);2)+POWER(([.I97]-[.I98]);2))" office:value-type="float" office:value="0.00000892394428280698" calcext:value-type="float">
            <text:p>0.000008924</text:p>
          </table:table-cell>
          <table:table-cell office:value-type="float" office:value="5.28" calcext:value-type="float">
            <text:p>5.2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449373E+018" calcext:value-type="float">
            <text:p>1492730254493730000</text:p>
          </table:table-cell>
          <table:table-cell office:value-type="float" office:value="98" calcext:value-type="float">
            <text:p>98</text:p>
          </table:table-cell>
          <table:table-cell office:value-type="float" office:value="1492730254" calcext:value-type="float">
            <text:p>1492730254</text:p>
          </table:table-cell>
          <table:table-cell office:value-type="float" office:value="493482112" calcext:value-type="float">
            <text:p>493482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158829" calcext:value-type="float">
            <text:p>41.3909158829</text:p>
          </table:table-cell>
          <table:table-cell office:value-type="float" office:value="-73.9533754586" calcext:value-type="float">
            <text:p>-73.9533754586</text:p>
          </table:table-cell>
          <table:table-cell table:formula="of:=SQRT(POWER(([.H98]-[.H99]);2)+POWER(([.I98]-[.I99]);2))" office:value-type="float" office:value="0.00000879892539555204" calcext:value-type="float">
            <text:p>0.000008799</text:p>
          </table:table-cell>
          <table:table-cell office:value-type="float" office:value="5.2544" calcext:value-type="float">
            <text:p>5.25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549443E+018" calcext:value-type="float">
            <text:p>1492730255494430000</text:p>
          </table:table-cell>
          <table:table-cell office:value-type="float" office:value="99" calcext:value-type="float">
            <text:p>99</text:p>
          </table:table-cell>
          <table:table-cell office:value-type="float" office:value="1492730255" calcext:value-type="float">
            <text:p>1492730255</text:p>
          </table:table-cell>
          <table:table-cell office:value-type="float" office:value="494146108" calcext:value-type="float">
            <text:p>494146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9071575" calcext:value-type="float">
            <text:p>41.3909071575</text:p>
          </table:table-cell>
          <table:table-cell office:value-type="float" office:value="-73.953379306" calcext:value-type="float">
            <text:p>-73.953379306</text:p>
          </table:table-cell>
          <table:table-cell table:formula="of:=SQRT(POWER(([.H99]-[.H100]);2)+POWER(([.I99]-[.I100]);2))" office:value-type="float" office:value="0.00000953598930390123" calcext:value-type="float">
            <text:p>0.000009536</text:p>
          </table:table-cell>
          <table:table-cell office:value-type="float" office:value="5.2662" calcext:value-type="float">
            <text:p>5.266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649277E+018" calcext:value-type="float">
            <text:p>1492730256492770000</text:p>
          </table:table-cell>
          <table:table-cell office:value-type="float" office:value="100" calcext:value-type="float">
            <text:p>100</text:p>
          </table:table-cell>
          <table:table-cell office:value-type="float" office:value="1492730256" calcext:value-type="float">
            <text:p>1492730256</text:p>
          </table:table-cell>
          <table:table-cell office:value-type="float" office:value="492547988" calcext:value-type="float">
            <text:p>4925479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960585" calcext:value-type="float">
            <text:p>41.3908960585</text:p>
          </table:table-cell>
          <table:table-cell office:value-type="float" office:value="-73.9533843759" calcext:value-type="float">
            <text:p>-73.9533843759</text:p>
          </table:table-cell>
          <table:table-cell table:formula="of:=SQRT(POWER(([.H100]-[.H101]);2)+POWER(([.I100]-[.I101]);2))" office:value-type="float" office:value="0.000012202118140391" calcext:value-type="float">
            <text:p>0.000012202</text:p>
          </table:table-cell>
          <table:table-cell office:value-type="float" office:value="5.2714" calcext:value-type="float">
            <text:p>5.271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749318E+018" calcext:value-type="float">
            <text:p>1492730257493180000</text:p>
          </table:table-cell>
          <table:table-cell office:value-type="float" office:value="101" calcext:value-type="float">
            <text:p>101</text:p>
          </table:table-cell>
          <table:table-cell office:value-type="float" office:value="1492730257" calcext:value-type="float">
            <text:p>1492730257</text:p>
          </table:table-cell>
          <table:table-cell office:value-type="float" office:value="492908954" calcext:value-type="float">
            <text:p>49290895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853622" calcext:value-type="float">
            <text:p>41.3908853622</text:p>
          </table:table-cell>
          <table:table-cell office:value-type="float" office:value="-73.9533896495" calcext:value-type="float">
            <text:p>-73.9533896495</text:p>
          </table:table-cell>
          <table:table-cell table:formula="of:=SQRT(POWER(([.H101]-[.H102]);2)+POWER(([.I101]-[.I102]);2))" office:value-type="float" office:value="0.0000119256735868494" calcext:value-type="float">
            <text:p>0.000011926</text:p>
          </table:table-cell>
          <table:table-cell office:value-type="float" office:value="5.2092" calcext:value-type="float">
            <text:p>5.209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849508E+018" calcext:value-type="float">
            <text:p>1492730258495080000</text:p>
          </table:table-cell>
          <table:table-cell office:value-type="float" office:value="102" calcext:value-type="float">
            <text:p>102</text:p>
          </table:table-cell>
          <table:table-cell office:value-type="float" office:value="1492730258" calcext:value-type="float">
            <text:p>1492730258</text:p>
          </table:table-cell>
          <table:table-cell office:value-type="float" office:value="494775056" calcext:value-type="float">
            <text:p>4947750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735323" calcext:value-type="float">
            <text:p>41.3908735323</text:p>
          </table:table-cell>
          <table:table-cell office:value-type="float" office:value="-73.9533948548" calcext:value-type="float">
            <text:p>-73.9533948548</text:p>
          </table:table-cell>
          <table:table-cell table:formula="of:=SQRT(POWER(([.H102]-[.H103]);2)+POWER(([.I102]-[.I103]);2))" office:value-type="float" office:value="0.0000129244606144662" calcext:value-type="float">
            <text:p>0.000012924</text:p>
          </table:table-cell>
          <table:table-cell office:value-type="float" office:value="5.2471" calcext:value-type="float">
            <text:p>5.247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5949264E+018" calcext:value-type="float">
            <text:p>1492730259492640000</text:p>
          </table:table-cell>
          <table:table-cell office:value-type="float" office:value="103" calcext:value-type="float">
            <text:p>103</text:p>
          </table:table-cell>
          <table:table-cell office:value-type="float" office:value="1492730259" calcext:value-type="float">
            <text:p>1492730259</text:p>
          </table:table-cell>
          <table:table-cell office:value-type="float" office:value="492443084" calcext:value-type="float">
            <text:p>4924430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607422" calcext:value-type="float">
            <text:p>41.3908607422</text:p>
          </table:table-cell>
          <table:table-cell office:value-type="float" office:value="-73.9534013939" calcext:value-type="float">
            <text:p>-73.9534013939</text:p>
          </table:table-cell>
          <table:table-cell table:formula="of:=SQRT(POWER(([.H103]-[.H104]);2)+POWER(([.I103]-[.I104]);2))" office:value-type="float" office:value="0.0000143647654642952" calcext:value-type="float">
            <text:p>0.000014365</text:p>
          </table:table-cell>
          <table:table-cell office:value-type="float" office:value="5.2377" calcext:value-type="float">
            <text:p>5.237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049494E+018" calcext:value-type="float">
            <text:p>1492730260494940000</text:p>
          </table:table-cell>
          <table:table-cell office:value-type="float" office:value="104" calcext:value-type="float">
            <text:p>104</text:p>
          </table:table-cell>
          <table:table-cell office:value-type="float" office:value="1492730260" calcext:value-type="float">
            <text:p>1492730260</text:p>
          </table:table-cell>
          <table:table-cell office:value-type="float" office:value="494708061" calcext:value-type="float">
            <text:p>494708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484634" calcext:value-type="float">
            <text:p>41.3908484634</text:p>
          </table:table-cell>
          <table:table-cell office:value-type="float" office:value="-73.9534086544" calcext:value-type="float">
            <text:p>-73.9534086544</text:p>
          </table:table-cell>
          <table:table-cell table:formula="of:=SQRT(POWER(([.H104]-[.H105]);2)+POWER(([.I104]-[.I105]);2))" office:value-type="float" office:value="0.0000142647744344567" calcext:value-type="float">
            <text:p>0.000014265</text:p>
          </table:table-cell>
          <table:table-cell office:value-type="float" office:value="5.2447" calcext:value-type="float">
            <text:p>5.2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149488E+018" calcext:value-type="float">
            <text:p>1492730261494880000</text:p>
          </table:table-cell>
          <table:table-cell office:value-type="float" office:value="105" calcext:value-type="float">
            <text:p>105</text:p>
          </table:table-cell>
          <table:table-cell office:value-type="float" office:value="1492730261" calcext:value-type="float">
            <text:p>1492730261</text:p>
          </table:table-cell>
          <table:table-cell office:value-type="float" office:value="494638919" calcext:value-type="float">
            <text:p>49463891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381213" calcext:value-type="float">
            <text:p>41.3908381213</text:p>
          </table:table-cell>
          <table:table-cell office:value-type="float" office:value="-73.9534147114" calcext:value-type="float">
            <text:p>-73.9534147114</text:p>
          </table:table-cell>
          <table:table-cell table:formula="of:=SQRT(POWER(([.H105]-[.H106]);2)+POWER(([.I105]-[.I106]);2))" office:value-type="float" office:value="0.0000119852526653314" calcext:value-type="float">
            <text:p>0.000011985</text:p>
          </table:table-cell>
          <table:table-cell office:value-type="float" office:value="5.2561" calcext:value-type="float">
            <text:p>5.256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249442E+018" calcext:value-type="float">
            <text:p>1492730262494420000</text:p>
          </table:table-cell>
          <table:table-cell office:value-type="float" office:value="106" calcext:value-type="float">
            <text:p>106</text:p>
          </table:table-cell>
          <table:table-cell office:value-type="float" office:value="1492730262" calcext:value-type="float">
            <text:p>1492730262</text:p>
          </table:table-cell>
          <table:table-cell office:value-type="float" office:value="494198083" calcext:value-type="float">
            <text:p>4941980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279185" calcext:value-type="float">
            <text:p>41.3908279185</text:p>
          </table:table-cell>
          <table:table-cell office:value-type="float" office:value="-73.9534198866" calcext:value-type="float">
            <text:p>-73.9534198866</text:p>
          </table:table-cell>
          <table:table-cell table:formula="of:=SQRT(POWER(([.H106]-[.H107]);2)+POWER(([.I106]-[.I107]);2))" office:value-type="float" office:value="0.0000114402719754199" calcext:value-type="float">
            <text:p>0.000011440</text:p>
          </table:table-cell>
          <table:table-cell office:value-type="float" office:value="5.2259" calcext:value-type="float">
            <text:p>5.22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349384E+018" calcext:value-type="float">
            <text:p>1492730263493840000</text:p>
          </table:table-cell>
          <table:table-cell office:value-type="float" office:value="107" calcext:value-type="float">
            <text:p>107</text:p>
          </table:table-cell>
          <table:table-cell office:value-type="float" office:value="1492730263" calcext:value-type="float">
            <text:p>1492730263</text:p>
          </table:table-cell>
          <table:table-cell office:value-type="float" office:value="493649959" calcext:value-type="float">
            <text:p>4936499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171318" calcext:value-type="float">
            <text:p>41.3908171318</text:p>
          </table:table-cell>
          <table:table-cell office:value-type="float" office:value="-73.9534245471" calcext:value-type="float">
            <text:p>-73.9534245471</text:p>
          </table:table-cell>
          <table:table-cell table:formula="of:=SQRT(POWER(([.H107]-[.H108]);2)+POWER(([.I107]-[.I108]);2))" office:value-type="float" office:value="0.0000117504534875477" calcext:value-type="float">
            <text:p>0.000011750</text:p>
          </table:table-cell>
          <table:table-cell office:value-type="float" office:value="5.2469" calcext:value-type="float">
            <text:p>5.246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449545E+018" calcext:value-type="float">
            <text:p>1492730264495450000</text:p>
          </table:table-cell>
          <table:table-cell office:value-type="float" office:value="108" calcext:value-type="float">
            <text:p>108</text:p>
          </table:table-cell>
          <table:table-cell office:value-type="float" office:value="1492730264" calcext:value-type="float">
            <text:p>1492730264</text:p>
          </table:table-cell>
          <table:table-cell office:value-type="float" office:value="495094060" calcext:value-type="float">
            <text:p>49509406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8077011" calcext:value-type="float">
            <text:p>41.3908077011</text:p>
          </table:table-cell>
          <table:table-cell office:value-type="float" office:value="-73.9534295458" calcext:value-type="float">
            <text:p>-73.9534295458</text:p>
          </table:table-cell>
          <table:table-cell table:formula="of:=SQRT(POWER(([.H108]-[.H109]);2)+POWER(([.I108]-[.I109]);2))" office:value-type="float" office:value="0.0000106735703581366" calcext:value-type="float">
            <text:p>0.000010674</text:p>
          </table:table-cell>
          <table:table-cell office:value-type="float" office:value="5.2217" calcext:value-type="float">
            <text:p>5.22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549363E+018" calcext:value-type="float">
            <text:p>1492730265493630000</text:p>
          </table:table-cell>
          <table:table-cell office:value-type="float" office:value="109" calcext:value-type="float">
            <text:p>109</text:p>
          </table:table-cell>
          <table:table-cell office:value-type="float" office:value="1492730265" calcext:value-type="float">
            <text:p>1492730265</text:p>
          </table:table-cell>
          <table:table-cell office:value-type="float" office:value="493459939" calcext:value-type="float">
            <text:p>49345993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983769" calcext:value-type="float">
            <text:p>41.3907983769</text:p>
          </table:table-cell>
          <table:table-cell office:value-type="float" office:value="-73.9534343542" calcext:value-type="float">
            <text:p>-73.9534343542</text:p>
          </table:table-cell>
          <table:table-cell table:formula="of:=SQRT(POWER(([.H109]-[.H110]);2)+POWER(([.I109]-[.I110]);2))" office:value-type="float" office:value="0.0000104910159727919" calcext:value-type="float">
            <text:p>0.000010491</text:p>
          </table:table-cell>
          <table:table-cell office:value-type="float" office:value="5.2173" calcext:value-type="float">
            <text:p>5.21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649593E+018" calcext:value-type="float">
            <text:p>1492730266495930000</text:p>
          </table:table-cell>
          <table:table-cell office:value-type="float" office:value="110" calcext:value-type="float">
            <text:p>110</text:p>
          </table:table-cell>
          <table:table-cell office:value-type="float" office:value="1492730266" calcext:value-type="float">
            <text:p>1492730266</text:p>
          </table:table-cell>
          <table:table-cell office:value-type="float" office:value="495522022" calcext:value-type="float">
            <text:p>49552202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90853" calcext:value-type="float">
            <text:p>41.3907890853</text:p>
          </table:table-cell>
          <table:table-cell office:value-type="float" office:value="-73.9534395196" calcext:value-type="float">
            <text:p>-73.9534395196</text:p>
          </table:table-cell>
          <table:table-cell table:formula="of:=SQRT(POWER(([.H110]-[.H111]);2)+POWER(([.I110]-[.I111]);2))" office:value-type="float" office:value="0.0000106308601590069" calcext:value-type="float">
            <text:p>0.000010631</text:p>
          </table:table-cell>
          <table:table-cell office:value-type="float" office:value="5.1942" calcext:value-type="float">
            <text:p>5.194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749348E+018" calcext:value-type="float">
            <text:p>1492730267493480000</text:p>
          </table:table-cell>
          <table:table-cell office:value-type="float" office:value="111" calcext:value-type="float">
            <text:p>111</text:p>
          </table:table-cell>
          <table:table-cell office:value-type="float" office:value="1492730267" calcext:value-type="float">
            <text:p>1492730267</text:p>
          </table:table-cell>
          <table:table-cell office:value-type="float" office:value="493244886" calcext:value-type="float">
            <text:p>4932448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800225" calcext:value-type="float">
            <text:p>41.3907800225</text:p>
          </table:table-cell>
          <table:table-cell office:value-type="float" office:value="-73.9534444227" calcext:value-type="float">
            <text:p>-73.9534444227</text:p>
          </table:table-cell>
          <table:table-cell table:formula="of:=SQRT(POWER(([.H111]-[.H112]);2)+POWER(([.I111]-[.I112]);2))" office:value-type="float" office:value="0.0000103041124532283" calcext:value-type="float">
            <text:p>0.000010304</text:p>
          </table:table-cell>
          <table:table-cell office:value-type="float" office:value="5.2219" calcext:value-type="float">
            <text:p>5.22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849701E+018" calcext:value-type="float">
            <text:p>1492730268497010000</text:p>
          </table:table-cell>
          <table:table-cell office:value-type="float" office:value="112" calcext:value-type="float">
            <text:p>112</text:p>
          </table:table-cell>
          <table:table-cell office:value-type="float" office:value="1492730268" calcext:value-type="float">
            <text:p>1492730268</text:p>
          </table:table-cell>
          <table:table-cell office:value-type="float" office:value="496710062" calcext:value-type="float">
            <text:p>496710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727511" calcext:value-type="float">
            <text:p>41.3907727511</text:p>
          </table:table-cell>
          <table:table-cell office:value-type="float" office:value="-73.9534477983" calcext:value-type="float">
            <text:p>-73.9534477983</text:p>
          </table:table-cell>
          <table:table-cell table:formula="of:=SQRT(POWER(([.H112]-[.H113]);2)+POWER(([.I112]-[.I113]);2))" office:value-type="float" office:value="0.00000801672834469565" calcext:value-type="float">
            <text:p>0.000008017</text:p>
          </table:table-cell>
          <table:table-cell office:value-type="float" office:value="5.2804" calcext:value-type="float">
            <text:p>5.280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6949319E+018" calcext:value-type="float">
            <text:p>1492730269493190000</text:p>
          </table:table-cell>
          <table:table-cell office:value-type="float" office:value="113" calcext:value-type="float">
            <text:p>113</text:p>
          </table:table-cell>
          <table:table-cell office:value-type="float" office:value="1492730269" calcext:value-type="float">
            <text:p>1492730269</text:p>
          </table:table-cell>
          <table:table-cell office:value-type="float" office:value="492921113" calcext:value-type="float">
            <text:p>49292111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7743" calcext:value-type="float">
            <text:p>41.390767743</text:p>
          </table:table-cell>
          <table:table-cell office:value-type="float" office:value="-73.9534504666" calcext:value-type="float">
            <text:p>-73.9534504666</text:p>
          </table:table-cell>
          <table:table-cell table:formula="of:=SQRT(POWER(([.H113]-[.H114]);2)+POWER(([.I113]-[.I114]);2))" office:value-type="float" office:value="0.00000567458285106775" calcext:value-type="float">
            <text:p>0.000005675</text:p>
          </table:table-cell>
          <table:table-cell office:value-type="float" office:value="5.3373" calcext:value-type="float">
            <text:p>5.3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04967E+018" calcext:value-type="float">
            <text:p>1492730270496700000</text:p>
          </table:table-cell>
          <table:table-cell office:value-type="float" office:value="114" calcext:value-type="float">
            <text:p>114</text:p>
          </table:table-cell>
          <table:table-cell office:value-type="float" office:value="1492730270" calcext:value-type="float">
            <text:p>1492730270</text:p>
          </table:table-cell>
          <table:table-cell office:value-type="float" office:value="496526956" calcext:value-type="float">
            <text:p>496526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008" calcext:value-type="float">
            <text:p>41.390764008</text:p>
          </table:table-cell>
          <table:table-cell office:value-type="float" office:value="-73.9534526839" calcext:value-type="float">
            <text:p>-73.9534526839</text:p>
          </table:table-cell>
          <table:table-cell table:formula="of:=SQRT(POWER(([.H114]-[.H115]);2)+POWER(([.I114]-[.I115]);2))" office:value-type="float" office:value="0.00000434357505521753" calcext:value-type="float">
            <text:p>0.000004344</text:p>
          </table:table-cell>
          <table:table-cell office:value-type="float" office:value="5.3179" calcext:value-type="float">
            <text:p>5.31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14941E+018" calcext:value-type="float">
            <text:p>1492730271494100000</text:p>
          </table:table-cell>
          <table:table-cell office:value-type="float" office:value="115" calcext:value-type="float">
            <text:p>115</text:p>
          </table:table-cell>
          <table:table-cell office:value-type="float" office:value="1492730271" calcext:value-type="float">
            <text:p>1492730271</text:p>
          </table:table-cell>
          <table:table-cell office:value-type="float" office:value="493866920" calcext:value-type="float">
            <text:p>49386692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8374" calcext:value-type="float">
            <text:p>41.3907618374</text:p>
          </table:table-cell>
          <table:table-cell office:value-type="float" office:value="-73.9534535142" calcext:value-type="float">
            <text:p>-73.9534535142</text:p>
          </table:table-cell>
          <table:table-cell table:formula="of:=SQRT(POWER(([.H115]-[.H116]);2)+POWER(([.I115]-[.I116]);2))" office:value-type="float" office:value="0.0000023239841780499" calcext:value-type="float">
            <text:p>0.000002324</text:p>
          </table:table-cell>
          <table:table-cell office:value-type="float" office:value="5.3558" calcext:value-type="float">
            <text:p>5.355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249364E+018" calcext:value-type="float">
            <text:p>1492730272493640000</text:p>
          </table:table-cell>
          <table:table-cell office:value-type="float" office:value="116" calcext:value-type="float">
            <text:p>116</text:p>
          </table:table-cell>
          <table:table-cell office:value-type="float" office:value="1492730272" calcext:value-type="float">
            <text:p>1492730272</text:p>
          </table:table-cell>
          <table:table-cell office:value-type="float" office:value="493223905" calcext:value-type="float">
            <text:p>49322390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713" calcext:value-type="float">
            <text:p>41.3907614713</text:p>
          </table:table-cell>
          <table:table-cell office:value-type="float" office:value="-73.9534531353" calcext:value-type="float">
            <text:p>-73.9534531353</text:p>
          </table:table-cell>
          <table:table-cell table:formula="of:=SQRT(POWER(([.H116]-[.H117]);2)+POWER(([.I116]-[.I117]);2))" office:value-type="float" office:value="0.000000526872305608156" calcext:value-type="float">
            <text:p>0.000000527</text:p>
          </table:table-cell>
          <table:table-cell office:value-type="float" office:value="5.4307" calcext:value-type="float">
            <text:p>5.43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349478E+018" calcext:value-type="float">
            <text:p>1492730273494780000</text:p>
          </table:table-cell>
          <table:table-cell office:value-type="float" office:value="117" calcext:value-type="float">
            <text:p>117</text:p>
          </table:table-cell>
          <table:table-cell office:value-type="float" office:value="1492730273" calcext:value-type="float">
            <text:p>1492730273</text:p>
          </table:table-cell>
          <table:table-cell office:value-type="float" office:value="494472980" calcext:value-type="float">
            <text:p>49447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6663" calcext:value-type="float">
            <text:p>41.3907616663</text:p>
          </table:table-cell>
          <table:table-cell office:value-type="float" office:value="-73.9534528773" calcext:value-type="float">
            <text:p>-73.9534528773</text:p>
          </table:table-cell>
          <table:table-cell table:formula="of:=SQRT(POWER(([.H117]-[.H118]);2)+POWER(([.I117]-[.I118]);2))" office:value-type="float" office:value="0.000000323402225379592" calcext:value-type="float">
            <text:p>0.000000323</text:p>
          </table:table-cell>
          <table:table-cell office:value-type="float" office:value="5.4094" calcext:value-type="float">
            <text:p>5.409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449382E+018" calcext:value-type="float">
            <text:p>1492730274493820000</text:p>
          </table:table-cell>
          <table:table-cell office:value-type="float" office:value="118" calcext:value-type="float">
            <text:p>118</text:p>
          </table:table-cell>
          <table:table-cell office:value-type="float" office:value="1492730274" calcext:value-type="float">
            <text:p>1492730274</text:p>
          </table:table-cell>
          <table:table-cell office:value-type="float" office:value="493577957" calcext:value-type="float">
            <text:p>49357795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808" calcext:value-type="float">
            <text:p>41.3907614808</text:p>
          </table:table-cell>
          <table:table-cell office:value-type="float" office:value="-73.9534525269" calcext:value-type="float">
            <text:p>-73.9534525269</text:p>
          </table:table-cell>
          <table:table-cell table:formula="of:=SQRT(POWER(([.H118]-[.H119]);2)+POWER(([.I118]-[.I119]);2))" office:value-type="float" office:value="0.000000396472458265131" calcext:value-type="float">
            <text:p>0.000000396</text:p>
          </table:table-cell>
          <table:table-cell office:value-type="float" office:value="5.4363" calcext:value-type="float">
            <text:p>5.436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549342E+018" calcext:value-type="float">
            <text:p>1492730275493420000</text:p>
          </table:table-cell>
          <table:table-cell office:value-type="float" office:value="119" calcext:value-type="float">
            <text:p>119</text:p>
          </table:table-cell>
          <table:table-cell office:value-type="float" office:value="1492730275" calcext:value-type="float">
            <text:p>1492730275</text:p>
          </table:table-cell>
          <table:table-cell office:value-type="float" office:value="493148088" calcext:value-type="float">
            <text:p>49314808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786" calcext:value-type="float">
            <text:p>41.3907612786</text:p>
          </table:table-cell>
          <table:table-cell office:value-type="float" office:value="-73.9534522392" calcext:value-type="float">
            <text:p>-73.9534522392</text:p>
          </table:table-cell>
          <table:table-cell table:formula="of:=SQRT(POWER(([.H119]-[.H120]);2)+POWER(([.I119]-[.I120]);2))" office:value-type="float" office:value="0.000000351647726935526" calcext:value-type="float">
            <text:p>0.000000352</text:p>
          </table:table-cell>
          <table:table-cell office:value-type="float" office:value="5.4395" calcext:value-type="float">
            <text:p>5.43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649676E+018" calcext:value-type="float">
            <text:p>1492730276496760000</text:p>
          </table:table-cell>
          <table:table-cell office:value-type="float" office:value="120" calcext:value-type="float">
            <text:p>120</text:p>
          </table:table-cell>
          <table:table-cell office:value-type="float" office:value="1492730276" calcext:value-type="float">
            <text:p>1492730276</text:p>
          </table:table-cell>
          <table:table-cell office:value-type="float" office:value="496385097" calcext:value-type="float">
            <text:p>4963850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4206" calcext:value-type="float">
            <text:p>41.3907614206</text:p>
          </table:table-cell>
          <table:table-cell office:value-type="float" office:value="-73.9534522398" calcext:value-type="float">
            <text:p>-73.9534522398</text:p>
          </table:table-cell>
          <table:table-cell table:formula="of:=SQRT(POWER(([.H120]-[.H121]);2)+POWER(([.I120]-[.I121]);2))" office:value-type="float" office:value="0.000000142001265123474" calcext:value-type="float">
            <text:p>0.000000142</text:p>
          </table:table-cell>
          <table:table-cell office:value-type="float" office:value="5.4556" calcext:value-type="float">
            <text:p>5.45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749467E+018" calcext:value-type="float">
            <text:p>1492730277494670000</text:p>
          </table:table-cell>
          <table:table-cell office:value-type="float" office:value="121" calcext:value-type="float">
            <text:p>121</text:p>
          </table:table-cell>
          <table:table-cell office:value-type="float" office:value="1492730277" calcext:value-type="float">
            <text:p>1492730277</text:p>
          </table:table-cell>
          <table:table-cell office:value-type="float" office:value="494461059" calcext:value-type="float">
            <text:p>49446105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876" calcext:value-type="float">
            <text:p>41.3907613876</text:p>
          </table:table-cell>
          <table:table-cell office:value-type="float" office:value="-73.9534522149" calcext:value-type="float">
            <text:p>-73.9534522149</text:p>
          </table:table-cell>
          <table:table-cell table:formula="of:=SQRT(POWER(([.H121]-[.H122]);2)+POWER(([.I121]-[.I122]);2))" office:value-type="float" office:value="0.0000000413401758195551" calcext:value-type="float">
            <text:p>0.000000041</text:p>
          </table:table-cell>
          <table:table-cell office:value-type="float" office:value="5.4344" calcext:value-type="float">
            <text:p>5.434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849699E+018" calcext:value-type="float">
            <text:p>1492730278496990000</text:p>
          </table:table-cell>
          <table:table-cell office:value-type="float" office:value="122" calcext:value-type="float">
            <text:p>122</text:p>
          </table:table-cell>
          <table:table-cell office:value-type="float" office:value="1492730278" calcext:value-type="float">
            <text:p>1492730278</text:p>
          </table:table-cell>
          <table:table-cell office:value-type="float" office:value="496681928" calcext:value-type="float">
            <text:p>49668192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2812" calcext:value-type="float">
            <text:p>41.3907612812</text:p>
          </table:table-cell>
          <table:table-cell office:value-type="float" office:value="-73.9534521448" calcext:value-type="float">
            <text:p>-73.9534521448</text:p>
          </table:table-cell>
          <table:table-cell table:formula="of:=SQRT(POWER(([.H122]-[.H123]);2)+POWER(([.I122]-[.I123]);2))" office:value-type="float" office:value="0.000000127416523368848" calcext:value-type="float">
            <text:p>0.000000127</text:p>
          </table:table-cell>
          <table:table-cell office:value-type="float" office:value="5.4455" calcext:value-type="float">
            <text:p>5.445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7949589E+018" calcext:value-type="float">
            <text:p>1492730279495890000</text:p>
          </table:table-cell>
          <table:table-cell office:value-type="float" office:value="123" calcext:value-type="float">
            <text:p>123</text:p>
          </table:table-cell>
          <table:table-cell office:value-type="float" office:value="1492730279" calcext:value-type="float">
            <text:p>1492730279</text:p>
          </table:table-cell>
          <table:table-cell office:value-type="float" office:value="495580911" calcext:value-type="float">
            <text:p>49558091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3358" calcext:value-type="float">
            <text:p>41.3907613358</text:p>
          </table:table-cell>
          <table:table-cell office:value-type="float" office:value="-73.9534521848" calcext:value-type="float">
            <text:p>-73.9534521848</text:p>
          </table:table-cell>
          <table:table-cell table:formula="of:=SQRT(POWER(([.H123]-[.H124]);2)+POWER(([.I123]-[.I124]);2))" office:value-type="float" office:value="0.0000000676842697392639" calcext:value-type="float">
            <text:p>0.000000068</text:p>
          </table:table-cell>
          <table:table-cell office:value-type="float" office:value="5.439" calcext:value-type="float">
            <text:p>5.43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049555E+018" calcext:value-type="float">
            <text:p>1492730280495550000</text:p>
          </table:table-cell>
          <table:table-cell office:value-type="float" office:value="124" calcext:value-type="float">
            <text:p>124</text:p>
          </table:table-cell>
          <table:table-cell office:value-type="float" office:value="1492730280" calcext:value-type="float">
            <text:p>1492730280</text:p>
          </table:table-cell>
          <table:table-cell office:value-type="float" office:value="495321989" calcext:value-type="float">
            <text:p>4953219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10237" calcext:value-type="float">
            <text:p>41.3907610237</text:p>
          </table:table-cell>
          <table:table-cell office:value-type="float" office:value="-73.9534519794" calcext:value-type="float">
            <text:p>-73.9534519794</text:p>
          </table:table-cell>
          <table:table-cell table:formula="of:=SQRT(POWER(([.H124]-[.H125]);2)+POWER(([.I124]-[.I125]);2))" office:value-type="float" office:value="0.000000373624904377473" calcext:value-type="float">
            <text:p>0.000000374</text:p>
          </table:table-cell>
          <table:table-cell office:value-type="float" office:value="5.4886" calcext:value-type="float">
            <text:p>5.488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149672E+018" calcext:value-type="float">
            <text:p>1492730281496720000</text:p>
          </table:table-cell>
          <table:table-cell office:value-type="float" office:value="125" calcext:value-type="float">
            <text:p>125</text:p>
          </table:table-cell>
          <table:table-cell office:value-type="float" office:value="1492730281" calcext:value-type="float">
            <text:p>1492730281</text:p>
          </table:table-cell>
          <table:table-cell office:value-type="float" office:value="496263027" calcext:value-type="float">
            <text:p>49626302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formula="of:=SQRT(POWER(([.H125]-[.H126]);2)+POWER(([.I125]-[.I126]);2))" office:value-type="float" office:value="0.000000291063699155675" calcext:value-type="float">
            <text:p>0.000000291</text:p>
          </table:table-cell>
          <table:table-cell office:value-type="float" office:value="5.4419" calcext:value-type="float">
            <text:p>5.44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249753E+018" calcext:value-type="float">
            <text:p>1492730282497530000</text:p>
          </table:table-cell>
          <table:table-cell office:value-type="float" office:value="126" calcext:value-type="float">
            <text:p>126</text:p>
          </table:table-cell>
          <table:table-cell office:value-type="float" office:value="1492730282" calcext:value-type="float">
            <text:p>1492730282</text:p>
          </table:table-cell>
          <table:table-cell office:value-type="float" office:value="497319936" calcext:value-type="float">
            <text:p>49731993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714" calcext:value-type="float">
            <text:p>41.3907609714</text:p>
          </table:table-cell>
          <table:table-cell office:value-type="float" office:value="-73.9534517173" calcext:value-type="float">
            <text:p>-73.9534517173</text:p>
          </table:table-cell>
          <table:table-cell table:formula="of:=SQRT(POWER(([.H126]-[.H127]);2)+POWER(([.I126]-[.I127]);2))" office:value-type="float" office:value="0.0000000258305938142067" calcext:value-type="float">
            <text:p>0.000000026</text:p>
          </table:table-cell>
          <table:table-cell office:value-type="float" office:value="5.4476" calcext:value-type="float">
            <text:p>5.447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349764E+018" calcext:value-type="float">
            <text:p>1492730283497640000</text:p>
          </table:table-cell>
          <table:table-cell office:value-type="float" office:value="127" calcext:value-type="float">
            <text:p>127</text:p>
          </table:table-cell>
          <table:table-cell office:value-type="float" office:value="1492730283" calcext:value-type="float">
            <text:p>1492730283</text:p>
          </table:table-cell>
          <table:table-cell office:value-type="float" office:value="497186899" calcext:value-type="float">
            <text:p>49718689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7386" calcext:value-type="float">
            <text:p>41.3907607386</text:p>
          </table:table-cell>
          <table:table-cell office:value-type="float" office:value="-73.9534515713" calcext:value-type="float">
            <text:p>-73.9534515713</text:p>
          </table:table-cell>
          <table:table-cell table:formula="of:=SQRT(POWER(([.H127]-[.H128]);2)+POWER(([.I127]-[.I128]);2))" office:value-type="float" office:value="0.000000274794178424707" calcext:value-type="float">
            <text:p>0.000000275</text:p>
          </table:table-cell>
          <table:table-cell office:value-type="float" office:value="5.5289" calcext:value-type="float">
            <text:p>5.528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449855E+018" calcext:value-type="float">
            <text:p>1492730284498550000</text:p>
          </table:table-cell>
          <table:table-cell office:value-type="float" office:value="128" calcext:value-type="float">
            <text:p>128</text:p>
          </table:table-cell>
          <table:table-cell office:value-type="float" office:value="1492730284" calcext:value-type="float">
            <text:p>1492730284</text:p>
          </table:table-cell>
          <table:table-cell office:value-type="float" office:value="498290061" calcext:value-type="float">
            <text:p>49829006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9221" calcext:value-type="float">
            <text:p>41.3907609221</text:p>
          </table:table-cell>
          <table:table-cell office:value-type="float" office:value="-73.9534514365" calcext:value-type="float">
            <text:p>-73.9534514365</text:p>
          </table:table-cell>
          <table:table-cell table:formula="of:=SQRT(POWER(([.H128]-[.H129]);2)+POWER(([.I128]-[.I129]);2))" office:value-type="float" office:value="0.000000227691209678569" calcext:value-type="float">
            <text:p>0.000000228</text:p>
          </table:table-cell>
          <table:table-cell office:value-type="float" office:value="5.4859" calcext:value-type="float">
            <text:p>5.485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549906E+018" calcext:value-type="float">
            <text:p>1492730285499060000</text:p>
          </table:table-cell>
          <table:table-cell office:value-type="float" office:value="129" calcext:value-type="float">
            <text:p>129</text:p>
          </table:table-cell>
          <table:table-cell office:value-type="float" office:value="1492730285" calcext:value-type="float">
            <text:p>1492730285</text:p>
          </table:table-cell>
          <table:table-cell office:value-type="float" office:value="498780965" calcext:value-type="float">
            <text:p>49878096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36" calcext:value-type="float">
            <text:p>41.390760836</text:p>
          </table:table-cell>
          <table:table-cell office:value-type="float" office:value="-73.9534513203" calcext:value-type="float">
            <text:p>-73.9534513203</text:p>
          </table:table-cell>
          <table:table-cell table:formula="of:=SQRT(POWER(([.H129]-[.H130]);2)+POWER(([.I129]-[.I130]);2))" office:value-type="float" office:value="0.000000144622439706013" calcext:value-type="float">
            <text:p>0.000000145</text:p>
          </table:table-cell>
          <table:table-cell office:value-type="float" office:value="5.4987" calcext:value-type="float">
            <text:p>5.498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649858E+018" calcext:value-type="float">
            <text:p>1492730286498580000</text:p>
          </table:table-cell>
          <table:table-cell office:value-type="float" office:value="130" calcext:value-type="float">
            <text:p>130</text:p>
          </table:table-cell>
          <table:table-cell office:value-type="float" office:value="1492730286" calcext:value-type="float">
            <text:p>1492730286</text:p>
          </table:table-cell>
          <table:table-cell office:value-type="float" office:value="498306035" calcext:value-type="float">
            <text:p>49830603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08741" calcext:value-type="float">
            <text:p>41.3907608741</text:p>
          </table:table-cell>
          <table:table-cell office:value-type="float" office:value="-73.9534512384" calcext:value-type="float">
            <text:p>-73.9534512384</text:p>
          </table:table-cell>
          <table:table-cell table:formula="of:=SQRT(POWER(([.H130]-[.H131]);2)+POWER(([.I130]-[.I131]);2))" office:value-type="float" office:value="0.000000090328401019369" calcext:value-type="float">
            <text:p>0.000000090</text:p>
          </table:table-cell>
          <table:table-cell office:value-type="float" office:value="5.4852" calcext:value-type="float">
            <text:p>5.485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749919E+018" calcext:value-type="float">
            <text:p>1492730287499190000</text:p>
          </table:table-cell>
          <table:table-cell office:value-type="float" office:value="131" calcext:value-type="float">
            <text:p>131</text:p>
          </table:table-cell>
          <table:table-cell office:value-type="float" office:value="1492730287" calcext:value-type="float">
            <text:p>1492730287</text:p>
          </table:table-cell>
          <table:table-cell office:value-type="float" office:value="498887062" calcext:value-type="float">
            <text:p>4988870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54617" calcext:value-type="float">
            <text:p>41.3907654617</text:p>
          </table:table-cell>
          <table:table-cell office:value-type="float" office:value="-73.9534596491" calcext:value-type="float">
            <text:p>-73.9534596491</text:p>
          </table:table-cell>
          <table:table-cell table:formula="of:=SQRT(POWER(([.H131]-[.H132]);2)+POWER(([.I131]-[.I132]);2))" office:value-type="float" office:value="0.00000958049831979866" calcext:value-type="float">
            <text:p>0.000009580</text:p>
          </table:table-cell>
          <table:table-cell office:value-type="float" office:value="3.0743" calcext:value-type="float">
            <text:p>3.07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849965E+018" calcext:value-type="float">
            <text:p>1492730288499650000</text:p>
          </table:table-cell>
          <table:table-cell office:value-type="float" office:value="132" calcext:value-type="float">
            <text:p>132</text:p>
          </table:table-cell>
          <table:table-cell office:value-type="float" office:value="1492730288" calcext:value-type="float">
            <text:p>1492730288</text:p>
          </table:table-cell>
          <table:table-cell office:value-type="float" office:value="499222993" calcext:value-type="float">
            <text:p>4992229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43309" calcext:value-type="float">
            <text:p>41.3907643309</text:p>
          </table:table-cell>
          <table:table-cell office:value-type="float" office:value="-73.953458928" calcext:value-type="float">
            <text:p>-73.953458928</text:p>
          </table:table-cell>
          <table:table-cell table:formula="of:=SQRT(POWER(([.H132]-[.H133]);2)+POWER(([.I132]-[.I133]);2))" office:value-type="float" office:value="0.00000134115392254396" calcext:value-type="float">
            <text:p>0.000001341</text:p>
          </table:table-cell>
          <table:table-cell office:value-type="float" office:value="3.1373" calcext:value-type="float">
            <text:p>3.137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8950005E+018" calcext:value-type="float">
            <text:p>1492730289500050000</text:p>
          </table:table-cell>
          <table:table-cell office:value-type="float" office:value="133" calcext:value-type="float">
            <text:p>133</text:p>
          </table:table-cell>
          <table:table-cell office:value-type="float" office:value="1492730289" calcext:value-type="float">
            <text:p>1492730289</text:p>
          </table:table-cell>
          <table:table-cell office:value-type="float" office:value="499794006" calcext:value-type="float">
            <text:p>4997940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37882" calcext:value-type="float">
            <text:p>41.3907637882</text:p>
          </table:table-cell>
          <table:table-cell office:value-type="float" office:value="-73.9534529544" calcext:value-type="float">
            <text:p>-73.9534529544</text:p>
          </table:table-cell>
          <table:table-cell table:formula="of:=SQRT(POWER(([.H133]-[.H134]);2)+POWER(([.I133]-[.I134]);2))" office:value-type="float" office:value="0.0000059982014148607" calcext:value-type="float">
            <text:p>0.000005998</text:p>
          </table:table-cell>
          <table:table-cell office:value-type="float" office:value="3.1934" calcext:value-type="float">
            <text:p>3.19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050087E+018" calcext:value-type="float">
            <text:p>1492730290500870000</text:p>
          </table:table-cell>
          <table:table-cell office:value-type="float" office:value="134" calcext:value-type="float">
            <text:p>134</text:p>
          </table:table-cell>
          <table:table-cell office:value-type="float" office:value="1492730290" calcext:value-type="float">
            <text:p>1492730290</text:p>
          </table:table-cell>
          <table:table-cell office:value-type="float" office:value="500471115" calcext:value-type="float">
            <text:p>50047111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622382" calcext:value-type="float">
            <text:p>41.3907622382</text:p>
          </table:table-cell>
          <table:table-cell office:value-type="float" office:value="-73.9534440289" calcext:value-type="float">
            <text:p>-73.9534440289</text:p>
          </table:table-cell>
          <table:table-cell table:formula="of:=SQRT(POWER(([.H134]-[.H135]);2)+POWER(([.I134]-[.I135]);2))" office:value-type="float" office:value="0.00000905908662419934" calcext:value-type="float">
            <text:p>0.000009059</text:p>
          </table:table-cell>
          <table:table-cell office:value-type="float" office:value="3.1707" calcext:value-type="float">
            <text:p>3.170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150106E+018" calcext:value-type="float">
            <text:p>1492730291501060000</text:p>
          </table:table-cell>
          <table:table-cell office:value-type="float" office:value="135" calcext:value-type="float">
            <text:p>135</text:p>
          </table:table-cell>
          <table:table-cell office:value-type="float" office:value="1492730291" calcext:value-type="float">
            <text:p>1492730291</text:p>
          </table:table-cell>
          <table:table-cell office:value-type="float" office:value="500757932" calcext:value-type="float">
            <text:p>50075793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80632" calcext:value-type="float">
            <text:p>41.3907580632</text:p>
          </table:table-cell>
          <table:table-cell office:value-type="float" office:value="-73.9534351202" calcext:value-type="float">
            <text:p>-73.9534351202</text:p>
          </table:table-cell>
          <table:table-cell table:formula="of:=SQRT(POWER(([.H135]-[.H136]);2)+POWER(([.I135]-[.I136]);2))" office:value-type="float" office:value="0.00000983847348793883" calcext:value-type="float">
            <text:p>0.000009838</text:p>
          </table:table-cell>
          <table:table-cell office:value-type="float" office:value="3.1068" calcext:value-type="float">
            <text:p>3.10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250268E+018" calcext:value-type="float">
            <text:p>1492730292502680000</text:p>
          </table:table-cell>
          <table:table-cell office:value-type="float" office:value="136" calcext:value-type="float">
            <text:p>136</text:p>
          </table:table-cell>
          <table:table-cell office:value-type="float" office:value="1492730292" calcext:value-type="float">
            <text:p>1492730292</text:p>
          </table:table-cell>
          <table:table-cell office:value-type="float" office:value="502324104" calcext:value-type="float">
            <text:p>5023241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51042" calcext:value-type="float">
            <text:p>41.3907551042</text:p>
          </table:table-cell>
          <table:table-cell office:value-type="float" office:value="-73.9534305576" calcext:value-type="float">
            <text:p>-73.9534305576</text:p>
          </table:table-cell>
          <table:table-cell table:formula="of:=SQRT(POWER(([.H136]-[.H137]);2)+POWER(([.I136]-[.I137]);2))" office:value-type="float" office:value="0.00000543810626746414" calcext:value-type="float">
            <text:p>0.000005438</text:p>
          </table:table-cell>
          <table:table-cell office:value-type="float" office:value="3.1174" calcext:value-type="float">
            <text:p>3.11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35031E+018" calcext:value-type="float">
            <text:p>1492730293503100000</text:p>
          </table:table-cell>
          <table:table-cell office:value-type="float" office:value="137" calcext:value-type="float">
            <text:p>137</text:p>
          </table:table-cell>
          <table:table-cell office:value-type="float" office:value="1492730293" calcext:value-type="float">
            <text:p>1492730293</text:p>
          </table:table-cell>
          <table:table-cell office:value-type="float" office:value="502770900" calcext:value-type="float">
            <text:p>50277090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092" calcext:value-type="float">
            <text:p>41.3907536092</text:p>
          </table:table-cell>
          <table:table-cell office:value-type="float" office:value="-73.9534284299" calcext:value-type="float">
            <text:p>-73.9534284299</text:p>
          </table:table-cell>
          <table:table-cell table:formula="of:=SQRT(POWER(([.H137]-[.H138]);2)+POWER(([.I137]-[.I138]);2))" office:value-type="float" office:value="0.0000026004100232193" calcext:value-type="float">
            <text:p>0.000002600</text:p>
          </table:table-cell>
          <table:table-cell office:value-type="float" office:value="3.1417" calcext:value-type="float">
            <text:p>3.141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450308E+018" calcext:value-type="float">
            <text:p>1492730294503080000</text:p>
          </table:table-cell>
          <table:table-cell office:value-type="float" office:value="138" calcext:value-type="float">
            <text:p>138</text:p>
          </table:table-cell>
          <table:table-cell office:value-type="float" office:value="1492730294" calcext:value-type="float">
            <text:p>1492730294</text:p>
          </table:table-cell>
          <table:table-cell office:value-type="float" office:value="502726078" calcext:value-type="float">
            <text:p>5027260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36833" calcext:value-type="float">
            <text:p>41.3907536833</text:p>
          </table:table-cell>
          <table:table-cell office:value-type="float" office:value="-73.9534264594" calcext:value-type="float">
            <text:p>-73.9534264594</text:p>
          </table:table-cell>
          <table:table-cell table:formula="of:=SQRT(POWER(([.H138]-[.H139]);2)+POWER(([.I138]-[.I139]);2))" office:value-type="float" office:value="0.00000197189275509597" calcext:value-type="float">
            <text:p>0.000001972</text:p>
          </table:table-cell>
          <table:table-cell office:value-type="float" office:value="3.1674" calcext:value-type="float">
            <text:p>3.16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550397E+018" calcext:value-type="float">
            <text:p>1492730295503970000</text:p>
          </table:table-cell>
          <table:table-cell office:value-type="float" office:value="139" calcext:value-type="float">
            <text:p>139</text:p>
          </table:table-cell>
          <table:table-cell office:value-type="float" office:value="1492730295" calcext:value-type="float">
            <text:p>1492730295</text:p>
          </table:table-cell>
          <table:table-cell office:value-type="float" office:value="503755092" calcext:value-type="float">
            <text:p>50375509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526876" calcext:value-type="float">
            <text:p>41.3907526876</text:p>
          </table:table-cell>
          <table:table-cell office:value-type="float" office:value="-73.9534220991" calcext:value-type="float">
            <text:p>-73.9534220991</text:p>
          </table:table-cell>
          <table:table-cell table:formula="of:=SQRT(POWER(([.H139]-[.H140]);2)+POWER(([.I139]-[.I140]);2))" office:value-type="float" office:value="0.00000447254230524989" calcext:value-type="float">
            <text:p>0.000004473</text:p>
          </table:table-cell>
          <table:table-cell office:value-type="float" office:value="3.118" calcext:value-type="float">
            <text:p>3.11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650409E+018" calcext:value-type="float">
            <text:p>1492730296504090000</text:p>
          </table:table-cell>
          <table:table-cell office:value-type="float" office:value="140" calcext:value-type="float">
            <text:p>140</text:p>
          </table:table-cell>
          <table:table-cell office:value-type="float" office:value="1492730296" calcext:value-type="float">
            <text:p>1492730296</text:p>
          </table:table-cell>
          <table:table-cell office:value-type="float" office:value="503791093" calcext:value-type="float">
            <text:p>50379109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97431" calcext:value-type="float">
            <text:p>41.3907497431</text:p>
          </table:table-cell>
          <table:table-cell office:value-type="float" office:value="-73.9534135545" calcext:value-type="float">
            <text:p>-73.9534135545</text:p>
          </table:table-cell>
          <table:table-cell table:formula="of:=SQRT(POWER(([.H140]-[.H141]);2)+POWER(([.I140]-[.I141]);2))" office:value-type="float" office:value="0.00000903771371913923" calcext:value-type="float">
            <text:p>0.000009038</text:p>
          </table:table-cell>
          <table:table-cell office:value-type="float" office:value="2.9301" calcext:value-type="float">
            <text:p>2.9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750398E+018" calcext:value-type="float">
            <text:p>1492730297503980000</text:p>
          </table:table-cell>
          <table:table-cell office:value-type="float" office:value="141" calcext:value-type="float">
            <text:p>141</text:p>
          </table:table-cell>
          <table:table-cell office:value-type="float" office:value="1492730297" calcext:value-type="float">
            <text:p>1492730297</text:p>
          </table:table-cell>
          <table:table-cell office:value-type="float" office:value="503684043" calcext:value-type="float">
            <text:p>50368404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65837" calcext:value-type="float">
            <text:p>41.3907465837</text:p>
          </table:table-cell>
          <table:table-cell office:value-type="float" office:value="-73.9534009623" calcext:value-type="float">
            <text:p>-73.9534009623</text:p>
          </table:table-cell>
          <table:table-cell table:formula="of:=SQRT(POWER(([.H141]-[.H142]);2)+POWER(([.I141]-[.I142]);2))" office:value-type="float" office:value="0.000012982500121918" calcext:value-type="float">
            <text:p>0.000012983</text:p>
          </table:table-cell>
          <table:table-cell office:value-type="float" office:value="2.9236" calcext:value-type="float">
            <text:p>2.923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850544E+018" calcext:value-type="float">
            <text:p>1492730298505440000</text:p>
          </table:table-cell>
          <table:table-cell office:value-type="float" office:value="142" calcext:value-type="float">
            <text:p>142</text:p>
          </table:table-cell>
          <table:table-cell office:value-type="float" office:value="1492730298" calcext:value-type="float">
            <text:p>1492730298</text:p>
          </table:table-cell>
          <table:table-cell office:value-type="float" office:value="505234956" calcext:value-type="float">
            <text:p>50523495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440411" calcext:value-type="float">
            <text:p>41.3907440411</text:p>
          </table:table-cell>
          <table:table-cell office:value-type="float" office:value="-73.9533883923" calcext:value-type="float">
            <text:p>-73.9533883923</text:p>
          </table:table-cell>
          <table:table-cell table:formula="of:=SQRT(POWER(([.H142]-[.H143]);2)+POWER(([.I142]-[.I143]);2))" office:value-type="float" office:value="0.0000128245746382477" calcext:value-type="float">
            <text:p>0.000012825</text:p>
          </table:table-cell>
          <table:table-cell office:value-type="float" office:value="2.8503" calcext:value-type="float">
            <text:p>2.850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29950533E+018" calcext:value-type="float">
            <text:p>1492730299505330000</text:p>
          </table:table-cell>
          <table:table-cell office:value-type="float" office:value="143" calcext:value-type="float">
            <text:p>143</text:p>
          </table:table-cell>
          <table:table-cell office:value-type="float" office:value="1492730299" calcext:value-type="float">
            <text:p>1492730299</text:p>
          </table:table-cell>
          <table:table-cell office:value-type="float" office:value="505104064" calcext:value-type="float">
            <text:p>50510406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99977" calcext:value-type="float">
            <text:p>41.3907399977</text:p>
          </table:table-cell>
          <table:table-cell office:value-type="float" office:value="-73.9533743198" calcext:value-type="float">
            <text:p>-73.9533743198</text:p>
          </table:table-cell>
          <table:table-cell table:formula="of:=SQRT(POWER(([.H143]-[.H144]);2)+POWER(([.I143]-[.I144]);2))" office:value-type="float" office:value="0.0000146418694028476" calcext:value-type="float">
            <text:p>0.000014642</text:p>
          </table:table-cell>
          <table:table-cell office:value-type="float" office:value="2.8227" calcext:value-type="float">
            <text:p>2.822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050596E+018" calcext:value-type="float">
            <text:p>1492730300505960000</text:p>
          </table:table-cell>
          <table:table-cell office:value-type="float" office:value="144" calcext:value-type="float">
            <text:p>144</text:p>
          </table:table-cell>
          <table:table-cell office:value-type="float" office:value="1492730300" calcext:value-type="float">
            <text:p>1492730300</text:p>
          </table:table-cell>
          <table:table-cell office:value-type="float" office:value="505649089" calcext:value-type="float">
            <text:p>50564908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57392" calcext:value-type="float">
            <text:p>41.3907357392</text:p>
          </table:table-cell>
          <table:table-cell office:value-type="float" office:value="-73.9533584262" calcext:value-type="float">
            <text:p>-73.9533584262</text:p>
          </table:table-cell>
          <table:table-cell table:formula="of:=SQRT(POWER(([.H144]-[.H145]);2)+POWER(([.I144]-[.I145]);2))" office:value-type="float" office:value="0.000016454219626094" calcext:value-type="float">
            <text:p>0.000016454</text:p>
          </table:table-cell>
          <table:table-cell office:value-type="float" office:value="2.7821" calcext:value-type="float">
            <text:p>2.782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150845E+018" calcext:value-type="float">
            <text:p>1492730301508450000</text:p>
          </table:table-cell>
          <table:table-cell office:value-type="float" office:value="145" calcext:value-type="float">
            <text:p>145</text:p>
          </table:table-cell>
          <table:table-cell office:value-type="float" office:value="1492730301" calcext:value-type="float">
            <text:p>1492730301</text:p>
          </table:table-cell>
          <table:table-cell office:value-type="float" office:value="507961034" calcext:value-type="float">
            <text:p>5079610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303067" calcext:value-type="float">
            <text:p>41.3907303067</text:p>
          </table:table-cell>
          <table:table-cell office:value-type="float" office:value="-73.9533422733" calcext:value-type="float">
            <text:p>-73.9533422733</text:p>
          </table:table-cell>
          <table:table-cell table:formula="of:=SQRT(POWER(([.H145]-[.H146]);2)+POWER(([.I145]-[.I146]);2))" office:value-type="float" office:value="0.0000170419551314217" calcext:value-type="float">
            <text:p>0.000017042</text:p>
          </table:table-cell>
          <table:table-cell office:value-type="float" office:value="3.0748" calcext:value-type="float">
            <text:p>3.07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25113E+018" calcext:value-type="float">
            <text:p>1492730302511300000</text:p>
          </table:table-cell>
          <table:table-cell office:value-type="float" office:value="146" calcext:value-type="float">
            <text:p>146</text:p>
          </table:table-cell>
          <table:table-cell office:value-type="float" office:value="1492730302" calcext:value-type="float">
            <text:p>1492730302</text:p>
          </table:table-cell>
          <table:table-cell office:value-type="float" office:value="510268926" calcext:value-type="float">
            <text:p>51026892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226945" calcext:value-type="float">
            <text:p>41.3907226945</text:p>
          </table:table-cell>
          <table:table-cell office:value-type="float" office:value="-73.9533234323" calcext:value-type="float">
            <text:p>-73.9533234323</text:p>
          </table:table-cell>
          <table:table-cell table:formula="of:=SQRT(POWER(([.H146]-[.H147]);2)+POWER(([.I146]-[.I147]);2))" office:value-type="float" office:value="0.0000203206513140649" calcext:value-type="float">
            <text:p>0.000020321</text:p>
          </table:table-cell>
          <table:table-cell office:value-type="float" office:value="3.7668" calcext:value-type="float">
            <text:p>3.766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351021E+018" calcext:value-type="float">
            <text:p>1492730303510210000</text:p>
          </table:table-cell>
          <table:table-cell office:value-type="float" office:value="147" calcext:value-type="float">
            <text:p>147</text:p>
          </table:table-cell>
          <table:table-cell office:value-type="float" office:value="1492730303" calcext:value-type="float">
            <text:p>1492730303</text:p>
          </table:table-cell>
          <table:table-cell office:value-type="float" office:value="509943962" calcext:value-type="float">
            <text:p>50994396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63084" calcext:value-type="float">
            <text:p>41.3907163084</text:p>
          </table:table-cell>
          <table:table-cell office:value-type="float" office:value="-73.9533043042" calcext:value-type="float">
            <text:p>-73.9533043042</text:p>
          </table:table-cell>
          <table:table-cell table:formula="of:=SQRT(POWER(([.H147]-[.H148]);2)+POWER(([.I147]-[.I148]);2))" office:value-type="float" office:value="0.0000201659733836617" calcext:value-type="float">
            <text:p>0.000020166</text:p>
          </table:table-cell>
          <table:table-cell office:value-type="float" office:value="4.0919" calcext:value-type="float">
            <text:p>4.091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450962E+018" calcext:value-type="float">
            <text:p>1492730304509620000</text:p>
          </table:table-cell>
          <table:table-cell office:value-type="float" office:value="148" calcext:value-type="float">
            <text:p>148</text:p>
          </table:table-cell>
          <table:table-cell office:value-type="float" office:value="1492730304" calcext:value-type="float">
            <text:p>1492730304</text:p>
          </table:table-cell>
          <table:table-cell office:value-type="float" office:value="509356021" calcext:value-type="float">
            <text:p>50935602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109933" calcext:value-type="float">
            <text:p>41.3907109933</text:p>
          </table:table-cell>
          <table:table-cell office:value-type="float" office:value="-73.953288003" calcext:value-type="float">
            <text:p>-73.953288003</text:p>
          </table:table-cell>
          <table:table-cell table:formula="of:=SQRT(POWER(([.H148]-[.H149]);2)+POWER(([.I148]-[.I149]);2))" office:value-type="float" office:value="0.0000171458277633069" calcext:value-type="float">
            <text:p>0.000017146</text:p>
          </table:table-cell>
          <table:table-cell office:value-type="float" office:value="4.3045" calcext:value-type="float">
            <text:p>4.304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550994E+018" calcext:value-type="float">
            <text:p>1492730305509940000</text:p>
          </table:table-cell>
          <table:table-cell office:value-type="float" office:value="149" calcext:value-type="float">
            <text:p>149</text:p>
          </table:table-cell>
          <table:table-cell office:value-type="float" office:value="1492730305" calcext:value-type="float">
            <text:p>1492730305</text:p>
          </table:table-cell>
          <table:table-cell office:value-type="float" office:value="509723901" calcext:value-type="float">
            <text:p>509723901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92532" calcext:value-type="float">
            <text:p>41.3907092532</text:p>
          </table:table-cell>
          <table:table-cell office:value-type="float" office:value="-73.9532776855" calcext:value-type="float">
            <text:p>-73.9532776855</text:p>
          </table:table-cell>
          <table:table-cell table:formula="of:=SQRT(POWER(([.H149]-[.H150]);2)+POWER(([.I149]-[.I150]);2))" office:value-type="float" office:value="0.000010463209556938" calcext:value-type="float">
            <text:p>0.000010463</text:p>
          </table:table-cell>
          <table:table-cell office:value-type="float" office:value="3.7824" calcext:value-type="float">
            <text:p>3.782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651118E+018" calcext:value-type="float">
            <text:p>1492730306511180000</text:p>
          </table:table-cell>
          <table:table-cell office:value-type="float" office:value="150" calcext:value-type="float">
            <text:p>150</text:p>
          </table:table-cell>
          <table:table-cell office:value-type="float" office:value="1492730306" calcext:value-type="float">
            <text:p>1492730306</text:p>
          </table:table-cell>
          <table:table-cell office:value-type="float" office:value="510682106" calcext:value-type="float">
            <text:p>51068210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53418" calcext:value-type="float">
            <text:p>41.3907053418</text:p>
          </table:table-cell>
          <table:table-cell office:value-type="float" office:value="-73.9532649501" calcext:value-type="float">
            <text:p>-73.9532649501</text:p>
          </table:table-cell>
          <table:table-cell table:formula="of:=SQRT(POWER(([.H150]-[.H151]);2)+POWER(([.I150]-[.I151]);2))" office:value-type="float" office:value="0.0000133225171384898" calcext:value-type="float">
            <text:p>0.000013323</text:p>
          </table:table-cell>
          <table:table-cell office:value-type="float" office:value="3.6866" calcext:value-type="float">
            <text:p>3.68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751113E+018" calcext:value-type="float">
            <text:p>1492730307511130000</text:p>
          </table:table-cell>
          <table:table-cell office:value-type="float" office:value="151" calcext:value-type="float">
            <text:p>151</text:p>
          </table:table-cell>
          <table:table-cell office:value-type="float" office:value="1492730307" calcext:value-type="float">
            <text:p>1492730307</text:p>
          </table:table-cell>
          <table:table-cell office:value-type="float" office:value="510833978" calcext:value-type="float">
            <text:p>51083397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703549" calcext:value-type="float">
            <text:p>41.390703549</text:p>
          </table:table-cell>
          <table:table-cell office:value-type="float" office:value="-73.9532544713" calcext:value-type="float">
            <text:p>-73.9532544713</text:p>
          </table:table-cell>
          <table:table-cell table:formula="of:=SQRT(POWER(([.H151]-[.H152]);2)+POWER(([.I151]-[.I152]);2))" office:value-type="float" office:value="0.0000106310573993875" calcext:value-type="float">
            <text:p>0.000010631</text:p>
          </table:table-cell>
          <table:table-cell office:value-type="float" office:value="3.2774" calcext:value-type="float">
            <text:p>3.277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851209E+018" calcext:value-type="float">
            <text:p>1492730308512090000</text:p>
          </table:table-cell>
          <table:table-cell office:value-type="float" office:value="152" calcext:value-type="float">
            <text:p>152</text:p>
          </table:table-cell>
          <table:table-cell office:value-type="float" office:value="1492730308" calcext:value-type="float">
            <text:p>1492730308</text:p>
          </table:table-cell>
          <table:table-cell office:value-type="float" office:value="511835098" calcext:value-type="float">
            <text:p>51183509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71845" calcext:value-type="float">
            <text:p>41.3906971845</text:p>
          </table:table-cell>
          <table:table-cell office:value-type="float" office:value="-73.9532384843" calcext:value-type="float">
            <text:p>-73.9532384843</text:p>
          </table:table-cell>
          <table:table-cell table:formula="of:=SQRT(POWER(([.H152]-[.H153]);2)+POWER(([.I152]-[.I153]);2))" office:value-type="float" office:value="0.000017207295813297" calcext:value-type="float">
            <text:p>0.000017207</text:p>
          </table:table-cell>
          <table:table-cell office:value-type="float" office:value="3.7991" calcext:value-type="float">
            <text:p>3.799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0951202E+018" calcext:value-type="float">
            <text:p>1492730309512020000</text:p>
          </table:table-cell>
          <table:table-cell office:value-type="float" office:value="153" calcext:value-type="float">
            <text:p>153</text:p>
          </table:table-cell>
          <table:table-cell office:value-type="float" office:value="1492730309" calcext:value-type="float">
            <text:p>1492730309</text:p>
          </table:table-cell>
          <table:table-cell office:value-type="float" office:value="511749029" calcext:value-type="float">
            <text:p>511749029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41096" calcext:value-type="float">
            <text:p>41.3906941096</text:p>
          </table:table-cell>
          <table:table-cell office:value-type="float" office:value="-73.9532296236" calcext:value-type="float">
            <text:p>-73.9532296236</text:p>
          </table:table-cell>
          <table:table-cell table:formula="of:=SQRT(POWER(([.H153]-[.H154]);2)+POWER(([.I153]-[.I154]);2))" office:value-type="float" office:value="0.00000937907322817947" calcext:value-type="float">
            <text:p>0.000009379</text:p>
          </table:table-cell>
          <table:table-cell office:value-type="float" office:value="3.808" calcext:value-type="float">
            <text:p>3.80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051246E+018" calcext:value-type="float">
            <text:p>1492730310512460000</text:p>
          </table:table-cell>
          <table:table-cell office:value-type="float" office:value="154" calcext:value-type="float">
            <text:p>154</text:p>
          </table:table-cell>
          <table:table-cell office:value-type="float" office:value="1492730310" calcext:value-type="float">
            <text:p>1492730310</text:p>
          </table:table-cell>
          <table:table-cell office:value-type="float" office:value="512178897" calcext:value-type="float">
            <text:p>51217889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31652" calcext:value-type="float">
            <text:p>41.3906931652</text:p>
          </table:table-cell>
          <table:table-cell office:value-type="float" office:value="-73.9532263332" calcext:value-type="float">
            <text:p>-73.9532263332</text:p>
          </table:table-cell>
          <table:table-cell table:formula="of:=SQRT(POWER(([.H154]-[.H155]);2)+POWER(([.I154]-[.I155]);2))" office:value-type="float" office:value="0.00000342324749926187" calcext:value-type="float">
            <text:p>0.000003423</text:p>
          </table:table-cell>
          <table:table-cell office:value-type="float" office:value="3.8437" calcext:value-type="float">
            <text:p>3.843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151318E+018" calcext:value-type="float">
            <text:p>1492730311513180000</text:p>
          </table:table-cell>
          <table:table-cell office:value-type="float" office:value="155" calcext:value-type="float">
            <text:p>155</text:p>
          </table:table-cell>
          <table:table-cell office:value-type="float" office:value="1492730311" calcext:value-type="float">
            <text:p>1492730311</text:p>
          </table:table-cell>
          <table:table-cell office:value-type="float" office:value="512921094" calcext:value-type="float">
            <text:p>51292109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9099" calcext:value-type="float">
            <text:p>41.3906909099</text:p>
          </table:table-cell>
          <table:table-cell office:value-type="float" office:value="-73.9532221624" calcext:value-type="float">
            <text:p>-73.9532221624</text:p>
          </table:table-cell>
          <table:table-cell table:formula="of:=SQRT(POWER(([.H155]-[.H156]);2)+POWER(([.I155]-[.I156]);2))" office:value-type="float" office:value="0.00000474151355658503" calcext:value-type="float">
            <text:p>0.000004742</text:p>
          </table:table-cell>
          <table:table-cell office:value-type="float" office:value="4.2043" calcext:value-type="float">
            <text:p>4.204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251549E+018" calcext:value-type="float">
            <text:p>1492730312515490000</text:p>
          </table:table-cell>
          <table:table-cell office:value-type="float" office:value="156" calcext:value-type="float">
            <text:p>156</text:p>
          </table:table-cell>
          <table:table-cell office:value-type="float" office:value="1492730312" calcext:value-type="float">
            <text:p>1492730312</text:p>
          </table:table-cell>
          <table:table-cell office:value-type="float" office:value="515079975" calcext:value-type="float">
            <text:p>51507997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688" calcext:value-type="float">
            <text:p>41.3906898688</text:p>
          </table:table-cell>
          <table:table-cell office:value-type="float" office:value="-73.9532214195" calcext:value-type="float">
            <text:p>-73.9532214195</text:p>
          </table:table-cell>
          <table:table-cell table:formula="of:=SQRT(POWER(([.H156]-[.H157]);2)+POWER(([.I156]-[.I157]);2))" office:value-type="float" office:value="0.00000127897991269528" calcext:value-type="float">
            <text:p>0.000001279</text:p>
          </table:table-cell>
          <table:table-cell office:value-type="float" office:value="4.3897" calcext:value-type="float">
            <text:p>4.389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35163E+018" calcext:value-type="float">
            <text:p>1492730313516300000</text:p>
          </table:table-cell>
          <table:table-cell office:value-type="float" office:value="157" calcext:value-type="float">
            <text:p>157</text:p>
          </table:table-cell>
          <table:table-cell office:value-type="float" office:value="1492730313" calcext:value-type="float">
            <text:p>1492730313</text:p>
          </table:table-cell>
          <table:table-cell office:value-type="float" office:value="515898942" calcext:value-type="float">
            <text:p>51589894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065" calcext:value-type="float">
            <text:p>41.3906898065</text:p>
          </table:table-cell>
          <table:table-cell office:value-type="float" office:value="-73.9532213317" calcext:value-type="float">
            <text:p>-73.9532213317</text:p>
          </table:table-cell>
          <table:table-cell table:formula="of:=SQRT(POWER(([.H157]-[.H158]);2)+POWER(([.I157]-[.I158]);2))" office:value-type="float" office:value="0.000000107657459459746" calcext:value-type="float">
            <text:p>0.000000108</text:p>
          </table:table-cell>
          <table:table-cell office:value-type="float" office:value="4.4123" calcext:value-type="float">
            <text:p>4.4123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451603E+018" calcext:value-type="float">
            <text:p>1492730314516030000</text:p>
          </table:table-cell>
          <table:table-cell office:value-type="float" office:value="158" calcext:value-type="float">
            <text:p>158</text:p>
          </table:table-cell>
          <table:table-cell office:value-type="float" office:value="1492730314" calcext:value-type="float">
            <text:p>1492730314</text:p>
          </table:table-cell>
          <table:table-cell office:value-type="float" office:value="515752077" calcext:value-type="float">
            <text:p>51575207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59" calcext:value-type="float">
            <text:p>41.3906887659</text:p>
          </table:table-cell>
          <table:table-cell office:value-type="float" office:value="-73.9532201964" calcext:value-type="float">
            <text:p>-73.9532201964</text:p>
          </table:table-cell>
          <table:table-cell table:formula="of:=SQRT(POWER(([.H158]-[.H159]);2)+POWER(([.I158]-[.I159]);2))" office:value-type="float" office:value="0.0000015400501511517" calcext:value-type="float">
            <text:p>0.000001540</text:p>
          </table:table-cell>
          <table:table-cell office:value-type="float" office:value="4.7095" calcext:value-type="float">
            <text:p>4.7095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551515E+018" calcext:value-type="float">
            <text:p>1492730315515150000</text:p>
          </table:table-cell>
          <table:table-cell office:value-type="float" office:value="159" calcext:value-type="float">
            <text:p>159</text:p>
          </table:table-cell>
          <table:table-cell office:value-type="float" office:value="1492730315" calcext:value-type="float">
            <text:p>1492730315</text:p>
          </table:table-cell>
          <table:table-cell office:value-type="float" office:value="514746904" calcext:value-type="float">
            <text:p>514746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22" calcext:value-type="float">
            <text:p>41.3906900422</text:p>
          </table:table-cell>
          <table:table-cell office:value-type="float" office:value="-73.9532215521" calcext:value-type="float">
            <text:p>-73.9532215521</text:p>
          </table:table-cell>
          <table:table-cell table:formula="of:=SQRT(POWER(([.H159]-[.H160]);2)+POWER(([.I159]-[.I160]);2))" office:value-type="float" office:value="0.00000186195171605947" calcext:value-type="float">
            <text:p>0.000001862</text:p>
          </table:table-cell>
          <table:table-cell office:value-type="float" office:value="4.4948" calcext:value-type="float">
            <text:p>4.49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651581E+018" calcext:value-type="float">
            <text:p>1492730316515810000</text:p>
          </table:table-cell>
          <table:table-cell office:value-type="float" office:value="160" calcext:value-type="float">
            <text:p>160</text:p>
          </table:table-cell>
          <table:table-cell office:value-type="float" office:value="1492730316" calcext:value-type="float">
            <text:p>1492730316</text:p>
          </table:table-cell>
          <table:table-cell office:value-type="float" office:value="515477895" calcext:value-type="float">
            <text:p>515477895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74" calcext:value-type="float">
            <text:p>41.390690074</text:p>
          </table:table-cell>
          <table:table-cell office:value-type="float" office:value="-73.9532216079" calcext:value-type="float">
            <text:p>-73.9532216079</text:p>
          </table:table-cell>
          <table:table-cell table:formula="of:=SQRT(POWER(([.H160]-[.H161]);2)+POWER(([.I160]-[.I161]);2))" office:value-type="float" office:value="0.0000000642252291560939" calcext:value-type="float">
            <text:p>0.000000064</text:p>
          </table:table-cell>
          <table:table-cell office:value-type="float" office:value="4.4988" calcext:value-type="float">
            <text:p>4.498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751656E+018" calcext:value-type="float">
            <text:p>1492730317516560000</text:p>
          </table:table-cell>
          <table:table-cell office:value-type="float" office:value="161" calcext:value-type="float">
            <text:p>161</text:p>
          </table:table-cell>
          <table:table-cell office:value-type="float" office:value="1492730317" calcext:value-type="float">
            <text:p>1492730317</text:p>
          </table:table-cell>
          <table:table-cell office:value-type="float" office:value="516242980" calcext:value-type="float">
            <text:p>51624298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636" calcext:value-type="float">
            <text:p>41.3906897636</text:p>
          </table:table-cell>
          <table:table-cell office:value-type="float" office:value="-73.9532213893" calcext:value-type="float">
            <text:p>-73.9532213893</text:p>
          </table:table-cell>
          <table:table-cell table:formula="of:=SQRT(POWER(([.H161]-[.H162]);2)+POWER(([.I161]-[.I162]);2))" office:value-type="float" office:value="0.000000379649998745535" calcext:value-type="float">
            <text:p>0.000000380</text:p>
          </table:table-cell>
          <table:table-cell office:value-type="float" office:value="4.5684" calcext:value-type="float">
            <text:p>4.568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851766E+018" calcext:value-type="float">
            <text:p>1492730318517660000</text:p>
          </table:table-cell>
          <table:table-cell office:value-type="float" office:value="162" calcext:value-type="float">
            <text:p>162</text:p>
          </table:table-cell>
          <table:table-cell office:value-type="float" office:value="1492730318" calcext:value-type="float">
            <text:p>1492730318</text:p>
          </table:table-cell>
          <table:table-cell office:value-type="float" office:value="517226934" calcext:value-type="float">
            <text:p>51722693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0489" calcext:value-type="float">
            <text:p>41.3906900489</text:p>
          </table:table-cell>
          <table:table-cell office:value-type="float" office:value="-73.9532216545" calcext:value-type="float">
            <text:p>-73.9532216545</text:p>
          </table:table-cell>
          <table:table-cell table:formula="of:=SQRT(POWER(([.H162]-[.H163]);2)+POWER(([.I162]-[.I163]);2))" office:value-type="float" office:value="0.000000389521666403711" calcext:value-type="float">
            <text:p>0.000000390</text:p>
          </table:table-cell>
          <table:table-cell office:value-type="float" office:value="4.5631" calcext:value-type="float">
            <text:p>4.563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1951742E+018" calcext:value-type="float">
            <text:p>1492730319517420000</text:p>
          </table:table-cell>
          <table:table-cell office:value-type="float" office:value="163" calcext:value-type="float">
            <text:p>163</text:p>
          </table:table-cell>
          <table:table-cell office:value-type="float" office:value="1492730319" calcext:value-type="float">
            <text:p>1492730319</text:p>
          </table:table-cell>
          <table:table-cell office:value-type="float" office:value="516947984" calcext:value-type="float">
            <text:p>5169479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2017" calcext:value-type="float">
            <text:p>41.3906892017</text:p>
          </table:table-cell>
          <table:table-cell office:value-type="float" office:value="-73.9532209417" calcext:value-type="float">
            <text:p>-73.9532209417</text:p>
          </table:table-cell>
          <table:table-cell table:formula="of:=SQRT(POWER(([.H163]-[.H164]);2)+POWER(([.I163]-[.I164]);2))" office:value-type="float" office:value="0.00000110717283267844" calcext:value-type="float">
            <text:p>0.000001107</text:p>
          </table:table-cell>
          <table:table-cell office:value-type="float" office:value="4.7447" calcext:value-type="float">
            <text:p>4.744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051831E+018" calcext:value-type="float">
            <text:p>1492730320518310000</text:p>
          </table:table-cell>
          <table:table-cell office:value-type="float" office:value="164" calcext:value-type="float">
            <text:p>164</text:p>
          </table:table-cell>
          <table:table-cell office:value-type="float" office:value="1492730320" calcext:value-type="float">
            <text:p>1492730320</text:p>
          </table:table-cell>
          <table:table-cell office:value-type="float" office:value="517939090" calcext:value-type="float">
            <text:p>517939090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699" calcext:value-type="float">
            <text:p>41.3906891699</text:p>
          </table:table-cell>
          <table:table-cell office:value-type="float" office:value="-73.9532209787" calcext:value-type="float">
            <text:p>-73.9532209787</text:p>
          </table:table-cell>
          <table:table-cell table:formula="of:=SQRT(POWER(([.H164]-[.H165]);2)+POWER(([.I164]-[.I165]);2))" office:value-type="float" office:value="0.0000000487877077841555" calcext:value-type="float">
            <text:p>0.000000049</text:p>
          </table:table-cell>
          <table:table-cell office:value-type="float" office:value="4.7579" calcext:value-type="float">
            <text:p>4.757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151849E+018" calcext:value-type="float">
            <text:p>1492730321518490000</text:p>
          </table:table-cell>
          <table:table-cell office:value-type="float" office:value="165" calcext:value-type="float">
            <text:p>165</text:p>
          </table:table-cell>
          <table:table-cell office:value-type="float" office:value="1492730321" calcext:value-type="float">
            <text:p>1492730321</text:p>
          </table:table-cell>
          <table:table-cell office:value-type="float" office:value="518201112" calcext:value-type="float">
            <text:p>5182011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3821" calcext:value-type="float">
            <text:p>41.3906893821</text:p>
          </table:table-cell>
          <table:table-cell office:value-type="float" office:value="-73.9532208882" calcext:value-type="float">
            <text:p>-73.9532208882</text:p>
          </table:table-cell>
          <table:table-cell table:formula="of:=SQRT(POWER(([.H165]-[.H166]);2)+POWER(([.I165]-[.I166]);2))" office:value-type="float" office:value="0.000000230692634449817" calcext:value-type="float">
            <text:p>0.000000231</text:p>
          </table:table-cell>
          <table:table-cell office:value-type="float" office:value="4.7999" calcext:value-type="float">
            <text:p>4.799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251932E+018" calcext:value-type="float">
            <text:p>1492730322519320000</text:p>
          </table:table-cell>
          <table:table-cell office:value-type="float" office:value="166" calcext:value-type="float">
            <text:p>166</text:p>
          </table:table-cell>
          <table:table-cell office:value-type="float" office:value="1492730322" calcext:value-type="float">
            <text:p>1492730322</text:p>
          </table:table-cell>
          <table:table-cell office:value-type="float" office:value="518699884" calcext:value-type="float">
            <text:p>51869988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79" calcext:value-type="float">
            <text:p>41.390689879</text:p>
          </table:table-cell>
          <table:table-cell office:value-type="float" office:value="-73.9532215459" calcext:value-type="float">
            <text:p>-73.9532215459</text:p>
          </table:table-cell>
          <table:table-cell table:formula="of:=SQRT(POWER(([.H166]-[.H167]);2)+POWER(([.I166]-[.I167]);2))" office:value-type="float" office:value="0.000000824305112258513" calcext:value-type="float">
            <text:p>0.000000824</text:p>
          </table:table-cell>
          <table:table-cell office:value-type="float" office:value="4.7034" calcext:value-type="float">
            <text:p>4.7034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351905E+018" calcext:value-type="float">
            <text:p>1492730323519050000</text:p>
          </table:table-cell>
          <table:table-cell office:value-type="float" office:value="167" calcext:value-type="float">
            <text:p>167</text:p>
          </table:table-cell>
          <table:table-cell office:value-type="float" office:value="1492730323" calcext:value-type="float">
            <text:p>1492730323</text:p>
          </table:table-cell>
          <table:table-cell office:value-type="float" office:value="518774986" calcext:value-type="float">
            <text:p>5187749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1837" calcext:value-type="float">
            <text:p>41.3906891837</text:p>
          </table:table-cell>
          <table:table-cell office:value-type="float" office:value="-73.9532209321" calcext:value-type="float">
            <text:p>-73.9532209321</text:p>
          </table:table-cell>
          <table:table-cell table:formula="of:=SQRT(POWER(([.H167]-[.H168]);2)+POWER(([.I167]-[.I168]);2))" office:value-type="float" office:value="0.000000927465658552713" calcext:value-type="float">
            <text:p>0.000000927</text:p>
          </table:table-cell>
          <table:table-cell office:value-type="float" office:value="4.8566" calcext:value-type="float">
            <text:p>4.856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451965E+018" calcext:value-type="float">
            <text:p>1492730324519650000</text:p>
          </table:table-cell>
          <table:table-cell office:value-type="float" office:value="168" calcext:value-type="float">
            <text:p>168</text:p>
          </table:table-cell>
          <table:table-cell office:value-type="float" office:value="1492730324" calcext:value-type="float">
            <text:p>1492730324</text:p>
          </table:table-cell>
          <table:table-cell office:value-type="float" office:value="519311904" calcext:value-type="float">
            <text:p>519311904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6419" calcext:value-type="float">
            <text:p>41.3906886419</text:p>
          </table:table-cell>
          <table:table-cell office:value-type="float" office:value="-73.9532203199" calcext:value-type="float">
            <text:p>-73.9532203199</text:p>
          </table:table-cell>
          <table:table-cell table:formula="of:=SQRT(POWER(([.H168]-[.H169]);2)+POWER(([.I168]-[.I169]);2))" office:value-type="float" office:value="0.000000817518241570941" calcext:value-type="float">
            <text:p>0.000000818</text:p>
          </table:table-cell>
          <table:table-cell office:value-type="float" office:value="4.9882" calcext:value-type="float">
            <text:p>4.98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552039E+018" calcext:value-type="float">
            <text:p>1492730325520390000</text:p>
          </table:table-cell>
          <table:table-cell office:value-type="float" office:value="169" calcext:value-type="float">
            <text:p>169</text:p>
          </table:table-cell>
          <table:table-cell office:value-type="float" office:value="1492730325" calcext:value-type="float">
            <text:p>1492730325</text:p>
          </table:table-cell>
          <table:table-cell office:value-type="float" office:value="520124912" calcext:value-type="float">
            <text:p>520124912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87629" calcext:value-type="float">
            <text:p>41.3906887629</text:p>
          </table:table-cell>
          <table:table-cell office:value-type="float" office:value="-73.9532203839" calcext:value-type="float">
            <text:p>-73.9532203839</text:p>
          </table:table-cell>
          <table:table-cell table:formula="of:=SQRT(POWER(([.H169]-[.H170]);2)+POWER(([.I169]-[.I170]);2))" office:value-type="float" office:value="0.000000136883163761445" calcext:value-type="float">
            <text:p>0.000000137</text:p>
          </table:table-cell>
          <table:table-cell office:value-type="float" office:value="4.9356" calcext:value-type="float">
            <text:p>4.9356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652266E+018" calcext:value-type="float">
            <text:p>1492730326522660000</text:p>
          </table:table-cell>
          <table:table-cell office:value-type="float" office:value="170" calcext:value-type="float">
            <text:p>170</text:p>
          </table:table-cell>
          <table:table-cell office:value-type="float" office:value="1492730326" calcext:value-type="float">
            <text:p>1492730326</text:p>
          </table:table-cell>
          <table:table-cell office:value-type="float" office:value="521513938" calcext:value-type="float">
            <text:p>52151393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825" calcext:value-type="float">
            <text:p>41.390689825</text:p>
          </table:table-cell>
          <table:table-cell office:value-type="float" office:value="-73.9532214859" calcext:value-type="float">
            <text:p>-73.9532214859</text:p>
          </table:table-cell>
          <table:table-cell table:formula="of:=SQRT(POWER(([.H170]-[.H171]);2)+POWER(([.I170]-[.I171]);2))" office:value-type="float" office:value="0.00000153050985514649" calcext:value-type="float">
            <text:p>0.000001531</text:p>
          </table:table-cell>
          <table:table-cell office:value-type="float" office:value="4.7049" calcext:value-type="float">
            <text:p>4.7049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75223E+018" calcext:value-type="float">
            <text:p>1492730327522300000</text:p>
          </table:table-cell>
          <table:table-cell office:value-type="float" office:value="171" calcext:value-type="float">
            <text:p>171</text:p>
          </table:table-cell>
          <table:table-cell office:value-type="float" office:value="1492730327" calcext:value-type="float">
            <text:p>1492730327</text:p>
          </table:table-cell>
          <table:table-cell office:value-type="float" office:value="521862983" calcext:value-type="float">
            <text:p>521862983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903605" calcext:value-type="float">
            <text:p>41.3906903605</text:p>
          </table:table-cell>
          <table:table-cell office:value-type="float" office:value="-73.9532220655" calcext:value-type="float">
            <text:p>-73.9532220655</text:p>
          </table:table-cell>
          <table:table-cell table:formula="of:=SQRT(POWER(([.H171]-[.H172]);2)+POWER(([.I171]-[.I172]);2))" office:value-type="float" office:value="0.000000789111150488973" calcext:value-type="float">
            <text:p>0.000000789</text:p>
          </table:table-cell>
          <table:table-cell office:value-type="float" office:value="4.6182" calcext:value-type="float">
            <text:p>4.618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852318E+018" calcext:value-type="float">
            <text:p>1492730328523180000</text:p>
          </table:table-cell>
          <table:table-cell office:value-type="float" office:value="172" calcext:value-type="float">
            <text:p>172</text:p>
          </table:table-cell>
          <table:table-cell office:value-type="float" office:value="1492730328" calcext:value-type="float">
            <text:p>1492730328</text:p>
          </table:table-cell>
          <table:table-cell office:value-type="float" office:value="522696018" calcext:value-type="float">
            <text:p>52269601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08" calcext:value-type="float">
            <text:p>41.390689708</text:p>
          </table:table-cell>
          <table:table-cell office:value-type="float" office:value="-73.9532228417" calcext:value-type="float">
            <text:p>-73.9532228417</text:p>
          </table:table-cell>
          <table:table-cell table:formula="of:=SQRT(POWER(([.H172]-[.H173]);2)+POWER(([.I172]-[.I173]);2))" office:value-type="float" office:value="0.00000101402302378941" calcext:value-type="float">
            <text:p>0.000001014</text:p>
          </table:table-cell>
          <table:table-cell office:value-type="float" office:value="4.1257" calcext:value-type="float">
            <text:p>4.1257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2952346E+018" calcext:value-type="float">
            <text:p>1492730329523460000</text:p>
          </table:table-cell>
          <table:table-cell office:value-type="float" office:value="173" calcext:value-type="float">
            <text:p>173</text:p>
          </table:table-cell>
          <table:table-cell office:value-type="float" office:value="1492730329" calcext:value-type="float">
            <text:p>1492730329</text:p>
          </table:table-cell>
          <table:table-cell office:value-type="float" office:value="522957086" calcext:value-type="float">
            <text:p>522957086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6399" calcext:value-type="float">
            <text:p>41.3906896399</text:p>
          </table:table-cell>
          <table:table-cell office:value-type="float" office:value="-73.9532228754" calcext:value-type="float">
            <text:p>-73.9532228754</text:p>
          </table:table-cell>
          <table:table-cell table:formula="of:=SQRT(POWER(([.H173]-[.H174]);2)+POWER(([.I173]-[.I174]);2))" office:value-type="float" office:value="0.0000000759822306958533" calcext:value-type="float">
            <text:p>0.000000076</text:p>
          </table:table-cell>
          <table:table-cell office:value-type="float" office:value="4.1122" calcext:value-type="float">
            <text:p>4.1122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052283E+018" calcext:value-type="float">
            <text:p>1492730330522830000</text:p>
          </table:table-cell>
          <table:table-cell office:value-type="float" office:value="174" calcext:value-type="float">
            <text:p>174</text:p>
          </table:table-cell>
          <table:table-cell office:value-type="float" office:value="1492730330" calcext:value-type="float">
            <text:p>1492730330</text:p>
          </table:table-cell>
          <table:table-cell office:value-type="float" office:value="522543907" calcext:value-type="float">
            <text:p>522543907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9289" calcext:value-type="float">
            <text:p>41.3906899289</text:p>
          </table:table-cell>
          <table:table-cell office:value-type="float" office:value="-73.9532231209" calcext:value-type="float">
            <text:p>-73.9532231209</text:p>
          </table:table-cell>
          <table:table-cell table:formula="of:=SQRT(POWER(([.H174]-[.H175]);2)+POWER(([.I174]-[.I175]);2))" office:value-type="float" office:value="0.000000379198169260721" calcext:value-type="float">
            <text:p>0.000000379</text:p>
          </table:table-cell>
          <table:table-cell office:value-type="float" office:value="4.0248" calcext:value-type="float">
            <text:p>4.0248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9273033152389E+018" calcext:value-type="float">
            <text:p>1492730331523890000</text:p>
          </table:table-cell>
          <table:table-cell office:value-type="float" office:value="175" calcext:value-type="float">
            <text:p>175</text:p>
          </table:table-cell>
          <table:table-cell office:value-type="float" office:value="1492730331" calcext:value-type="float">
            <text:p>1492730331</text:p>
          </table:table-cell>
          <table:table-cell office:value-type="float" office:value="523219108" calcext:value-type="float">
            <text:p>523219108</text:p>
          </table:table-cell>
          <table:table-cell office:value-type="string" calcext:value-type="string">
            <text:p>cns5000_fra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3906897473" calcext:value-type="float">
            <text:p>41.3906897473</text:p>
          </table:table-cell>
          <table:table-cell office:value-type="float" office:value="-73.9532229601" calcext:value-type="float">
            <text:p>-73.9532229601</text:p>
          </table:table-cell>
          <table:table-cell table:formula="of:=SQRT(POWER(([.H175]-[.H176]);2)+POWER(([.I175]-[.I176]);2))" office:value-type="float" office:value="0.000000242559683386377" calcext:value-type="float">
            <text:p>0.000000243</text:p>
          </table:table-cell>
          <table:table-cell office:value-type="float" office:value="4.0301" calcext:value-type="float">
            <text:p>4.0301</text:p>
          </table:table-cell>
          <table:table-cell office:value-type="string" calcext:value-type="string">
            <text:p>"[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/>999.0]"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399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Sheet1.J1:Sheet1.J1048576">
            <calcext:color-scale>
              <calcext:color-scale-entry calcext:value="0" calcext:type="minimum" calcext:color="#ff0000"/>
              <calcext:color-scale-entry calcext:value="50" calcext:type="percentile" calcext:color="#ccffff"/>
              <calcext:color-scale-entry calcext:value="0" calcext:type="maximum" calcext:color="#0000ff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6.2988in" svg:height="3.5429in" svg:x="10.9339in" svg:y="3.2567in">
            <draw:object draw:notify-on-update-of-ranges="Sheet2.K23:Sheet2.K26 Sheet2.L23:Sheet2.L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9339in" svg:y="3.2567in">
            <draw:object draw:notify-on-update-of-ranges="Sheet2.K23:Sheet2.K27 Sheet2.L23:Sheet2.L2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8" table:number-columns-repeated="2" table:default-cell-style-name="Default"/>
        <table:table-column table:style-name="co9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8" table:number-columns-repeated="3" table:default-cell-style-name="Default"/>
        <table:table-row table:style-name="ro1">
          <table:table-cell/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BeraingRUP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e is zero</text:p>
          </table:table-cell>
          <table:table-cell table:number-columns-repeated="5"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5"/>
          <table:table-cell office:value-type="string" calcext:value-type="string">
            <text:p>ZachPhone</text:p>
          </table:table-cell>
          <table:table-cell office:value-type="string" calcext:value-type="string">
            <text:p>LarkinPhoneBackAz</text:p>
          </table:table-cell>
          <table:table-cell/>
          <table:table-cell office:value-type="string" calcext:value-type="string">
            <text:p>imu_compass_cns</text:p>
          </table:table-cell>
          <table:table-cell office:value-type="string" calcext:value-type="string">
            <text:p>imu_compass_xns</text:p>
          </table:table-cell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0.01973" calcext:value-type="float">
            <text:p>0.01973</text:p>
          </table:table-cell>
          <table:table-cell office:value-type="string" calcext:value-type="string">
            <text:p>021° 57′ 47″</text:p>
          </table:table-cell>
          <table:table-cell office:value-type="float" office:value="22" calcext:value-type="float">
            <text:p>22</text:p>
          </table:table-cell>
          <table:table-cell table:formula="of:=RADIANS([.F3])" office:value-type="float" office:value="0.383972435438752" calcext:value-type="float">
            <text:p>0.3839724354</text:p>
          </table:table-cell>
          <table:table-cell table:formula="of:=1.5708-[.G3]" office:value-type="float" office:value="1.18682756456125" calcext:value-type="float">
            <text:p>1.1868275646</text:p>
          </table:table-cell>
          <table:table-cell office:value-type="float" office:value="35" calcext:value-type="float">
            <text:p>35</text:p>
          </table:table-cell>
          <table:table-cell office:value-type="float" office:value="213" calcext:value-type="float">
            <text:p>213</text:p>
          </table:table-cell>
          <table:table-cell table:formula="of:=[.J3]-180" office:value-type="float" office:value="33" calcext:value-type="float">
            <text:p>33</text:p>
          </table:table-cell>
          <table:table-cell office:value-type="float" office:value="0.902285" calcext:value-type="float">
            <text:p>0.902285</text:p>
          </table:table-cell>
          <table:table-cell office:value-type="float" office:value="0.8328695" calcext:value-type="float">
            <text:p>0.8328695</text:p>
          </table:table-cell>
          <table:table-cell table:style-name="ce2" table:formula="of:=[.L3]*180/3.141" office:value-type="float" office:value="51.706876790831" calcext:value-type="float">
            <text:p>51.7068767908</text:p>
          </table:table-cell>
          <table:table-cell table:formula="of:=[.M3]*180/3.141" office:value-type="float" office:value="47.7289111747851" calcext:value-type="float">
            <text:p>47.7289111748</text:p>
          </table:table-cell>
          <table:table-cell/>
        </table:table-row>
        <table:table-row table:style-name="ro1">
          <table:table-cell office:value-type="string" calcext:value-type="string">
            <text:p>Point 2</text:p>
          </table:table-cell>
          <table:table-cell office:value-type="float" office:value="41.3908677578" calcext:value-type="float">
            <text:p>41.3908677578</text:p>
          </table:table-cell>
          <table:table-cell office:value-type="float" office:value="-73.9531273752" calcext:value-type="float">
            <text:p>-73.9531273752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0.2019" calcext:value-type="float">
            <text:p>0.2019</text:p>
          </table:table-cell>
          <table:table-cell office:value-type="string" calcext:value-type="string">
            <text:p>288° 58′ 38″</text:p>
          </table:table-cell>
          <table:table-cell office:value-type="float" office:value="289" calcext:value-type="float">
            <text:p>289</text:p>
          </table:table-cell>
          <table:table-cell table:formula="of:=[.F5]*3.141/180" office:value-type="float" office:value="5.04305" calcext:value-type="float">
            <text:p>5.04305</text:p>
          </table:table-cell>
          <table:table-cell table:formula="of:=6.282-[.G5]+1.5708" office:value-type="float" office:value="2.80975" calcext:value-type="float">
            <text:p>2.80975</text:p>
          </table:table-cell>
          <table:table-cell office:value-type="float" office:value="305" calcext:value-type="float">
            <text:p>305</text:p>
          </table:table-cell>
          <table:table-cell office:value-type="float" office:value="122" calcext:value-type="float">
            <text:p>122</text:p>
          </table:table-cell>
          <table:table-cell table:formula="of:=[.J5]+180" office:value-type="float" office:value="302" calcext:value-type="float">
            <text:p>302</text:p>
          </table:table-cell>
          <table:table-cell office:value-type="float" office:value="2.8778123" calcext:value-type="float">
            <text:p>2.8778123</text:p>
          </table:table-cell>
          <table:table-cell office:value-type="float" office:value="2.77761" calcext:value-type="float">
            <text:p>2.77761</text:p>
          </table:table-cell>
          <table:table-cell table:style-name="ce2" table:formula="of:=[.L5]*180/3.141" office:value-type="float" office:value="164.917610315186" calcext:value-type="float">
            <text:p>164.9176103152</text:p>
          </table:table-cell>
          <table:table-cell table:formula="of:=[.M5]*180/3.141" office:value-type="float" office:value="159.175358166189" calcext:value-type="float">
            <text:p>159.1753581662</text:p>
          </table:table-cell>
          <table:table-cell table:formula="of:=[.N5]-[.N3]" office:value-type="float" office:value="113.210733524355" calcext:value-type="float">
            <text:p>113.2107335244</text:p>
          </table:table-cell>
        </table:table-row>
        <table:table-row table:style-name="ro1">
          <table:table-cell office:value-type="string" calcext:value-type="string">
            <text:p>Point 3</text:p>
          </table:table-cell>
          <table:table-cell office:value-type="float" office:value="41.390926795" calcext:value-type="float">
            <text:p>41.390926795</text:p>
          </table:table-cell>
          <table:table-cell office:value-type="float" office:value="-73.9533562131" calcext:value-type="float">
            <text:p>-73.9533562131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0.02009" calcext:value-type="float">
            <text:p>0.02009</text:p>
          </table:table-cell>
          <table:table-cell office:value-type="string" calcext:value-type="string">
            <text:p>203° 21′ 42</text:p>
          </table:table-cell>
          <table:table-cell office:value-type="float" office:value="203" calcext:value-type="float">
            <text:p>203</text:p>
          </table:table-cell>
          <table:table-cell table:formula="of:=RADIANS([.F7])" office:value-type="float" office:value="3.54301838154849" calcext:value-type="float">
            <text:p>3.5430183815</text:p>
          </table:table-cell>
          <table:table-cell table:formula="of:=[.G7]-1.5708" office:value-type="float" office:value="1.97221838154849" calcext:value-type="float">
            <text:p>1.9722183815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[.J7]+180" office:value-type="float" office:value="211" calcext:value-type="float">
            <text:p>211</text:p>
          </table:table-cell>
          <table:table-cell office:value-type="float" office:value="-2.0769374" calcext:value-type="float">
            <text:p>-2.0769374</text:p>
          </table:table-cell>
          <table:table-cell office:value-type="float" office:value="2.1255405" calcext:value-type="float">
            <text:p>2.1255405</text:p>
          </table:table-cell>
          <table:table-cell table:style-name="ce2" table:formula="of:=[.L7]*180/3.141" office:value-type="float" office:value="-119.022200573066" calcext:value-type="float">
            <text:p>-119.0222005731</text:p>
          </table:table-cell>
          <table:table-cell table:formula="of:=[.M7]*180/3.141" office:value-type="float" office:value="121.807478510029" calcext:value-type="float">
            <text:p>121.80747851</text:p>
          </table:table-cell>
          <table:table-cell table:formula="of:=[.N7]+[.N5]" office:value-type="float" office:value="45.8954097421203" calcext:value-type="float">
            <text:p>45.8954097421</text:p>
          </table:table-cell>
        </table:table-row>
        <table:table-row table:style-name="ro1">
          <table:table-cell office:value-type="string" calcext:value-type="string">
            <text:p>Point 4</text:p>
          </table:table-cell>
          <table:table-cell office:value-type="float" office:value="41.3907609565" calcext:value-type="float">
            <text:p>41.3907609565</text:p>
          </table:table-cell>
          <table:table-cell office:value-type="float" office:value="-73.9534516962" calcext:value-type="float">
            <text:p>-73.9534516962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office:value-type="float" office:value="0.0207" calcext:value-type="float">
            <text:p>0.0207</text:p>
          </table:table-cell>
          <table:table-cell office:value-type="string" calcext:value-type="string">
            <text:p>108° 04′ 04″</text:p>
          </table:table-cell>
          <table:table-cell office:value-type="float" office:value="108" calcext:value-type="float">
            <text:p>108</text:p>
          </table:table-cell>
          <table:table-cell table:formula="of:=RADIANS([.F9])" office:value-type="float" office:value="1.88495559215388" calcext:value-type="float">
            <text:p>1.8849555922</text:p>
          </table:table-cell>
          <table:table-cell table:formula="of:=[.G9]-1.5708" office:value-type="float" office:value="0.314155592153876" calcext:value-type="float">
            <text:p>0.3141555922</text:p>
          </table:table-cell>
          <table:table-cell office:value-type="float" office:value="113" calcext:value-type="float">
            <text:p>113</text:p>
          </table:table-cell>
          <table:table-cell office:value-type="float" office:value="298" calcext:value-type="float">
            <text:p>298</text:p>
          </table:table-cell>
          <table:table-cell table:formula="of:=[.J9]-180" office:value-type="float" office:value="118" calcext:value-type="float">
            <text:p>118</text:p>
          </table:table-cell>
          <table:table-cell office:value-type="float" office:value="-0.849314" calcext:value-type="float">
            <text:p>-0.849314</text:p>
          </table:table-cell>
          <table:table-cell office:value-type="float" office:value="-0.899613" calcext:value-type="float">
            <text:p>-0.899613</text:p>
          </table:table-cell>
          <table:table-cell table:style-name="ce2" table:formula="of:=[.L9]*180/3.141" office:value-type="float" office:value="-48.6712893982808" calcext:value-type="float">
            <text:p>-48.6712893983</text:p>
          </table:table-cell>
          <table:table-cell table:formula="of:=[.M9]*180/3.141" office:value-type="float" office:value="-51.5537535816619" calcext:value-type="float">
            <text:p>-51.5537535817</text:p>
          </table:table-cell>
          <table:table-cell table:formula="of:=[.N9]-[.N7]" office:value-type="float" office:value="70.3509111747851" calcext:value-type="float">
            <text:p>70.3509111748</text:p>
          </table:table-cell>
        </table:table-row>
        <table:table-row table:style-name="ro1">
          <table:table-cell office:value-type="string" calcext:value-type="string">
            <text:p>Point 1</text:p>
          </table:table-cell>
          <table:table-cell office:value-type="float" office:value="41.3907032265" calcext:value-type="float">
            <text:p>41.3907032265</text:p>
          </table:table-cell>
          <table:table-cell office:value-type="float" office:value="-73.9532158181" calcext:value-type="float">
            <text:p>-73.9532158181</text:p>
          </table:table-cell>
          <table:table-cell table:number-columns-repeated="10"/>
          <table:table-cell table:style-name="ce2"/>
          <table:table-cell table:number-columns-repeated="2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number-columns-repeated="11"/>
          <table:table-cell table:formula="of:=[.N7]" office:value-type="float" office:value="-119.022200573066" calcext:value-type="float">
            <text:p>-119.0222005731</text:p>
          </table:table-cell>
          <table:table-cell table:formula="of:=[.N3]" office:value-type="float" office:value="51.706876790831" calcext:value-type="float">
            <text:p>51.7068767908</text:p>
          </table:table-cell>
          <table:table-cell table:formula="of:=[.L16]-[.M15]" office:value-type="float" office:value="189.270922636103" calcext:value-type="float">
            <text:p>189.2709226361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5]+360" office:value-type="float" office:value="240.977799426934" calcext:value-type="float">
            <text:p>240.9777994269</text:p>
          </table:table-cell>
          <table:table-cell table:formula="of:=[.N4]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11"/>
          <table:table-cell table:formula="of:=[.N9]" office:value-type="float" office:value="-48.6712893982808" calcext:value-type="float">
            <text:p>-48.6712893983</text:p>
          </table:table-cell>
          <table:table-cell table:formula="of:=[.N5]" office:value-type="float" office:value="164.917610315186" calcext:value-type="float">
            <text:p>164.9176103152</text:p>
          </table:table-cell>
          <table:table-cell table:formula="of:=[.L20]-[.M19]" office:value-type="float" office:value="146.411100286533" calcext:value-type="float">
            <text:p>146.411100286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[.L19]+360" office:value-type="float" office:value="311.328710601719" calcext:value-type="float">
            <text:p>311.3287106017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theta1 = 0.384</text:p>
          </table:table-cell>
          <table:table-cell/>
          <table:table-cell office:value-type="float" office:value="0.384" calcext:value-type="float">
            <text:p>0.384</text:p>
          </table:table-cell>
          <table:table-cell office:value-type="float" office:value="20" calcext:value-type="float">
            <text:p>20</text:p>
          </table:table-cell>
          <table:table-cell table:formula="of:=[.J23]*COS([.I23])" office:value-type="float" office:value="18.5434705669632" calcext:value-type="float">
            <text:p>18.543470567</text:p>
          </table:table-cell>
          <table:table-cell table:formula="of:=[.J23]*SIN([.I23])" office:value-type="float" office:value="7.49264301379483" calcext:value-type="float">
            <text:p>7.492643013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heta2 = 5.044</text:p>
          </table:table-cell>
          <table:table-cell/>
          <table:table-cell office:value-type="float" office:value="5.044" calcext:value-type="float">
            <text:p>5.044</text:p>
          </table:table-cell>
          <table:table-cell office:value-type="float" office:value="20" calcext:value-type="float">
            <text:p>20</text:p>
          </table:table-cell>
          <table:table-cell table:formula="of:=[.J24]*COS([.I24])" office:value-type="float" office:value="6.51133399999903" calcext:value-type="float">
            <text:p>6.511334</text:p>
          </table:table-cell>
          <table:table-cell table:formula="of:=[.J24]*SIN([.I24])" office:value-type="float" office:value="-18.9103815281569" calcext:value-type="float">
            <text:p>-18.910381528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heta3 = 3.543</text:p>
          </table:table-cell>
          <table:table-cell/>
          <table:table-cell office:value-type="float" office:value="3.543" calcext:value-type="float">
            <text:p>3.543</text:p>
          </table:table-cell>
          <table:table-cell office:value-type="float" office:value="20" calcext:value-type="float">
            <text:p>20</text:p>
          </table:table-cell>
          <table:table-cell table:formula="of:=[.J25]*COS([.I25])" office:value-type="float" office:value="-18.4102407108023" calcext:value-type="float">
            <text:p>-18.4102407108</text:p>
          </table:table-cell>
          <table:table-cell table:formula="of:=[.J25]*SIN([.I25])" office:value-type="float" office:value="-7.81428416237333" calcext:value-type="float">
            <text:p>-7.814284162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heta4 = 1.885</text:p>
          </table:table-cell>
          <table:table-cell/>
          <table:table-cell office:value-type="float" office:value="1.885" calcext:value-type="float">
            <text:p>1.885</text:p>
          </table:table-cell>
          <table:table-cell office:value-type="float" office:value="20" calcext:value-type="float">
            <text:p>20</text:p>
          </table:table-cell>
          <table:table-cell table:formula="of:=[.J26]*COS([.I26])" office:value-type="float" office:value="-6.1811845688333" calcext:value-type="float">
            <text:p>-6.1811845688</text:p>
          </table:table-cell>
          <table:table-cell table:formula="of:=[.J26]*SIN([.I26])" office:value-type="float" office:value="19.0208558515651" calcext:value-type="float">
            <text:p>19.020855851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ag = 20</text:p>
          </table:table-cell>
          <table:table-cell/>
          <table:table-cell office:value-type="string" calcext:value-type="string">
            <text:p>mag = 20</text:p>
          </table:table-cell>
          <table:table-cell/>
          <table:table-cell office:value-type="float" office:value="18.5434705669632" calcext:value-type="float">
            <text:p>18.543470567</text:p>
          </table:table-cell>
          <table:table-cell office:value-type="float" office:value="7.49264301379483" calcext:value-type="float">
            <text:p>7.492643013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14:20:51.324092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16:16:00.662932931</dc:date>
    <meta:generator>LibreOffice/4.2.8.2$Linux_X86_64 LibreOffice_project/420m0$Build-2</meta:generator>
    <meta:editing-duration>P0D</meta:editing-duration>
    <meta:editing-cycles>5</meta:editing-cycles>
    <meta:document-statistic meta:table-count="2" meta:cell-count="37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2.K23:Sheet2.L26" svg:x="0.32cm" svg:y="0.18cm" svg:width="12.561cm" svg:height="8.64cm">
          <chartooo:coordinate-region svg:x="0.558cm" svg:y="0.379cm" svg:width="12.13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3:Sheet2.L26" chart:class="chart:scatter">
            <chart:domain table:cell-range-address="Sheet2.K23:Sheet2.K26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434705669632">
                <text:p>18.5434705669632</text:p>
                <draw:g>
                  <svg:desc>Sheet2.K23:Sheet2.K26</svg:desc>
                </draw:g>
              </table:table-cell>
              <table:table-cell office:value-type="float" office:value="7.49264301379483">
                <text:p>7.49264301379483</text:p>
                <draw:g>
                  <svg:desc>Sheet2.L23:Sheet2.L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1133399999903">
                <text:p>6.51133399999903</text:p>
              </table:table-cell>
              <table:table-cell office:value-type="float" office:value="-18.9103815281569">
                <text:p>-18.910381528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4102407108023">
                <text:p>-18.4102407108023</text:p>
              </table:table-cell>
              <table:table-cell office:value-type="float" office:value="-7.81428416237333">
                <text:p>-7.8142841623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1811845688333">
                <text:p>-6.1811845688333</text:p>
              </table:table-cell>
              <table:table-cell office:value-type="float" office:value="19.0208558515651">
                <text:p>19.02085585156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01cm" svg:y="4.201cm" style:legend-expansion="high" chart:style-name="ch2"/>
        <chart:plot-area chart:style-name="ch3" table:cell-range-address="Sheet2.K23:Sheet2.L27" svg:x="0.32cm" svg:y="0.18cm" svg:width="12.561cm" svg:height="8.64cm">
          <chartooo:coordinate-region svg:x="0.558cm" svg:y="0.379cm" svg:width="12.136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L23:Sheet2.L27" chart:class="chart:scatter">
            <chart:domain table:cell-range-address="Sheet2.K23:Sheet2.K27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8.5434705669632">
                <text:p>18.5434705669632</text:p>
                <draw:g>
                  <svg:desc>Sheet2.K23:Sheet2.K27</svg:desc>
                </draw:g>
              </table:table-cell>
              <table:table-cell office:value-type="float" office:value="7.49264301379483">
                <text:p>7.49264301379483</text:p>
                <draw:g>
                  <svg:desc>Sheet2.L23:Sheet2.L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.51133399999903">
                <text:p>6.51133399999903</text:p>
              </table:table-cell>
              <table:table-cell office:value-type="float" office:value="-18.9103815281569">
                <text:p>-18.9103815281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8.4102407108023">
                <text:p>-18.4102407108023</text:p>
              </table:table-cell>
              <table:table-cell office:value-type="float" office:value="-7.81428416237333">
                <text:p>-7.81428416237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6.1811845688333">
                <text:p>-6.1811845688333</text:p>
              </table:table-cell>
              <table:table-cell office:value-type="float" office:value="19.0208558515651">
                <text:p>19.0208558515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434705669632">
                <text:p>18.5434705669632</text:p>
              </table:table-cell>
              <table:table-cell office:value-type="float" office:value="7.49264301379483">
                <text:p>7.49264301379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